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5610_L.jpg=</text:p>
      <text:p text:style-name="Standard">400.</text:p>
      <text:p text:style-name="Standard">Sunt xxvii</text:p>
      <text:p text:style-name="Standard">Lune prima octobris capitulantibus dominis</text:p>
      <text:p text:style-name="Standard">Victri</text:p>
      <text:p text:style-name="Standard">Succentore</text:p>
      <text:p text:style-name="Standard">Pion</text:p>
      <text:p text:style-name="Standard">Paillard</text:p>
      <text:p text:style-name="Standard">Cancellario</text:p>
      <text:p text:style-name="Standard">Fraxinis</text:p>
      <text:p text:style-name="Standard">Parenti</text:p>
      <text:p text:style-name="Standard">Boullardi</text:p>
      <text:p text:style-name="Standard">Penitenciario</text:p>
      <text:p text:style-name="Standard">Aguenin</text:p>
      <text:p text:style-name="Standard">Bastardi</text:p>
      <text:p text:style-name="Standard">Chacy</text:p>
      <text:p text:style-name="Standard">Mondidier</text:p>
      <text:p text:style-name="Standard">Breton</text:p>
      <text:p text:style-name="Standard">Haultny</text:p>
      <text:p text:style-name="Standard">Jerson</text:p>
      <text:p text:style-name="Standard">Cotin</text:p>
      <text:p text:style-name="Standard">De Croces</text:p>
      <text:p text:style-name="Standard">Monnet</text:p>
      <text:p text:style-name="Standard">Gaillon</text:p>
      <text:p text:style-name="Standard">Despars } excusatis</text:p>
      <text:p text:style-name="Standard">Fourbeur</text:p>
      <text:p text:style-name="Standard">Barre</text:p>
      <text:p text:style-name="Standard">Luillier</text:p>
      <text:p text:style-name="Standard">P Thomas}</text:p>
      <text:p text:style-name="Standard">Du Drac</text:p>
      <text:p text:style-name="Standard">Sohier</text:p>
      <text:p text:style-name="Standard">Nicolas Bertin a adjourné messeigneurs a demain a cause de l'ostel Dieu</text:p>
      <text:p text:style-name="Standard">de Paris contre maistre Pierre Turpin pour avoir par rachat</text:p>
      <text:p text:style-name="Standard">Hodie Guillelmus Coulon significat capitulo ipsum arrestavisse in manu regis</text:p>
      <text:p text:style-name="Standard">ad requestam Petri Pilastre molendinum Capituli et hoc pro xii £. par.</text:p>
      <text:p text:style-name="Standard">per licteras condempnatorias Super quo dictum est magistro Martino de Fraxinis</text:p>
      <text:p text:style-name="Standard"><text:soft-page-break/>ibidem presenti quod ipse vocato secum camerario clerico videat hujusmodi condempnacionem</text:p>
      <text:p text:style-name="Standard">et munimenta ad hoc pertinentes / et refferat</text:p>
      <text:p text:style-name="Standard">Magister Jo. Paillard et Camerarius clericus component cum Jacobo</text:p>
      <text:p text:style-name="Standard">Derpy et Jo. Petite Noysecte super eo quod ipsi offerunt solum</text:p>
      <text:p text:style-name="Standard">iiiior scuta auri de et pro summa xx £. p. in quibus tenentur obligati</text:p>
      <text:p text:style-name="Standard">Commissi ad tractandum</text:p>
      <text:p text:style-name="Standard">cum Ja. Dei Py et Jo. Capitulo racione fructuum cure sancti Christofori perceptorum per dictum Petite</text:p>
      <text:p text:style-name="Standard">Petite Noysecte Noysecte de tempore quo ipse erat tunc curatus loci / quia non erat</text:p>
      <text:p text:style-name="Standard">in sacris Et capient magister quam poterunt ab eisdem ultra dicta</text:p>
      <text:p text:style-name="Standard">iiiior scuta pro satisficiendo dicto Pilastre de hujusmodi condempnacione seu</text:p>
      <text:p text:style-name="Standard">arresto.</text:p>
      <text:p text:style-name="Standard">Hodie domini constituerunt et ordinaverunt procuratorem collegii</text:p>
      <text:p text:style-name="Standard">Forteti magistros Guillelmum Aymery bursarium dicti collegii loco magistri</text:p>
      <text:p text:style-name="Standard">Constitucio</text:p>
      <text:p text:style-name="Standard">Procuratorium</text:p>
      <text:p text:style-name="Standard">P. de Mon nuper procurator dicti collegii qui propter hoc se desistit.</text:p>
      <text:p text:style-name="Standard">collegii Forteri</text:p>
      <text:p text:style-name="Standard">Et hoc de consensu magistri dicti collegii ibidem presenti Et habuit</text:p>
      <text:p text:style-name="Standard">super hoc licteram capituli videlicet licteram procuratoriam</text:p>
      <text:p text:style-name="Standard">adjournement</text:p>
      <text:p text:style-name="Standard">arrestum</text:p>
      <text:p text:style-name="Standard">molendinorum</text:p>
      <text:p text:style-name="Standard">v</text:p>
      <text:p text:style-name="Standard">o</text:p>
      <text:p text:style-name="Standard">=FRAN_0393_05611_L.jpg=</text:p>
      <text:p text:style-name="Standard">CCCC liii.</text:p>
      <text:p text:style-name="Standard">Mercurii iiia octobris capitulantibus dominis.</text:p>
      <text:p text:style-name="Standard">Succentore</text:p>
      <text:p text:style-name="Standard">Cancellario</text:p>
      <text:p text:style-name="Standard">Mondidier</text:p>
      <text:p text:style-name="Standard">Fraxinis</text:p>
      <text:p text:style-name="Standard">Penitenciario</text:p>
      <text:p text:style-name="Standard">Paillard</text:p>
      <text:p text:style-name="Standard">Chacy</text:p>
      <text:p text:style-name="Standard">Aguenin</text:p>
      <text:p text:style-name="Standard">P Thomas</text:p>
      <text:p text:style-name="Standard"><text:soft-page-break/>Breton</text:p>
      <text:p text:style-name="Standard">Parenti</text:p>
      <text:p text:style-name="Standard">Boullardi</text:p>
      <text:p text:style-name="Standard">Jerson</text:p>
      <text:p text:style-name="Standard">Bastardi</text:p>
      <text:p text:style-name="Standard">Cotin</text:p>
      <text:p text:style-name="Standard">Monnet</text:p>
      <text:p text:style-name="Standard">Haultny extra</text:p>
      <text:p text:style-name="Standard">Gaillon</text:p>
      <text:p text:style-name="Standard">Fourbeur</text:p>
      <text:p text:style-name="Standard">Du Drac</text:p>
      <text:p text:style-name="Standard">Barre</text:p>
      <text:p text:style-name="Standard">Despars</text:p>
      <text:p text:style-name="Standard">De Croces</text:p>
      <text:p text:style-name="Standard">Luillier</text:p>
      <text:p text:style-name="Standard">excusatis</text:p>
      <text:p text:style-name="Standard">Victri</text:p>
      <text:p text:style-name="Standard">Sohier</text:p>
      <text:p text:style-name="Standard">Pion</text:p>
      <text:p text:style-name="Standard">Adjournement</text:p>
      <text:p text:style-name="Standard">Jehan Euson adjourné messeigneurs a samedi contre les religieux de Saint</text:p>
      <text:p text:style-name="Standard">Magloire a oïr une sommacion denonciacion et requeste</text:p>
      <text:p text:style-name="Standard">Audita relacione Camerarii qui retulit fore neccessarirum facere certas</text:p>
      <text:p text:style-name="Standard">reparaciones in tribus molendinis supa magnum pontem et in domo</text:p>
      <text:p text:style-name="Standard">De repacionibus molendinorum Aznii rigati juxta parvisium videlicet de plombo de tegula et de goutieres</text:p>
      <text:p text:style-name="Standard">et domorum faciendum Cui injuctum est quod ipse faciat fieri ipsas neccessarias reparaciones eciam</text:p>
      <text:p text:style-name="Standard">in domo de la Queue de Regnart et de Champrosé.</text:p>
      <text:p text:style-name="Standard">Hodie dominus Jo. Buyer peciit et requisivit habere porcionem suam ad</text:p>
      <text:p text:style-name="Standard">Buyer pro</text:p>
      <text:p text:style-name="Standard">Cons la ville</text:p>
      <text:p text:style-name="Standard">causam sue capellanie Sancti Marcialis in ecclesia Par. de certis peccuniis debitis</text:p>
      <text:p text:style-name="Standard">apud Combisvillam Super quo nichil actum est</text:p>
      <text:p text:style-name="Standard">Super requesta m. Ste. Mondidier canonicus Par. petentis provisionis de</text:p>
      <text:p text:style-name="Standard">Ste. de</text:p>
      <text:p text:style-name="Standard">Montdidier</text:p>
      <text:p text:style-name="Standard"><text:soft-page-break/>certain esgout existentem inter domum suam et canonicos Sancti Dyonisii de Passu</text:p>
      <text:p text:style-name="Standard">responsum est eidem quod faciat visitari per juratos ecclesie huiusmodi negocium</text:p>
      <text:p text:style-name="Standard">in</text:p>
      <text:p text:style-name="Standard">vocatis m. T. de Victri et nonnullis dictorum canonicorum et eciam domino Par. episcopo</text:p>
      <text:p text:style-name="Standard">Commissi pro facto.</text:p>
      <text:p text:style-name="Standard">Succentore</text:p>
      <text:p text:style-name="Standard">G. Guiardi</text:p>
      <text:p text:style-name="Standard">Fraxinis</text:p>
      <text:p text:style-name="Standard">commictuntur ad inquirendum de veritate negocii pro facto P.</text:p>
      <text:p text:style-name="Standard">Camerarius</text:p>
      <text:p text:style-name="Standard">Pilastre . et G. Guiardi ac eciam m. Ja. Barre ob cujus</text:p>
      <text:p text:style-name="Standard">causam est hic altercacio inter capitulum et dictum Barre pro vinis</text:p>
      <text:p text:style-name="Standard">dicti Guiardi.</text:p>
      <text:p text:style-name="Standard">Presentetur ex parte capituli domino Archiepiscopo Senonensis ad parrochialem ecclesiam de Marcello</text:p>
      <text:p text:style-name="Standard">dominus Gilbertus de Marmoti presbyter diocesis Bicturensis dum vacabit per resignacionem</text:p>
      <text:p text:style-name="Standard">Presentacio ad</text:p>
      <text:p text:style-name="Standard">Curam de Marcello</text:p>
      <text:p text:style-name="Standard">simplicem domini G. Grantsire aut ejus procuratoris etc ultimi possessoris ejusdem ad quam</text:p>
      <text:p text:style-name="Standard">magister P. de Chacy canonicus Par. existens in suo parvo turno nominavit capitulo dictum Gilbertum</text:p>
      <text:p text:style-name="Standard">sine prejudicio etc. casu quo hujusmodi presentacio non sortiretur effectis et fuit presentatius</text:p>
      <text:p text:style-name="Standard">absque licteras nominacionis dicti Chacy</text:p>
      <text:p text:style-name="Standard">401.</text:p>
      <text:p text:style-name="Standard">.</text:p>
      <text:p text:style-name="Standard">=FRAN_0393_05612_L.jpg=</text:p>
      <text:p text:style-name="Standard">402.</text:p>
      <text:p text:style-name="Standard">Sunt xxv valent</text:p>
      <text:p text:style-name="Standard">xvii s. iiii d.</text:p>
      <text:p text:style-name="Standard">Veneris quinta octobris capitulantibus dominis.</text:p>
      <text:p text:style-name="Standard">Succentore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Chacy</text:p>
      <text:p text:style-name="Standard">Paillardi</text:p>
      <text:p text:style-name="Standard"><text:soft-page-break/>Breton</text:p>
      <text:p text:style-name="Standard">Aguenin</text:p>
      <text:p text:style-name="Standard">Cotin</text:p>
      <text:p text:style-name="Standard">Parenti</text:p>
      <text:p text:style-name="Standard">Gaillon</text:p>
      <text:p text:style-name="Standard">Fourbeur</text:p>
      <text:p text:style-name="Standard">Barre</text:p>
      <text:p text:style-name="Standard">Monnet</text:p>
      <text:p text:style-name="Standard">Du Drac</text:p>
      <text:p text:style-name="Standard">Jerson</text:p>
      <text:p text:style-name="Standard">De Croces</text:p>
      <text:p text:style-name="Standard">Luillier</text:p>
      <text:p text:style-name="Standard">Audita relacione magistrorum Jo. Monneti et Ste. Pion ad hoc commissorum</text:p>
      <text:p text:style-name="Standard">placet dominis quod quedam platea seu masura retro ecclesiam sancti</text:p>
      <text:p text:style-name="Standard">Germani veteris in vico de l'Erberie existens in censiva sancti Eligii</text:p>
      <text:p text:style-name="Standard">De quadam platea</text:p>
      <text:p text:style-name="Standard">Super qua religiosi domus Dei solebant percipere xl s. p. redditus tradatur</text:p>
      <text:p text:style-name="Standard">tradita per religiosios</text:p>
      <text:p text:style-name="Standard">per dictos religiosos ut melius et utilius poterunt eidem pro x s. p.</text:p>
      <text:p text:style-name="Standard">domus Dei Par.</text:p>
      <text:p text:style-name="Standard">redditus si non possint plus habere gallice $racheb$ rachetables precio</text:p>
      <text:p text:style-name="Standard">xx s. secundum ordinem regis / et hoc quia non est ibidem nisi solum platea</text:p>
      <text:p text:style-name="Standard">que postmodum tradita est magistro Andree Le Roy pro dictis x s. redditus</text:p>
      <text:p text:style-name="Standard">Ad requestam capellani m. Ro. de Fontanis decani Ambianensis</text:p>
      <text:p text:style-name="Standard">et canonici Par. Placet dominis levare eorum manum appositam ne</text:p>
      <text:p text:style-name="Standard">ooo -</text:p>
      <text:p text:style-name="Standard">locagia domus claustralis dicti m. Ro. eidem magistro Ro. traderentur</text:p>
      <text:p text:style-name="Standard">De domo m. Ro.</text:p>
      <text:p text:style-name="Standard">sed exponerentur in reparacionibus dicte domus Tamen domini Succentor et</text:p>
      <text:p text:style-name="Standard">de Fontanis.</text:p>
      <text:p text:style-name="Standard">$vid$ Victri videbunt reparaciones quas ibidem fieri fecit idem</text:p>
      <text:p text:style-name="Standard">capellanus et hoc statim post finem capituli et de hoc se oneraverunt</text:p>
      <text:p text:style-name="Standard">ne</text:p>
      <text:p text:style-name="Standard">idem commissarii</text:p>
      <text:p text:style-name="Standard">Commissi pro processonibus</text:p>
      <text:p text:style-name="Standard">Parenti $mor$ ibunt erga dominum Par. pro processionibus generalibus</text:p>
      <text:p text:style-name="Standard"><text:soft-page-break/>generalibus faciendis</text:p>
      <text:p text:style-name="Standard">Monneti / faciendi ad regraciandum Deo propter aliqua nova que venerunt</text:p>
      <text:p text:style-name="Standard">in capitulo de capcione ville de Casilat et de redicione $no$</text:p>
      <text:p text:style-name="Standard">nonnullarum platearum obediencia domini nostri regis</text:p>
      <text:p text:style-name="Standard">Tradita est hodie in capitulo pro m. Jo. Paillard domino Johanni de</text:p>
      <text:p text:style-name="Standard">G. Guiard</text:p>
      <text:p text:style-name="Standard">Marconnelle camerario clerico presente Sentenciam seu condempnacionem</text:p>
      <text:p text:style-name="Standard">obtentam contra G. Guiart / et certe proclamaciones propter hoc facte pro ipsis execucione</text:p>
      <text:p text:style-name="Standard">demandantis</text:p>
      <text:p text:style-name="Standard">Pion</text:p>
      <text:p text:style-name="Standard">Sohier</text:p>
      <text:p text:style-name="Standard">Fraxinis</text:p>
      <text:p text:style-name="Standard">P Thomas</text:p>
      <text:p text:style-name="Standard">Boullardi</text:p>
      <text:p text:style-name="Standard">Haultny extra</text:p>
      <text:p text:style-name="Standard">Despars excusato</text:p>
      <text:p text:style-name="Standard">=FRAN_0393_05613_L.jpg=</text:p>
      <text:p text:style-name="Standard">Causa</text:p>
      <text:p text:style-name="Standard">Causa</text:p>
      <text:p text:style-name="Standard">CCCC liii.</text:p>
      <text:p text:style-name="Standard">De procuratore ecclesie ad causam officii anniversariorum etc. actore contra Andream</text:p>
      <text:p text:style-name="Standard">de la Cave reum citatum auctoritate apostolica etc. ad lune post martinum hoc in statu</text:p>
      <text:p text:style-name="Standard">cum De Croces et Guerinet</text:p>
      <text:p text:style-name="Standard">De eodem procuratore actore contra m. Ste. Daillant similiter citatum reum ad</text:p>
      <text:p text:style-name="Standard">primam post sanctos in statu cum predictis</text:p>
      <text:p text:style-name="Standard">De eodem actore contra Jo. Asselin reum similiter citatum ad lune in octo</text:p>
      <text:p text:style-name="Standard">ut prius cum dicto de Croces et reo</text:p>
      <text:p text:style-name="Standard">Tradat et solvat Camerarius clericus Petro Pilastre servienti regis in</text:p>
      <text:p text:style-name="Standard">Camerarius clericus</text:p>
      <text:p text:style-name="Standard">Castalleto Par. V. scuta auri per ipsum Pilastre ecclesie petita pro certis</text:p>
      <text:p text:style-name="Standard">Pillastre.</text:p>
      <text:p text:style-name="Standard">proclamacionibus et explectis per ipsum factis occasione hereditagiorum defuncti</text:p>
      <text:p text:style-name="Standard">G. Guiardi</text:p>
      <text:p text:style-name="Standard">Causa</text:p>
      <text:p text:style-name="Standard">xxv.</text:p>
      <text:p text:style-name="Standard">Lune viiia octobris capitulantibus dominis.</text:p>
      <text:p text:style-name="Standard"><text:soft-page-break/>Jo. Succentore</text:p>
      <text:p text:style-name="Standard">Mondidier</text:p>
      <text:p text:style-name="Standard">Sohier</text:p>
      <text:p text:style-name="Standard">R. Cancellario</text:p>
      <text:p text:style-name="Standard">Victri</text:p>
      <text:p text:style-name="Standard">P Thomas</text:p>
      <text:p text:style-name="Standard">T. Penitenciario</text:p>
      <text:p text:style-name="Standard">Paillard</text:p>
      <text:p text:style-name="Standard">Boullardi</text:p>
      <text:p text:style-name="Standard">P. de Chacy</text:p>
      <text:p text:style-name="Standard">Parenti</text:p>
      <text:p text:style-name="Standard">Haultny</text:p>
      <text:p text:style-name="Standard">Britonis</text:p>
      <text:p text:style-name="Standard">Jerson</text:p>
      <text:p text:style-name="Standard">Cotin</text:p>
      <text:p text:style-name="Standard">Monneti</text:p>
      <text:p text:style-name="Standard">Despars</text:p>
      <text:p text:style-name="Standard">excusatis</text:p>
      <text:p text:style-name="Standard">Gaillon</text:p>
      <text:p text:style-name="Standard">Luillier</text:p>
      <text:p text:style-name="Standard">Barre</text:p>
      <text:p text:style-name="Standard">Fourbeur</text:p>
      <text:p text:style-name="Standard">Du Drac</text:p>
      <text:p text:style-name="Standard">Fraxinis</text:p>
      <text:p text:style-name="Standard">de Croces</text:p>
      <text:p text:style-name="Standard">Pion</text:p>
      <text:p text:style-name="Standard">Hodie m. V. De Croces dixit dominis quod provideant cuidem domui magne</text:p>
      <text:p text:style-name="Standard">De magna domo ad</text:p>
      <text:p text:style-name="Standard">existenti ad portum Sancti Landerici in qua nunc moratur m. R. Le Fourbeur</text:p>
      <text:p text:style-name="Standard">portum Sancti Landerici</text:p>
      <text:p text:style-name="Standard">in qua arrestantur Batelli . que indiget provisione cuiquidem magistro V. officiario</text:p>
      <text:p text:style-name="Standard">anniversariorum preceptum est quod provideat diligenter vocatis operariis.</text:p>
      <text:p text:style-name="Standard">403.</text:p>
      <text:p text:style-name="Standard">=FRAN_0393_05614_L.jpg=</text:p>
      <text:p text:style-name="Standard">Derino Jo.</text:p>
      <text:p text:style-name="Standard">Buyer</text:p>
      <text:p text:style-name="Standard"><text:soft-page-break/>404.</text:p>
      <text:p text:style-name="Standard">Super requesta domini Jo. Buyer presbytri alterius capellanorum ad altare</text:p>
      <text:p text:style-name="Standard">no</text:p>
      <text:p text:style-name="Standard">Sancti Marcialis in ecclesia Par. petentis provisionem seu solucionem</text:p>
      <text:p text:style-name="Standard">dicte sue capellanie apud Combisvillam. dictus officiarius videlicet magister</text:p>
      <text:p text:style-name="Standard">V. De Croces et m. Jo. Paillardi videbunt fundacionem dicte sue</text:p>
      <text:p text:style-name="Standard">capellanie et ipsa visa et raportata providebitur sibi.</text:p>
      <text:p text:style-name="Standard">Me</text:p>
      <text:p text:style-name="Standard">De Johanne Le Tellier dicto Le Breton serviente regis qui nuper</text:p>
      <text:p text:style-name="Standard">De Jo. Le Tellier</text:p>
      <text:p text:style-name="Standard">fuit prisionarius in prisionarium capituli et in processu coram camerario layco</text:p>
      <text:p text:style-name="Standard">alias Le Breton</text:p>
      <text:p text:style-name="Standard">capituli propter infractionem immunitatis Claustri per ipsum nuper</text:p>
      <text:p text:style-name="Standard">factam et in loco Sancto Visa ejus confessione hic exhibita</text:p>
      <text:p text:style-name="Standard">quam fecit coram dicto Camerario ordinatum est quod ipse condempnabitur</text:p>
      <text:p text:style-name="Standard">per dictum camerarium ad emendam hujusmodi delictum videlicet in C. £.</text:p>
      <text:p text:style-name="Standard">secundum tenorem privilegiorum regalium que emenda sibi moderabitur</text:p>
      <text:p text:style-name="Standard">Et hoc est propter manummissam in personam cujusdam P. Le Fevre</text:p>
      <text:p text:style-name="Standard">ante et prope magnum portale versus claustrum</text:p>
      <text:p text:style-name="Standard">Quia prout relatum est in capitulo Par. Scabini ville Par. conquerunt</text:p>
      <text:p text:style-name="Standard">De immundiciis</text:p>
      <text:p text:style-name="Standard">non portandis</text:p>
      <text:p text:style-name="Standard">de pluribus dominis canonici qui facint portare et jactare inmundicias</text:p>
      <text:p text:style-name="Standard">suarum domorum claustralium in repperia Seccane sic quod $ipsa$ aqua secane</text:p>
      <text:p text:style-name="Standard">non potest habere suum cursum plenarie Conclusum est concorditer per omnes</text:p>
      <text:p text:style-name="Standard">dominos canonicos presentes in capitulo quod quicumque de cetero fecerit portare et jactare</text:p>
      <text:p text:style-name="Standard">aut permiserit sic facere tales immundaciones per suos servitores ipse</text:p>
      <text:p text:style-name="Standard">condempnabitur et solvet emendam fabrice ecclesie Par. videlicet x. s</text:p>
      <text:p text:style-name="Standard">Et arrestabuntur panis capituli et distribuciones illius canonici</text:p>
      <text:p text:style-name="Standard">solverut dictos x s. p . Tamen servitor ille qui hoc fecerit detineberi</text:p>
      <text:p text:style-name="Standard">propter illam causam seu offensam et si non possit detineri magister sunit</text:p>
      <text:p text:style-name="Standard">videlicet canonicus tenebitur illam emendam solvere . propter quod preceptum est in capituli</text:p>
      <text:p text:style-name="Standard">du Chastenet hostiario et Jeaulario capituli propter hoc in capitulo mandato</text:p>
      <text:p text:style-name="Standard">quod istam ordinacionem vadat incontinenti significare in qualibet</text:p>
      <text:p text:style-name="Standard">domo canonici tam magistris quam servitoribus / quod sit fecit ut trado.</text:p>
      <text:p text:style-name="Standard">=FRAN_0393_05615_L.jpg=</text:p>
      <text:p text:style-name="Standard"><text:soft-page-break/>cccc liii.</text:p>
      <text:p text:style-name="Standard">Mercurii xa octobris Capitulantibus dominis</text:p>
      <text:p text:style-name="Standard">Jo. Succentore</text:p>
      <text:p text:style-name="Standard">De Croces</text:p>
      <text:p text:style-name="Standard">Pion</text:p>
      <text:p text:style-name="Standard">R. Cancellario</text:p>
      <text:p text:style-name="Standard">Mondidier</text:p>
      <text:p text:style-name="Standard">Sohier</text:p>
      <text:p text:style-name="Standard">T. Penitenciario</text:p>
      <text:p text:style-name="Standard">Victri</text:p>
      <text:p text:style-name="Standard">Boullardi</text:p>
      <text:p text:style-name="Standard">Chacy</text:p>
      <text:p text:style-name="Standard">Paillard</text:p>
      <text:p text:style-name="Standard">Fraxinis</text:p>
      <text:p text:style-name="Standard">Breton</text:p>
      <text:p text:style-name="Standard">Parenti</text:p>
      <text:p text:style-name="Standard">Burdelot</text:p>
      <text:p text:style-name="Standard">Cotin</text:p>
      <text:p text:style-name="Standard">Aguenin</text:p>
      <text:p text:style-name="Standard">Boucher</text:p>
      <text:p text:style-name="Standard">Gaillon</text:p>
      <text:p text:style-name="Standard">Jerson</text:p>
      <text:p text:style-name="Standard">Despars</text:p>
      <text:p text:style-name="Standard">Barre</text:p>
      <text:p text:style-name="Standard">Monnet</text:p>
      <text:p text:style-name="Standard">Po. Thomas</text:p>
      <text:p text:style-name="Standard">excusato</text:p>
      <text:p text:style-name="Standard">Haultny</text:p>
      <text:p text:style-name="Standard">Fourbeur</text:p>
      <text:p text:style-name="Standard">Du Drac</text:p>
      <text:p text:style-name="Standard">Luillier</text:p>
      <text:p text:style-name="Standard">Dictum est Camerario clerico quod ebdomadarius obituum debet solvere missam</text:p>
      <text:p text:style-name="Standard">que hodie fuit celebrata de nostra domina pro Cassot</text:p>
      <text:p text:style-name="Standard">Audita relacione m. R. Hauny domini sunt oppinionis quod visitetur</text:p>
      <text:p text:style-name="Standard">De molendino</text:p>
      <text:p text:style-name="Standard">molendinum ad ventum de Andresiaco quod nunc est ruinosum et</text:p>
      <text:p text:style-name="Standard"><text:soft-page-break/>de Andresiaco</text:p>
      <text:p text:style-name="Standard">sciatur quantum poterit valere ipso reparato et quantum reparaciones poterunt</text:p>
      <text:p text:style-name="Standard">ascendere / Et ad hoc deputantur Cancellarius. Du Drac et De Croces.</text:p>
      <text:p text:style-name="Standard">Missa</text:p>
      <text:p text:style-name="Standard">de Cassot</text:p>
      <text:p text:style-name="Standard">405</text:p>
      <text:p text:style-name="Standard">xxv.</text:p>
      <text:p text:style-name="Standard">Veneris xii. octobris capitulantibus dominis</text:p>
      <text:p text:style-name="Standard">R. Cancellario</text:p>
      <text:p text:style-name="Standard">De Croces</text:p>
      <text:p text:style-name="Standard">Sohier</text:p>
      <text:p text:style-name="Standard">T. Penitenciario</text:p>
      <text:p text:style-name="Standard">Mondidier</text:p>
      <text:p text:style-name="Standard">P. Thomas</text:p>
      <text:p text:style-name="Standard">Boullardi</text:p>
      <text:p text:style-name="Standard">Chacy</text:p>
      <text:p text:style-name="Standard">Victry</text:p>
      <text:p text:style-name="Standard">Breton</text:p>
      <text:p text:style-name="Standard">Agenin</text:p>
      <text:p text:style-name="Standard">Fraxinis</text:p>
      <text:p text:style-name="Standard">Cotin</text:p>
      <text:p text:style-name="Standard">Jerson</text:p>
      <text:p text:style-name="Standard">Paillard</text:p>
      <text:p text:style-name="Standard">Despars / excusatio</text:p>
      <text:p text:style-name="Standard">Gaillon</text:p>
      <text:p text:style-name="Standard">Monneti</text:p>
      <text:p text:style-name="Standard">Parenti</text:p>
      <text:p text:style-name="Standard">Barre</text:p>
      <text:p text:style-name="Standard">Fourbeur</text:p>
      <text:p text:style-name="Standard">Hauny</text:p>
      <text:p text:style-name="Standard">Luillier</text:p>
      <text:p text:style-name="Standard">Du Drac</text:p>
      <text:p text:style-name="Standard">Pion</text:p>
      <text:p text:style-name="Standard">Adjournement</text:p>
      <text:p text:style-name="Standard">Deinsot le Rond a adjourné messeigneurs a demain contre Jehan du Fossé</text:p>
      <text:p text:style-name="Standard">procureur ou Chastellet de Paris sur ii. deffaults</text:p>
      <text:p text:style-name="Standard"><text:soft-page-break/>=FRAN_0393_05616_L.jpg=</text:p>
      <text:p text:style-name="Standard">de quadam domum apud</text:p>
      <text:p text:style-name="Standard">Tradat magister V. de Croces canonicus et officiarius etc. quandam masuram apud</text:p>
      <text:p text:style-name="Standard">Baigneux</text:p>
      <text:p text:style-name="Standard">Balneolas existentem de qua ipse hic locutus est ut melius poterit</text:p>
      <text:p text:style-name="Standard">ᗞe compoto m. puerorum Cancellarius }</text:p>
      <text:p text:style-name="Standard">audient compotum m. ᗅ. magistri cantus puerorum</text:p>
      <text:p text:style-name="Standard">chori commissi</text:p>
      <text:p text:style-name="Standard">Penitenciarius</text:p>
      <text:p text:style-name="Standard">chori ecclesie Par. pro isto anno</text:p>
      <text:p text:style-name="Standard">Hodie capitulantibus et congregatis prefatis dominis videlicet Cancellario penitenciario</text:p>
      <text:p text:style-name="Standard">Chacy Breton Barre ᗞe Croces Pion P Thomas Victri Fourbeur</text:p>
      <text:p text:style-name="Standard">et nonnullis aliis dominis canonicis in capitulo Par. in presencia notariorum</text:p>
      <text:p text:style-name="Standard">De Jo. Le Tellier alias</text:p>
      <text:p text:style-name="Standard">publicorum infrascriptorum videlicet m. Jo. Angot et G. de Rivery / et testium subscriptorum</text:p>
      <text:p text:style-name="Standard">Le Breton</text:p>
      <text:p text:style-name="Standard">ad hoc vocatorum personaliter comparens Johannes Le Tellier dictus Le Breton serviens</text:p>
      <text:p text:style-name="Standard">regis ad virgam in Castalleto Par. qui nuper fuerat incarceratus prisionarius</text:p>
      <text:p text:style-name="Standard">in cartceribus dicti capituli et ab eisdem carceribus de mandato et ordinacione</text:p>
      <text:p text:style-name="Standard">dicti capituli elargitus ut dicebatur pro eo quod ipse nuper in libertate et</text:p>
      <text:p text:style-name="Standard">franchisia ecclesie Par. et in claustro ejusdem in loco sancto et exempto</text:p>
      <text:p text:style-name="Standard">manus apposuerat in personam cujusdam Petri le Fevre alias Poucin et</text:p>
      <text:p text:style-name="Standard">servientis regis et quia ipsum Petrum voluerat trahere et ducere prisionarium in dicto</text:p>
      <text:p text:style-name="Standard">Castalleto par. Et ob hoc immmunitatem dicti claustri hoc faciendo</text:p>
      <text:p text:style-name="Standard">dicte ecclesie infringerat Et propter hoc ipse Jo. Le Breton recognoscens malum</text:p>
      <text:p text:style-name="Standard">fecisse hoc faciendo peciit et requisivit a prefatis dominis capitulantibus humiliter</text:p>
      <text:p text:style-name="Standard">de hujusmodi offensa veniam seu indulgenciam Et emendavit sponte</text:p>
      <text:p text:style-name="Standard">in manu dicti domini Cancellarii tunc ibidem presidentis nomine dicti capituli hujusmodi</text:p>
      <text:p text:style-name="Standard">offensam secundum tenorem et formam privilegiorum regalium eidem ecclesie et</text:p>
      <text:p text:style-name="Standard">dicto capitulo per reges concessorum que est de c. l. p. quam summam</text:p>
      <text:p text:style-name="Standard">quilibet quicumque commictit dictam offensam videlicet infringendo dictam</text:p>
      <text:p text:style-name="Standard">immunitatem tenetur solvere dicte ecclesie seu cupitulo prout in licteris regis</text:p>
      <text:p text:style-name="Standard">super hoc concessis et confectis lacius continetur presentibus ad hoc dominis Johanne de</text:p>
      <text:p text:style-name="Standard">Marconnelle Petro Morain presbyteris in dicta ecclesia beneficiatis et Petro</text:p>
      <text:p text:style-name="Standard">Milet clerico electorum ville Par. testibus ad hoc vocatis de quibus premissis</text:p>
      <text:p text:style-name="Standard">prefati domini pecierunt sibi fieri et tradi unum aut plura instrumenta publica</text:p>
      <text:p text:style-name="Standard"><text:soft-page-break/>406.</text:p>
      <text:p text:style-name="Standard">=FRAN_0393_05617_L.jpg=</text:p>
      <text:p text:style-name="Standard">Lunl xv. ocatarim apituantibus dominis</text:p>
      <text:p text:style-name="Standard">R. Cancellario</text:p>
      <text:p text:style-name="Standard">Mondidier</text:p>
      <text:p text:style-name="Standard">T. Penitenciario</text:p>
      <text:p text:style-name="Standard">Victri</text:p>
      <text:p text:style-name="Standard">Chacy</text:p>
      <text:p text:style-name="Standard">Aguenin</text:p>
      <text:p text:style-name="Standard">Breton</text:p>
      <text:p text:style-name="Standard">Parenti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Fourbeur</text:p>
      <text:p text:style-name="Standard">Haultny</text:p>
      <text:p text:style-name="Standard">Luillier</text:p>
      <text:p text:style-name="Standard">De Croces</text:p>
      <text:p text:style-name="Standard">Ad requestam domini Johannis Cormont alterius curatorum Sancti Johannis</text:p>
      <text:p text:style-name="Standard">Rotundi in ecclesia Par. Dati sunt commissarii ad visitandum domum suam</text:p>
      <text:p text:style-name="Standard">presbyteralem et refferendum magistri V. De Croces . et Ste. Pion canonici Par. vocato</text:p>
      <text:p text:style-name="Standard">Magistro Jo. James jurato ecclesie.</text:p>
      <text:p text:style-name="Standard">Preceptum est magistro V. de Croces quod faciat execucionem contra P.</text:p>
      <text:p text:style-name="Standard">ᗞe P. de Saulx</text:p>
      <text:p text:style-name="Standard">de Saulx de hiis que debet ecclesie racione xii. scutorum auri redditus</text:p>
      <text:p text:style-name="Standard">venditorum per eum ecclesie . et hoc post vindemias proxime</text:p>
      <text:p text:style-name="Standard">cccc liii</text:p>
      <text:p text:style-name="Standard">domino Johanne</text:p>
      <text:p text:style-name="Standard">ᑕormont</text:p>
      <text:p text:style-name="Standard">Pion</text:p>
      <text:p text:style-name="Standard">Sohier</text:p>
      <text:p text:style-name="Standard">P. Thomas</text:p>
      <text:p text:style-name="Standard">Boullardi</text:p>
      <text:p text:style-name="Standard">Fraxinis</text:p>
      <text:p text:style-name="Standard"><text:soft-page-break/>Paillard</text:p>
      <text:p text:style-name="Standard">Despars excusato</text:p>
      <text:p text:style-name="Standard">407.</text:p>
      <text:p text:style-name="Standard">Mercurii xvii octobris capitulantibus dominis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Chacy</text:p>
      <text:p text:style-name="Standard">Paillard</text:p>
      <text:p text:style-name="Standard">Breton</text:p>
      <text:p text:style-name="Standard">Aguenin</text:p>
      <text:p text:style-name="Standard">Cotin</text:p>
      <text:p text:style-name="Standard">Monnet</text:p>
      <text:p text:style-name="Standard">Gaillon</text:p>
      <text:p text:style-name="Standard">Jerson</text:p>
      <text:p text:style-name="Standard">Barre</text:p>
      <text:p text:style-name="Standard">Luillier</text:p>
      <text:p text:style-name="Standard">Haultny</text:p>
      <text:p text:style-name="Standard">Fourbeur</text:p>
      <text:p text:style-name="Standard">De Croces</text:p>
      <text:p text:style-name="Standard">Sohier</text:p>
      <text:p text:style-name="Standard">De Croces</text:p>
      <text:p text:style-name="Standard">commictuntur ad loquendum cum priore Sancti $Laure$ Lazari</text:p>
      <text:p text:style-name="Standard">Paillardi }</text:p>
      <text:p text:style-name="Standard">Fraxinis</text:p>
      <text:p text:style-name="Standard">pro facto modii grani et cujusdam tractandum appunctuandum</text:p>
      <text:p text:style-name="Standard">et refferendum</text:p>
      <text:p text:style-name="Standard">Pion</text:p>
      <text:p text:style-name="Standard">P. Thomas</text:p>
      <text:p text:style-name="Standard">Boullard</text:p>
      <text:p text:style-name="Standard">Fraxinis</text:p>
      <text:p text:style-name="Standard">Parenti infirmo</text:p>
      <text:p text:style-name="Standard">Despars</text:p>
      <text:p text:style-name="Standard">Burdelot</text:p>
      <text:p text:style-name="Standard">} excusatis</text:p>
      <text:p text:style-name="Standard"><text:soft-page-break/>ᗞe priore sancti</text:p>
      <text:p text:style-name="Standard">Lazarii</text:p>
      <text:p text:style-name="Standard">=FRAN_0393_05618_L.jpg=</text:p>
      <text:p text:style-name="Standard">408.</text:p>
      <text:p text:style-name="Standard">Veneris xix octobris capitulantibus dominis</text:p>
      <text:p text:style-name="Standard">Cancellario</text:p>
      <text:p text:style-name="Standard">Mondidier</text:p>
      <text:p text:style-name="Standard">Fourbeur</text:p>
      <text:p text:style-name="Standard">Chacy</text:p>
      <text:p text:style-name="Standard">Victri</text:p>
      <text:p text:style-name="Standard">Sohier</text:p>
      <text:p text:style-name="Standard">Breton</text:p>
      <text:p text:style-name="Standard">Cotin</text:p>
      <text:p text:style-name="Standard">Aguenin</text:p>
      <text:p text:style-name="Standard">Pion</text:p>
      <text:p text:style-name="Standard">Gaillon</text:p>
      <text:p text:style-name="Standard">Paillard</text:p>
      <text:p text:style-name="Standard">Fraxinis</text:p>
      <text:p text:style-name="Standard">Barre</text:p>
      <text:p text:style-name="Standard">Jerson</text:p>
      <text:p text:style-name="Standard">Boullardi</text:p>
      <text:p text:style-name="Standard">Haultny</text:p>
      <text:p text:style-name="Standard">Parenti</text:p>
      <text:p text:style-name="Standard">Burdelot</text:p>
      <text:p text:style-name="Standard">Du ᗞrac</text:p>
      <text:p text:style-name="Standard">Monnet</text:p>
      <text:p text:style-name="Standard">Despars excusato</text:p>
      <text:p text:style-name="Standard">De Croces</text:p>
      <text:p text:style-name="Standard">Luillier</text:p>
      <text:p text:style-name="Standard">P. Thomas</text:p>
      <text:p text:style-name="Standard">Preceptum est Camerario clerico quod faciat satisfacionem $de logua$ de</text:p>
      <text:p text:style-name="Standard">De Egidio Symonis</text:p>
      <text:p text:style-name="Standard">locagiis domus ᗅzini rigati Egidio Symonis lathomo de xii scutis</text:p>
      <text:p text:style-name="Standard">auri sibi debitis de reparacionibus factis in dicta domo</text:p>
      <text:p text:style-name="Standard">Lune xxii octobris capitulantibus dominis</text:p>
      <text:p text:style-name="Standard">Succentore</text:p>
      <text:p text:style-name="Standard"><text:soft-page-break/>Mondidier</text:p>
      <text:p text:style-name="Standard">Cancellario</text:p>
      <text:p text:style-name="Standard">Victri</text:p>
      <text:p text:style-name="Standard">Penitenciario</text:p>
      <text:p text:style-name="Standard">Parenti</text:p>
      <text:p text:style-name="Standard">Chacy</text:p>
      <text:p text:style-name="Standard">Monnet</text:p>
      <text:p text:style-name="Standard">Breton</text:p>
      <text:p text:style-name="Standard">Fourbeur</text:p>
      <text:p text:style-name="Standard">Cotin</text:p>
      <text:p text:style-name="Standard">Jerson</text:p>
      <text:p text:style-name="Standard">Gaillon</text:p>
      <text:p text:style-name="Standard">Luillier</text:p>
      <text:p text:style-name="Standard">Barre</text:p>
      <text:p text:style-name="Standard">Pion</text:p>
      <text:p text:style-name="Standard">Haultny</text:p>
      <text:p text:style-name="Standard">Sohier</text:p>
      <text:p text:style-name="Standard">Du ᗞrac</text:p>
      <text:p text:style-name="Standard">P. Thomas</text:p>
      <text:p text:style-name="Standard">De Croces</text:p>
      <text:p text:style-name="Standard">Super requesta Johannis Marseau suo nomine et tamquam stipulante</text:p>
      <text:p text:style-name="Standard">pro Francisco d'Angle petentis sibi remicti arreragia debita super</text:p>
      <text:p text:style-name="Standard">duabus domibus in vico aux Vifz . Placet dominis remictere arreragia</text:p>
      <text:p text:style-name="Standard">excepta una annata si possit haberi proviso quod se portat pro</text:p>
      <text:p text:style-name="Standard">proprietaterio etc</text:p>
      <text:p text:style-name="Standard">De Francisco</text:p>
      <text:p text:style-name="Standard">d'Angle</text:p>
      <text:p text:style-name="Standard">Fraxinis</text:p>
      <text:p text:style-name="Standard">Boullardi</text:p>
      <text:p text:style-name="Standard">Aguenin</text:p>
      <text:p text:style-name="Standard">Burdelot</text:p>
      <text:p text:style-name="Standard">Ja. ᗞespars excusato</text:p>
      <text:p text:style-name="Standard">=FRAN_0393_05619_L.jpg=</text:p>
      <text:p text:style-name="Standard">cccc liii</text:p>
      <text:p text:style-name="Standard">De $cl$ Camerario</text:p>
      <text:p text:style-name="Standard">Hodie camerarius clericus exposuit dominis plura tangentes et</text:p>
      <text:p text:style-name="Standard"><text:soft-page-break/>concernentes ejus officium ut provideant super quo nichil actum est</text:p>
      <text:p text:style-name="Standard">commissi pro compoto</text:p>
      <text:p text:style-name="Standard">Cancellarius</text:p>
      <text:p text:style-name="Standard">deputant ad audiendum et ex aminandum Compotum</text:p>
      <text:p text:style-name="Standard">m. Ste Pion</text:p>
      <text:p text:style-name="Standard">ᑕotin }</text:p>
      <text:p text:style-name="Standard">quem vult reddere m. Ste. Pion de officio ᑕamere</text:p>
      <text:p text:style-name="Standard">audiendum</text:p>
      <text:p text:style-name="Standard">P. Thomas</text:p>
      <text:p text:style-name="Standard">et refferendum</text:p>
      <text:p text:style-name="Standard">Audita relacione m. V. de Croces officiarii etc qui retulit gentes</text:p>
      <text:p text:style-name="Standard">ᗞe explectis factis</text:p>
      <text:p text:style-name="Standard">regias fecisse die dominica novissime preterita aliqua explecta apud</text:p>
      <text:p text:style-name="Standard">per gentes</text:p>
      <text:p text:style-name="Standard">regias</text:p>
      <text:p text:style-name="Standard">Baigneux in prejudicium justicie juridicione et jurium capituli ordinatum est</text:p>
      <text:p text:style-name="Standard">quod ipse De Croces et magister Jo. Luillier canonicus Par. loquantur cum magistro Jo. Luillier consiliaro</text:p>
      <text:p text:style-name="Standard">$regis$ ecclesie in parlamento ad sciendum quid agendum</text:p>
      <text:p text:style-name="Standard">Mercurii xx viii octobris capitulantibus dominis</text:p>
      <text:p text:style-name="Standard">Succentore</text:p>
      <text:p text:style-name="Standard">Victri</text:p>
      <text:p text:style-name="Standard">Boullardi</text:p>
      <text:p text:style-name="Standard">Cancellario</text:p>
      <text:p text:style-name="Standard">Mondidier</text:p>
      <text:p text:style-name="Standard">Burdelot</text:p>
      <text:p text:style-name="Standard">Penitenciario</text:p>
      <text:p text:style-name="Standard">Paillard</text:p>
      <text:p text:style-name="Standard">Fraxinis</text:p>
      <text:p text:style-name="Standard">Chacy</text:p>
      <text:p text:style-name="Standard">Parenti</text:p>
      <text:p text:style-name="Standard">Fourbeur</text:p>
      <text:p text:style-name="Standard">Breton</text:p>
      <text:p text:style-name="Standard">Jerson</text:p>
      <text:p text:style-name="Standard">Cotin</text:p>
      <text:p text:style-name="Standard">Monneti</text:p>
      <text:p text:style-name="Standard"><text:soft-page-break/>Despars excusato</text:p>
      <text:p text:style-name="Standard">Gaillon</text:p>
      <text:p text:style-name="Standard">Luillier</text:p>
      <text:p text:style-name="Standard">Barre</text:p>
      <text:p text:style-name="Standard">Pion</text:p>
      <text:p text:style-name="Standard">Haultny</text:p>
      <text:p text:style-name="Standard">Sohier</text:p>
      <text:p text:style-name="Standard">De Croces</text:p>
      <text:p text:style-name="Standard">P. Thomas</text:p>
      <text:p text:style-name="Standard">Audita relacione m. V. De Croces qui locutus est cum magistro Jo. Luillier</text:p>
      <text:p text:style-name="Standard">titulis querendis</text:p>
      <text:p text:style-name="Standard">consiliario capituli in parlamento Super explectis nuper factis apud Baigneux</text:p>
      <text:p text:style-name="Standard">Baigneux</text:p>
      <text:p text:style-name="Standard">per gentes regias. Ordinatum est quod videantur negocia existencia in thesauro</text:p>
      <text:p text:style-name="Standard">ecclesie facientes pro materia et ponantur ad partem ut habeatur consilius super hoc</text:p>
      <text:p text:style-name="Standard">Cancellarius } deputantur ad loquendum cum domino Par. pro reddicione faciendi capitulo de aliquibus</text:p>
      <text:p text:style-name="Standard">Penitenciarius</text:p>
      <text:p text:style-name="Standard">servitoribus domini Archidiaconus Brye detentis per officialem Par.</text:p>
      <text:p text:style-name="Standard">Ordinatum est quod magister Jo. Monnet ibit ad Sanctum Mathurinum</text:p>
      <text:p text:style-name="Standard">Liricantum pro videndo statum ecclesie loci et refferendum</text:p>
      <text:p text:style-name="Standard">409.</text:p>
      <text:p text:style-name="Standard">ᑕommissi ad loquendum</text:p>
      <text:p text:style-name="Standard">domino Episcopo Par..</text:p>
      <text:p text:style-name="Standard">Monnet pro</text:p>
      <text:p text:style-name="Standard">Liricantu</text:p>
      <text:p text:style-name="Standard">=FRAN_0393_05620_L.jpg=</text:p>
      <text:p text:style-name="Standard">410.</text:p>
      <text:p text:style-name="Standard">Veneris xxvi octobris capitulantibus dominis</text:p>
      <text:p text:style-name="Standard">Succentore</text:p>
      <text:p text:style-name="Standard">Mondidier</text:p>
      <text:p text:style-name="Standard">Cancellario</text:p>
      <text:p text:style-name="Standard">Paillard</text:p>
      <text:p text:style-name="Standard">Chacy</text:p>
      <text:p text:style-name="Standard">Parenti</text:p>
      <text:p text:style-name="Standard">Breton</text:p>
      <text:p text:style-name="Standard"><text:soft-page-break/>Cotin</text:p>
      <text:p text:style-name="Standard">Fourbeur</text:p>
      <text:p text:style-name="Standard">Gaillon</text:p>
      <text:p text:style-name="Standard">Jerson</text:p>
      <text:p text:style-name="Standard">Barre</text:p>
      <text:p text:style-name="Standard">Luillier</text:p>
      <text:p text:style-name="Standard">Haultny</text:p>
      <text:p text:style-name="Standard">Pion</text:p>
      <text:p text:style-name="Standard">De Croces</text:p>
      <text:p text:style-name="Standard">Fraxinis</text:p>
      <text:p text:style-name="Standard">Hodie dominus Johannes Laurens presbyter tradidit in capitulo suum statum</text:p>
      <text:p text:style-name="Standard">seu compotum de receptis et misiis per eum factis apud Liricantum Et</text:p>
      <text:p text:style-name="Standard">petiit solvi de viii l. pro suis vadiis et quod allocantur ea que</text:p>
      <text:p text:style-name="Standard">solvit ᑕapitaneo loci quia non habet suas quictancias hic ab eo</text:p>
      <text:p text:style-name="Standard">Super quo ad videndum hujusmodi statum deputantur De Croces / et</text:p>
      <text:p text:style-name="Standard">Monneti / et refferendum Coram dominis qui hodie propter hoc se congregabunt</text:p>
      <text:p text:style-name="Standard">in ecclesia supra Cuvam.</text:p>
      <text:p text:style-name="Standard">De domino Jo.</text:p>
      <text:p text:style-name="Standard">Laurens</text:p>
      <text:p text:style-name="Standard">G Friture</text:p>
      <text:p text:style-name="Standard">Placet dominis supportare G. Fricture de Liricantum de summa quam</text:p>
      <text:p text:style-name="Standard">debet ecclesie solvendo medietatem ad natale et aliam medietatem ad Pascha pro</text:p>
      <text:p text:style-name="Standard">Auditis relacione et requesta Camerarii clerici / ordinatum est</text:p>
      <text:p text:style-name="Standard">quod restituantur et reddantur eidem suo officio ea que eidem officio</text:p>
      <text:p text:style-name="Standard">De Officio</text:p>
      <text:p text:style-name="Standard">pectant et debentur secundum antiqua compota Non obstante quod alias</text:p>
      <text:p text:style-name="Standard">Camere</text:p>
      <text:p text:style-name="Standard">fuit ordinatum quod officia nichilh $nichil$ solverent aliis officiis etc</text:p>
      <text:p text:style-name="Standard">usque ad certum tempus nundum elapsum etc.</text:p>
      <text:p text:style-name="Standard">Audita relacione magistrorum V. de Croces et Jo. Monneti placet dominis</text:p>
      <text:p text:style-name="Standard">et approbaverunt tractatum sive tradicionem per eo factam Symon</text:p>
      <text:p text:style-name="Standard">Chenart de quadam platea spectantes prebendariisLiricantu videlicet $pr$</text:p>
      <text:p text:style-name="Standard">pro octo solidos locagii ad xii annos aut minus secundum</text:p>
      <text:p text:style-name="Standard">tractaverunt et appunctuaverunt</text:p>
      <text:p text:style-name="Standard">Sy. Chenart pro</text:p>
      <text:p text:style-name="Standard">quadam platea</text:p>
      <text:p text:style-name="Standard"><text:soft-page-break/>Sohier</text:p>
      <text:p text:style-name="Standard">Despars xiisestus</text:p>
      <text:p text:style-name="Standard">Burdelot</text:p>
      <text:p text:style-name="Standard">P Thomas</text:p>
      <text:p text:style-name="Standard">Monneti</text:p>
      <text:p text:style-name="Standard">Boullardi</text:p>
      <text:p text:style-name="Standard">=FRAN_0393_05621_L.jpg=</text:p>
      <text:p text:style-name="Standard">ᗅnno domini ᑕᑕᑕᑕ° Quinquagesimo Tercio</text:p>
      <text:p text:style-name="Standard">die Sabbati in vigillia sanctorum Symonis et Jude xxvii mensis</text:p>
      <text:p text:style-name="Standard">octobris incepit capitulum generale dicti festi$im$ Et fuerunt ad capitulum Par.</text:p>
      <text:p text:style-name="Standard">et lucrati sunt domini canonici Par. infrascripti videlicet Johannes de</text:p>
      <text:p text:style-name="Standard">Oliva Succentor. Robertus Cibolle cancellarius . Thomas de Courcellis</text:p>
      <text:p text:style-name="Standard">Penitenciarius . Petrus de Chacy Guillelmus Britonis . Rogerus de Gaillon</text:p>
      <text:p text:style-name="Standard">Jacobus Barre . Radulfus Haultny . Vincencius De Croces . Theobaldum de Victry</text:p>
      <text:p text:style-name="Standard">Stephanus de Montdidier Johannes Paillard Engerrandus de</text:p>
      <text:p text:style-name="Standard">Parenti Thomas Jerson Johannes Monneti . Johannes Luillier</text:p>
      <text:p text:style-name="Standard">Martinus de Fraxinis . Stephanus Pyon . Petrus Thomas . Jacobus</text:p>
      <text:p text:style-name="Standard">Despars . Karolus Boullardi Guido Burdelot Radulfus Le Fourbeur</text:p>
      <text:p text:style-name="Standard">Johannes de Brolio Guillelmus Sohier . Guillelmus Cotin excusatus</text:p>
      <text:p text:style-name="Standard">Istud capitulum durat per iiiior dies / et lucratur quilibet canonicus Par.</text:p>
      <text:p text:style-name="Standard">pro qualibet die $s$ duos solidos quos debet solvere officiarius horarum</text:p>
      <text:p text:style-name="Standard">et quos solvit pro isto anno prefatus m. V. de Croces officiarus etc</text:p>
      <text:p text:style-name="Standard">Et est ordinatum principaliter ad videndum et audiendum Compotum seu</text:p>
      <text:p text:style-name="Standard">statum dicti officii / et ad ipsum continuandum si videatur expediens aut de</text:p>
      <text:p text:style-name="Standard">alio providendum</text:p>
      <text:p text:style-name="Standard">411.</text:p>
      <text:p text:style-name="Standard">continuatus et</text:p>
      <text:p text:style-name="Standard">Magister V. de Croces continuatus est pro isto anno in dicto officio</text:p>
      <text:p text:style-name="Standard">horarum</text:p>
      <text:p text:style-name="Standard">ᑕomissi ad audiendum</text:p>
      <text:p text:style-name="Standard">Et dati sunt sunt commissarii ad audiendum suum compotum de</text:p>
      <text:p text:style-name="Standard">compotum De Croces</text:p>
      <text:p text:style-name="Standard">officio predicto de Anno preterito videlicet domini Succentor Paillard</text:p>
      <text:p text:style-name="Standard">et T. de Jerson . Et concludendum atque refferendum</text:p>
      <text:p text:style-name="Standard">Ordinacio de termino</text:p>
      <text:p text:style-name="Standard">Ordinatum est prout alias quod officiarii reddant sua compota de cetero</text:p>
      <text:p text:style-name="Standard"><text:soft-page-break/>pro compotis reddendis</text:p>
      <text:p text:style-name="Standard">de suis officiis infra iiiior menses ad minus post terminum</text:p>
      <text:p text:style-name="Standard">dicti sui officii elapsum in quo incipit suum terminum etc</text:p>
      <text:p text:style-name="Standard">ᗞe statu peccuniarum</text:p>
      <text:p text:style-name="Standard">Videantur in thesauro ecclesie in coffro peccuniarum Status peccuniarum</text:p>
      <text:p text:style-name="Standard">videndo.</text:p>
      <text:p text:style-name="Standard">ut possit provideri ad officium $Ca$ panis ᑕapituli et ad pueros chori. et</text:p>
      <text:p text:style-name="Standard">refferatur</text:p>
      <text:p text:style-name="Standard">=FRAN_0393_05622_L.jpg=</text:p>
      <text:p text:style-name="Standard">De brachio Sancti</text:p>
      <text:p text:style-name="Standard">Mathurini</text:p>
      <text:p text:style-name="Standard">412.</text:p>
      <text:p text:style-name="Standard">Hodie Conclusum est in capitulo quod de bonis fabrice ecclesie capientur</text:p>
      <text:p text:style-name="Standard">denarii et argentum pro faciendo fieri unum gallice vayssel argenti</text:p>
      <text:p text:style-name="Standard">in figura brachii ad reponendum $brachium$ Brachium Sancti Mathurini</text:p>
      <text:p text:style-name="Standard">de Liricantu loco alterius brachii ibidem existentis Et eciam pro faciendo fieri</text:p>
      <text:p text:style-name="Standard">unam tabulam ligneam de Pictam ponandam super maius altare</text:p>
      <text:p text:style-name="Standard">ecclesie Sancti Mathurini de Liricantu Et argentum quod recuperabitur de</text:p>
      <text:p text:style-name="Standard">+ Mathurini tradetur</text:p>
      <text:p text:style-name="Standard">antiquo vase in quo nunc manet$it$ reponitum dictum brachium sancti</text:p>
      <text:p text:style-name="Standard">dicte fabrice / et</text:p>
      <text:p text:style-name="Standard">seu valorem argenti dicti brachii expositum fuerunt et solutum de</text:p>
      <text:p text:style-name="Standard">quicquid ultra</text:p>
      <text:p text:style-name="Standard">dictum Brachiun</text:p>
      <text:p text:style-name="Standard">denaris et bonis dicte fabrice / eidem fabrice restitue$n$tur de primis</text:p>
      <text:p text:style-name="Standard">denariis provenientibus ex revenutis Liricantus / et quod de hoc fiat obligacio</text:p>
      <text:p text:style-name="Standard">ᑕapituli erga dictam fabricam et de hoc faciendo onerati sunt</text:p>
      <text:p text:style-name="Standard">m. T. de Victri et Jo. Monneti</text:p>
      <text:p text:style-name="Standard">De domino Jo.</text:p>
      <text:p text:style-name="Standard">Laurenci</text:p>
      <text:p text:style-name="Standard">Hodie dominus Johannes Laurenci presbyter capellanus in ecclesia Par. qui ostendit</text:p>
      <text:p text:style-name="Standard">Capitulo suum statum et receptam et per ipsum factam apud Liricantum</text:p>
      <text:p text:style-name="Standard">fuit per capitulum exoneratus de dicta recepta de omnibus receptis</text:p>
      <text:p text:style-name="Standard">per ipsum ibidem factis videlicet a die xxviii Septembris CCCC lii incluso</text:p>
      <text:p text:style-name="Standard">usque ad xii diem julii sequentem cccc liii exclusum. excepto</text:p>
      <text:p text:style-name="Standard">de summa lxiiii s. p. quam tenebitur solvere ᑕapitulo et quam recuperabitur</text:p>
      <text:p text:style-name="Standard"><text:soft-page-break/>a magistro R. Hauny Et super hoc habuit hodie licteram capituli de redditus</text:p>
      <text:p text:style-name="Standard">hujusmodi Compoti seu status Et hodie tradidit de hujusmodi recepta</text:p>
      <text:p text:style-name="Standard">xxii l. viii s. iiii d. et iiiC iiiixx ii l. Cere proveniencium de Liricantu</text:p>
      <text:p text:style-name="Standard">=FRAN_0393_05623_L.jpg=</text:p>
      <text:p text:style-name="Standard">Lune xxix octobris secundum dicti capituli generalis fuerunt ad capitulum domini</text:p>
      <text:p text:style-name="Standard">Succentor</text:p>
      <text:p text:style-name="Standard">Paillard</text:p>
      <text:p text:style-name="Standard">Cancellarius</text:p>
      <text:p text:style-name="Standard">Mondidier</text:p>
      <text:p text:style-name="Standard">Boullardi</text:p>
      <text:p text:style-name="Standard">Penitenciarius</text:p>
      <text:p text:style-name="Standard">Burdelot</text:p>
      <text:p text:style-name="Standard">Parenti</text:p>
      <text:p text:style-name="Standard">Chacy</text:p>
      <text:p text:style-name="Standard">De Brolio</text:p>
      <text:p text:style-name="Standard">Bastardi</text:p>
      <text:p text:style-name="Standard">Breton</text:p>
      <text:p text:style-name="Standard">Sohier</text:p>
      <text:p text:style-name="Standard">Cotin</text:p>
      <text:p text:style-name="Standard">Monneti</text:p>
      <text:p text:style-name="Standard">Gaillon</text:p>
      <text:p text:style-name="Standard">Jerson</text:p>
      <text:p text:style-name="Standard">P Thomas excusato</text:p>
      <text:p text:style-name="Standard">Fourbeur infirmus</text:p>
      <text:p text:style-name="Standard">Barre</text:p>
      <text:p text:style-name="Standard">Luillier</text:p>
      <text:p text:style-name="Standard">Hauny</text:p>
      <text:p text:style-name="Standard">Fraxinis</text:p>
      <text:p text:style-name="Standard">De Croces</text:p>
      <text:p text:style-name="Standard">Pion</text:p>
      <text:p text:style-name="Standard">Victri</text:p>
      <text:p text:style-name="Standard">Despars</text:p>
      <text:p text:style-name="Standard">Placet dominis quod magister V. de Croces canonicus et officiarius tradat magistro R. Le Fourbeur</text:p>
      <text:p text:style-name="Standard">de magistro V. De Croces</text:p>
      <text:p text:style-name="Standard">nunc infirmo super lucratis et lucrandis tria aut iiiior scuta auri pro suis</text:p>
      <text:p text:style-name="Standard">pro magistro R. Le Fourbeur</text:p>
      <text:p text:style-name="Standard"><text:soft-page-break/>neccessitatibus et quicquid sibi tradiderit ultra ea que lucratus fuerit restituetur</text:p>
      <text:p text:style-name="Standard">sibi per capitulum casu quo non potuerit restitui a dicto magistro R..</text:p>
      <text:p text:style-name="Standard">ᑕommissi pro pueris</text:p>
      <text:p text:style-name="Standard">Fraxinis } deputantur ad faciendum fieri tunicas parvas pro pueri chori et tradent</text:p>
      <text:p text:style-name="Standard">chori</text:p>
      <text:p text:style-name="Standard">Monneti propter hoc per modum mutui peccunias quas recuperabunt ex vendicione</text:p>
      <text:p text:style-name="Standard">cere proveniente de Liricantu.</text:p>
      <text:p text:style-name="Standard">Hodie per deliberacionem capituli de Summa xx. scutorum auri et viii s. viii d. p.</text:p>
      <text:p text:style-name="Standard">die Sabbati ultimate preterita per dominum Jo. Laurens tradita de Liricantu tradita</text:p>
      <text:p text:style-name="Standard">sunt magistro puerorum chori videlicet magistro Arnulpho presenti in capitulo dicta xx scuta super hoc</text:p>
      <text:p text:style-name="Standard">que sibi debentur quousque reddiderit suum compotum / et dicti viii s. viii d. tradentur</text:p>
      <text:p text:style-name="Standard">magistris Martino de Fraxinis et Johanni Monneti ad hoc commissis super factione Jaquetarum</text:p>
      <text:p text:style-name="Standard">dictorum puerorum Et super vendicione cere tradite per dictum dominum Johannem Laurens</text:p>
      <text:p text:style-name="Standard">capientur Tria aut iiiior scuta aut plus pro dictis Jaquetis que restituentur</text:p>
      <text:p text:style-name="Standard">et tradentur eisdem de Fraxinis et Monneti qui dictam summam per modum mutui</text:p>
      <text:p text:style-name="Standard">tradent.</text:p>
      <text:p text:style-name="Standard">Placet dominis quod magister R. Hauny canonicus Par. ibidem presens et acceptans de peccuniis</text:p>
      <text:p text:style-name="Standard">sibi debitis per capitulum assignetur de et super primis peccuniis recipientis et provenientibus</text:p>
      <text:p text:style-name="Standard">de hiis que debentur capitulo apud Confluende pro quibus jamdiu est processus de</text:p>
      <text:p text:style-name="Standard">cujus processus prosecucione dictus Hauny faciet diligenciam</text:p>
      <text:p text:style-name="Standard">CCCc liii°</text:p>
      <text:p text:style-name="Standard">ᗞe Liricantu et</text:p>
      <text:p text:style-name="Standard">de pueris chori</text:p>
      <text:p text:style-name="Standard">413.</text:p>
      <text:p text:style-name="Standard">Hauny</text:p>
      <text:p text:style-name="Standard">=FRAN_0393_05624_L.jpg=</text:p>
      <text:p text:style-name="Standard">414.</text:p>
      <text:p text:style-name="Standard">Martis xxxa et penultima octobris iiia dicti capituli generalis fuerunt ad capitulum</text:p>
      <text:p text:style-name="Standard">et lucrati sunt domini</text:p>
      <text:p text:style-name="Standard">Succentor</text:p>
      <text:p text:style-name="Standard">De Croces</text:p>
      <text:p text:style-name="Standard">Cancellarius</text:p>
      <text:p text:style-name="Standard">Fraxinis</text:p>
      <text:p text:style-name="Standard">Vitri</text:p>
      <text:p text:style-name="Standard">Penitenciarius</text:p>
      <text:p text:style-name="Standard">Paillard</text:p>
      <text:p text:style-name="Standard"><text:soft-page-break/>Pion</text:p>
      <text:p text:style-name="Standard">Chacy</text:p>
      <text:p text:style-name="Standard">Bastardi</text:p>
      <text:p text:style-name="Standard">P Thomas</text:p>
      <text:p text:style-name="Standard">Breton</text:p>
      <text:p text:style-name="Standard">Parenti</text:p>
      <text:p text:style-name="Standard">Despars</text:p>
      <text:p text:style-name="Standard">Cotin</text:p>
      <text:p text:style-name="Standard">Mondidier</text:p>
      <text:p text:style-name="Standard">Boullardi</text:p>
      <text:p text:style-name="Standard">Gaillon</text:p>
      <text:p text:style-name="Standard">Jerson</text:p>
      <text:p text:style-name="Standard">Burdelot</text:p>
      <text:p text:style-name="Standard">Barre</text:p>
      <text:p text:style-name="Standard">Sohier</text:p>
      <text:p text:style-name="Standard">Hauny</text:p>
      <text:p text:style-name="Standard">Monneti</text:p>
      <text:p text:style-name="Standard">Fourbeur infirmus</text:p>
      <text:p text:style-name="Standard">Du Drac</text:p>
      <text:p text:style-name="Standard">De Brolio</text:p>
      <text:p text:style-name="Standard">Luillier</text:p>
      <text:p text:style-name="Standard">Audita relacione domini Succentor alterius ad hoc commissorum Placet dominis</text:p>
      <text:p text:style-name="Standard">quod religiosi domus Dei Par. possnt tradere ut melius et utilius</text:p>
      <text:p text:style-name="Standard">poterunt quandam plateam vacuam sitam in vico de Beaubourg</text:p>
      <text:p text:style-name="Standard">tenet ex una parte ad vicum Plastri et ex alia parte Scutifferis videlicet</text:p>
      <text:p text:style-name="Standard">pro xxxii s. p. redditus</text:p>
      <text:p text:style-name="Standard">Cancellarius</text:p>
      <text:p text:style-name="Standard">Commissi pro domino Par.</text:p>
      <text:p text:style-name="Standard">aut tres vel duo ipsorum commictuntur ad loquendum cum domino</text:p>
      <text:p text:style-name="Standard">Du Drac }</text:p>
      <text:p text:style-name="Standard">Paillard</text:p>
      <text:p text:style-name="Standard">Par. super hoc que deber ecclesie / et refferendum</text:p>
      <text:p text:style-name="Standard">De Croces</text:p>
      <text:p text:style-name="Standard">Victri</text:p>
      <text:p text:style-name="Standard">vocati secum aliquibus de dominis canonicis commictuntur ad loquedum</text:p>
      <text:p text:style-name="Standard">De Croces }</text:p>
      <text:p text:style-name="Standard"><text:soft-page-break/>et tractandum cum Johanne Trotet pro domo des Creneaulx</text:p>
      <text:p text:style-name="Standard">in vico de Bethesi quam ipse vult et petit habere aut cum alio</text:p>
      <text:p text:style-name="Standard">si possint plus habere quam ab ipso Trotet / et commissus est idem De ᑕroces ad se</text:p>
      <text:p text:style-name="Standard">opponendum proclamacionibus dicte domus factis</text:p>
      <text:p text:style-name="Standard">Pro domo Dei Par.</text:p>
      <text:p text:style-name="Standard">Comissi pro domo</text:p>
      <text:p text:style-name="Standard">des ᑕreneaulx</text:p>
      <text:p text:style-name="Standard">=FRAN_0393_05625_L.jpg=</text:p>
      <text:p text:style-name="Standard">418.</text:p>
      <text:p text:style-name="Standard">Mercurii in vigillia festi omnium sanctorum ultima octobris iiiia et ultima</text:p>
      <text:p text:style-name="Standard">$mensis octobris$ dicti capituli generalis fuerunt ad capitulum domini.</text:p>
      <text:p text:style-name="Standard">Suicentor</text:p>
      <text:p text:style-name="Standard">Victri</text:p>
      <text:p text:style-name="Standard">Cancellarius</text:p>
      <text:p text:style-name="Standard">P. Thomas</text:p>
      <text:p text:style-name="Standard">Paillard</text:p>
      <text:p text:style-name="Standard">Chacy</text:p>
      <text:p text:style-name="Standard">Despars</text:p>
      <text:p text:style-name="Standard">Parenti</text:p>
      <text:p text:style-name="Standard">Breton</text:p>
      <text:p text:style-name="Standard">Boullardi</text:p>
      <text:p text:style-name="Standard">Jerson</text:p>
      <text:p text:style-name="Standard">Cotin</text:p>
      <text:p text:style-name="Standard">Burdelot</text:p>
      <text:p text:style-name="Standard">Gaillon</text:p>
      <text:p text:style-name="Standard">Monneti</text:p>
      <text:p text:style-name="Standard">Barre</text:p>
      <text:p text:style-name="Standard">Bastardi</text:p>
      <text:p text:style-name="Standard">Sohier</text:p>
      <text:p text:style-name="Standard">Hauny</text:p>
      <text:p text:style-name="Standard">Luillier</text:p>
      <text:p text:style-name="Standard">Fourbeur infirmus</text:p>
      <text:p text:style-name="Standard">De Brolio</text:p>
      <text:p text:style-name="Standard">Du Drac</text:p>
      <text:p text:style-name="Standard">De Croces</text:p>
      <text:p text:style-name="Standard">Fraxinis</text:p>
      <text:p text:style-name="Standard"><text:soft-page-break/>Mondidier</text:p>
      <text:p text:style-name="Standard">Pion</text:p>
      <text:p text:style-name="Standard">Reparetur domus ad portum Sancti Landerici de peccuniis tradentis per m.</text:p>
      <text:p text:style-name="Standard">De quadam domo ad</text:p>
      <text:p text:style-name="Standard">V. De Croces officiarium cui preceptum est quod ita fiat quam cicius Et ad hoc est</text:p>
      <text:p text:style-name="Standard">portum sancti Landerici</text:p>
      <text:p text:style-name="Standard">commissus m. T. de Vitri.</text:p>
      <text:p text:style-name="Standard">Ordinatum est quod capiantur peccunie in thesauro ecclesie pro reparando domum</text:p>
      <text:p text:style-name="Standard">de domo de la queue</text:p>
      <text:p text:style-name="Standard">de la Queue de Regnart que recuperentur de locagiis dicte domus / et hoc</text:p>
      <text:p text:style-name="Standard">de Regnart</text:p>
      <text:p text:style-name="Standard">quam cicius fieri poterit.</text:p>
      <text:p text:style-name="Standard">Magister Martinus de Fraxinis $loquem$ Loquetur cum quodam vocato du Fossé qui</text:p>
      <text:p text:style-name="Standard">du Fossé</text:p>
      <text:p text:style-name="Standard">vult exonerare domum suam et redimere redditus etc.</text:p>
      <text:p text:style-name="Standard">Super requesta m. R. Le Fourbeur canonici Par. petentis sibi tradi per modum</text:p>
      <text:p text:style-name="Standard">mutui et de gracia .vi. scuta auri super lucratis et lucrandis ordinatum</text:p>
      <text:p text:style-name="Standard">est / quod dominus penitenciarius loco domini Archidiaconus de Josayo . super ᗅve Regina etc. tradet</text:p>
      <text:p text:style-name="Standard">ᗞe magistro R. Le</text:p>
      <text:p text:style-name="Standard">iiiior scuta / et m. V. de Croces duo scuta auri pro suis provisionis et neccessariis</text:p>
      <text:p text:style-name="Standard">Fourbeur</text:p>
      <text:p text:style-name="Standard">querende et faciende . Et respectu suarum distribucionum domini dispensaverunt</text:p>
      <text:p text:style-name="Standard">cum ipso de non veniendo ad matutinas et alias horas nisi ad voluntatem</text:p>
      <text:p text:style-name="Standard">ejus et quando voluerit et poterit actenta debilitate sue persone.</text:p>
      <text:p text:style-name="Standard">cccc liii°</text:p>
      <text:p text:style-name="Standard">=FRAN_0393_05626_L.jpg=</text:p>
      <text:p text:style-name="Standard">416.</text:p>
      <text:p text:style-name="Standard">Lune va mensis Novembris capitulantibus dominis.</text:p>
      <text:p text:style-name="Standard">Cancellario</text:p>
      <text:p text:style-name="Standard">Mondidier</text:p>
      <text:p text:style-name="Standard">Penitenciario</text:p>
      <text:p text:style-name="Standard">Chacy</text:p>
      <text:p text:style-name="Standard">De Brolio</text:p>
      <text:p text:style-name="Standard">Breton</text:p>
      <text:p text:style-name="Standard">Parenti</text:p>
      <text:p text:style-name="Standard">Cotin</text:p>
      <text:p text:style-name="Standard"><text:soft-page-break/>Monnet</text:p>
      <text:p text:style-name="Standard">Gaillon</text:p>
      <text:p text:style-name="Standard">Luillier</text:p>
      <text:p text:style-name="Standard">Barre</text:p>
      <text:p text:style-name="Standard">Pion</text:p>
      <text:p text:style-name="Standard">Hauny</text:p>
      <text:p text:style-name="Standard">P. Thomas</text:p>
      <text:p text:style-name="Standard">Du Drac</text:p>
      <text:p text:style-name="Standard">Sohier</text:p>
      <text:p text:style-name="Standard">De Croces</text:p>
      <text:p text:style-name="Standard">Burdelot</text:p>
      <text:p text:style-name="Standard">Adjournement</text:p>
      <text:p text:style-name="Standard">Nicolas Bretin sergent a adjourné messeigneurs a cause des Chanoines de Saint</text:p>
      <text:p text:style-name="Standard">Anian Contre Robert des Molins a demain pour oïr droit ou procés</text:p>
      <text:p text:style-name="Standard">de criees de la maison qui fut a feu mestre Giles des Molins et depuis a mestre</text:p>
      <text:p text:style-name="Standard">Robert de Malliers.</text:p>
      <text:p text:style-name="Standard">Commissi</text:p>
      <text:p text:style-name="Standard">Barre } aut unius ipsorum commictuntur $ad$ cum camerario clerico ad</text:p>
      <text:p text:style-name="Standard">Hauny loquendum magistro P. Malesié pro quadam domo in vico de</text:p>
      <text:p text:style-name="Standard">Champrosi quam ipse vult habere a Capitulo / et refferendum</text:p>
      <text:p text:style-name="Standard">Audita relacione magistrorum V. De Croces et Ste. Pion . Placet dominis quod</text:p>
      <text:p text:style-name="Standard">Terra de Achieres tradatur ad firmam cuidem Guillelmo Bourreau usque</text:p>
      <text:p text:style-name="Standard">xii . annos per viii° scutorum auri pro quolibet anno si non possit plus haberi</text:p>
      <text:p text:style-name="Standard">De Terra de</text:p>
      <text:p text:style-name="Standard">Sic quod ipse nichil solvet pro primo anno / et teneatur tradere per declaracionem</text:p>
      <text:p text:style-name="Standard">Achieres</text:p>
      <text:p text:style-name="Standard">terras et jura etc. et quod sibi tradantur xxx f. per modum mutui de quibus</text:p>
      <text:p text:style-name="Standard">$reper$ recuperabit xx l. que debentur de arreragiis / et poterit excercere justiciam</text:p>
      <text:p text:style-name="Standard">suis periculis et expensis</text:p>
      <text:p text:style-name="Standard">Fraxinis</text:p>
      <text:p text:style-name="Standard">Boullardi</text:p>
      <text:p text:style-name="Standard">Victri</text:p>
      <text:p text:style-name="Standard">Despars } excusatis</text:p>
      <text:p text:style-name="Standard">Fourbeur infirmus</text:p>
      <text:p text:style-name="Standard">=FRAN_0393_05627_L.jpg=</text:p>
      <text:p text:style-name="Standard">cccc liii.</text:p>
      <text:p text:style-name="Standard"><text:soft-page-break/>Mercurii viia novembris capitulantibus dominis</text:p>
      <text:p text:style-name="Standard">Cancellario</text:p>
      <text:p text:style-name="Standard">Parenti</text:p>
      <text:p text:style-name="Standard">Penitenciario</text:p>
      <text:p text:style-name="Standard">Jerson</text:p>
      <text:p text:style-name="Standard">Chacy</text:p>
      <text:p text:style-name="Standard">Breton</text:p>
      <text:p text:style-name="Standard">Monnet</text:p>
      <text:p text:style-name="Standard">Luillier</text:p>
      <text:p text:style-name="Standard">Cotin</text:p>
      <text:p text:style-name="Standard">Gaillon</text:p>
      <text:p text:style-name="Standard">Pion</text:p>
      <text:p text:style-name="Standard">Barre</text:p>
      <text:p text:style-name="Standard">Sohier</text:p>
      <text:p text:style-name="Standard">Hauny</text:p>
      <text:p text:style-name="Standard">Fraxinis</text:p>
      <text:p text:style-name="Standard">Mondidier</text:p>
      <text:p text:style-name="Standard">Bastardi</text:p>
      <text:p text:style-name="Standard">De Brolio</text:p>
      <text:p text:style-name="Standard">Despars excusato</text:p>
      <text:p text:style-name="Standard">Domini persisterunt in alias deliberatis respectu reparacionum domus de la Queue de</text:p>
      <text:p text:style-name="Standard">Regnart / et preceptum est Camerario clerico hic presenti quod faciat fieri dictas</text:p>
      <text:p text:style-name="Standard">reparaciones de peccuniis capientis in thesauro et sibi tradendis sub spe eas</text:p>
      <text:p text:style-name="Standard">De domo de la</text:p>
      <text:p text:style-name="Standard">Queue de Regnart</text:p>
      <text:p text:style-name="Standard">restituendi in dicto thesauro de peccuniis provenientibus et recipientibus de locagiis dicte domus</text:p>
      <text:p text:style-name="Standard">Et hodie idem camerarius exhibuit raportum dictarum reparacionem in scriptis</text:p>
      <text:p text:style-name="Standard">que ascendunt ad lx f. vel circa.</text:p>
      <text:p text:style-name="Standard">De Croces extra</text:p>
      <text:p text:style-name="Standard">Fourbeur</text:p>
      <text:p text:style-name="Standard">Infirmis</text:p>
      <text:p text:style-name="Standard">Boullard</text:p>
      <text:p text:style-name="Standard">Victri</text:p>
      <text:p text:style-name="Standard">417</text:p>
      <text:p text:style-name="Standard">Veneris ix novembris capitulantibus dominis.</text:p>
      <text:p text:style-name="Standard">Fourbeur</text:p>
      <text:p text:style-name="Standard"><text:soft-page-break/>Cancellario</text:p>
      <text:p text:style-name="Standard">De Brolio</text:p>
      <text:p text:style-name="Standard">Burdelot</text:p>
      <text:p text:style-name="Standard">Parenti</text:p>
      <text:p text:style-name="Standard">Penitenciario</text:p>
      <text:p text:style-name="Standard">Bastardi</text:p>
      <text:p text:style-name="Standard">Jerson</text:p>
      <text:p text:style-name="Standard">Chacy</text:p>
      <text:p text:style-name="Standard">Boullardi</text:p>
      <text:p text:style-name="Standard">Monnet</text:p>
      <text:p text:style-name="Standard">Breton</text:p>
      <text:p text:style-name="Standard">Cotin</text:p>
      <text:p text:style-name="Standard">Luillier</text:p>
      <text:p text:style-name="Standard">De Croces extra</text:p>
      <text:p text:style-name="Standard">Gaillon</text:p>
      <text:p text:style-name="Standard">Fraxinis</text:p>
      <text:p text:style-name="Standard">Victri infirmo</text:p>
      <text:p text:style-name="Standard">Barre</text:p>
      <text:p text:style-name="Standard">Pion</text:p>
      <text:p text:style-name="Standard">Despars excusato</text:p>
      <text:p text:style-name="Standard">Hauny</text:p>
      <text:p text:style-name="Standard">Sohier</text:p>
      <text:p text:style-name="Standard">Mondidier</text:p>
      <text:p text:style-name="Standard">De Brolio } commictuntur ad significandum domino Par. quod ipsi sunt oppinionis quod</text:p>
      <text:p text:style-name="Standard">Pion</text:p>
      <text:p text:style-name="Standard">processiones generales fiant die dominica proxime per Civitate revertendo</text:p>
      <text:p text:style-name="Standard">ad ecclesiam ubi fiet missa solempnis.</text:p>
      <text:p text:style-name="Standard">De processionibus</text:p>
      <text:p text:style-name="Standard">=FRAN_0393_05628_L.jpg=</text:p>
      <text:p text:style-name="Standard">418.</text:p>
      <text:p text:style-name="Standard">De Bonnollio</text:p>
      <text:p text:style-name="Standard">De camerario clerico</text:p>
      <text:p text:style-name="Standard">pro stacionibus</text:p>
      <text:p text:style-name="Standard">Camerarius clericus cum magistro R. Hauny ibit apud Bonnolium ad</text:p>
      <text:p text:style-name="Standard">videndum certas reparaciones ibidem neccesarias faciendi / prout retulit idem magister R.</text:p>
      <text:p text:style-name="Standard">et refferendum et postea providebitur</text:p>
      <text:p text:style-name="Standard"><text:soft-page-break/>Conclusum est quod dicatur ex parte capituli magistro V. de Croces officiario etc. quod ipse</text:p>
      <text:p text:style-name="Standard">permictat camerario recipere staciones debitas et debendas a festo Sancti</text:p>
      <text:p text:style-name="Standard">Johannis Baptiste novissime pretenitum usque ad simile festum futurum proxime</text:p>
      <text:p text:style-name="Standard">quia idem Camerarius debet recipere a dicto festo usque ad dictum festum sequens</text:p>
      <text:p text:style-name="Standard">pro quinque terminis et de ipsis debet facere et redere compotum</text:p>
      <text:p text:style-name="Standard">Conclusum est quod Cera nuper proveniens et recepta de Liricantu</text:p>
      <text:p text:style-name="Standard">De cera Liricantus</text:p>
      <text:p text:style-name="Standard">vendatur ut melius et utilius fieri poterit pro emendo bladum</text:p>
      <text:p text:style-name="Standard">vendenda</text:p>
      <text:p text:style-name="Standard">pro pane capituli et pro solvendo parvas Jaquetas puerorum chori</text:p>
      <text:p text:style-name="Standard">Et ad hoc commictuntur . Fraxinis et Monneti / et ad emendum hujusmodi</text:p>
      <text:p text:style-name="Standard">Bladun.</text:p>
      <text:p text:style-name="Standard">Hodie domini constituerunt eorum procuratores in curia parlamenti dominos</text:p>
      <text:p text:style-name="Standard">Constitucio</text:p>
      <text:p text:style-name="Standard">et magistros Jo. de Courcellis Jo. Du Drac V. De Croces Jo. de Brollio T. de</text:p>
      <text:p text:style-name="Standard">procuratorum</text:p>
      <text:p text:style-name="Standard">Victri P. Thomas canonicos Par. Jo. Perre P. Du Puis alias Cajart T. Garnot</text:p>
      <text:p text:style-name="Standard">P. de Hauny G. Sochet Jo. de Sancto Germano et nominandos etc. ad</text:p>
      <text:p text:style-name="Standard">agendum et defferendum in omnibus eorum causis etc. in forma et eorum qualiter</text:p>
      <text:p text:style-name="Standard">=FRAN_0393_05629_L.jpg=</text:p>
      <text:p text:style-name="Standard">Lune in crastinum festi Sancti Martini hic capitulantibus dominis.</text:p>
      <text:p text:style-name="Standard">Succentore</text:p>
      <text:p text:style-name="Standard">Cancellario</text:p>
      <text:p text:style-name="Standard">Aguenin</text:p>
      <text:p text:style-name="Standard">Fourbeur</text:p>
      <text:p text:style-name="Standard">Penitenciario</text:p>
      <text:p text:style-name="Standard">Jerson</text:p>
      <text:p text:style-name="Standard">Chacy</text:p>
      <text:p text:style-name="Standard">Monneti</text:p>
      <text:p text:style-name="Standard">Boullardi</text:p>
      <text:p text:style-name="Standard">Parenti</text:p>
      <text:p text:style-name="Standard">Breton</text:p>
      <text:p text:style-name="Standard">Luillier</text:p>
      <text:p text:style-name="Standard">Philipus de Longollio</text:p>
      <text:p text:style-name="Standard">Cotin</text:p>
      <text:p text:style-name="Standard">Fraxinis</text:p>
      <text:p text:style-name="Standard"><text:soft-page-break/>Gaillon</text:p>
      <text:p text:style-name="Standard">De Brolio</text:p>
      <text:p text:style-name="Standard">hauny extra</text:p>
      <text:p text:style-name="Standard">Barre</text:p>
      <text:p text:style-name="Standard">Bastardi</text:p>
      <text:p text:style-name="Standard">Victri infirmo</text:p>
      <text:p text:style-name="Standard">De Croces</text:p>
      <text:p text:style-name="Standard">Pion</text:p>
      <text:p text:style-name="Standard">Despars excusato</text:p>
      <text:p text:style-name="Standard">Mondidier</text:p>
      <text:p text:style-name="Standard">Sohier</text:p>
      <text:p text:style-name="Standard">Preceptum est magistro Ar / magistro puerorum chori quod preparet sua compota</text:p>
      <text:p text:style-name="Standard">sut reddat ipsa et ut fiat sibi satisfacio si debeatur ei Et postmodum</text:p>
      <text:p text:style-name="Standard">tractabitur cum ipso pro anno futuro tamen dixit quod non faciet expensas</text:p>
      <text:p text:style-name="Standard">Se magistro puerorum</text:p>
      <text:p text:style-name="Standard">chori ecclesie</text:p>
      <text:p text:style-name="Standard">ipsorum puerorum pro minori precio quam nunc facit videlicet pro xxii f. pro quolibet</text:p>
      <text:p text:style-name="Standard">Et sunt solum viii pueri nunc expensis ecclesie ut dixit / et tres alii</text:p>
      <text:p text:style-name="Standard">extranei qui non sunt scilicet prius spé . filius de Courtillier et quidem</text:p>
      <text:p text:style-name="Standard">alius traditus per m. Jo. $Bonnet$ Monnet canonicus Par.</text:p>
      <text:p text:style-name="Standard">Audita relacione magistrorum Ja. Barre et Ste. Pion ad hoc commissorum</text:p>
      <text:p text:style-name="Standard">qui visitaverunt quandam domum sitam in vico de Champrosy quam</text:p>
      <text:p text:style-name="Standard">comissi ad visitandum</text:p>
      <text:p text:style-name="Standard">domos ecclesie</text:p>
      <text:p text:style-name="Standard">petit habere ab ecclesia m. P. Malesié pro xx s. p. redditus et que indiget</text:p>
      <text:p text:style-name="Standard">magna reparacione / conclusum est quod visitetur per operarios juratos ecclesie</text:p>
      <text:p text:style-name="Standard">Et ad hoc commictuntur prefatus Barre De Croces et Bastardi Eciam ad</text:p>
      <text:p text:style-name="Standard">videndum parvam domum magistri P. d'Orgemont canonicum Par. et refferendum</text:p>
      <text:p text:style-name="Standard">Hodie domini fecerunt et instituerunt eorum maiorem et procuratorem apud</text:p>
      <text:p text:style-name="Standard">De majore</text:p>
      <text:p text:style-name="Standard">Yteville . Jo. Tierce dicti loci ad exercendum juridicionem ibidem requirendum</text:p>
      <text:p text:style-name="Standard">Yteville</text:p>
      <text:p text:style-name="Standard">homines agendum a defferendum Cum potestate substituendum quo ad lites et ratifficaverunt</text:p>
      <text:p text:style-name="Standard">omnia que fecit ut maior quia ut dicitur jamdiu est erat et est major</text:p>
      <text:p text:style-name="Standard">dicti loci sive officiarius majorie.</text:p>
      <text:p text:style-name="Standard">cccc liii.</text:p>
      <text:p text:style-name="Standard"><text:soft-page-break/>419.</text:p>
      <text:p text:style-name="Standard">=FRAN_0393_05630_L.jpg=</text:p>
      <text:p text:style-name="Standard">420.</text:p>
      <text:p text:style-name="Standard">Martis in festo sancti</text:p>
      <text:p text:style-name="Standard">Gendulphi xiiia novembris . prima ᑕapituli generalis festi sancti</text:p>
      <text:p text:style-name="Standard">Martini hoc fuerunt ad capitulum et lucrati sunt domini infrascripti videlicet</text:p>
      <text:p text:style-name="Standard">Johannes de Oliva succentor . Robertus Cibolle cancellarius . Thomas</text:p>
      <text:p text:style-name="Standard">de Courcellis penitenciarius Petrus de Chacy Guillelmus Britonis Rogerus</text:p>
      <text:p text:style-name="Standard">de Gaillon Jacobus Barre Vincencius De Croces . Stephanus de Mondidier</text:p>
      <text:p text:style-name="Standard">Johannes Aguenin Johannes Monneti Johannes Luillier Martinus</text:p>
      <text:p text:style-name="Standard">de Fraxinis Johannes Bastardi Philipus de Longollio . Stephanus Pion</text:p>
      <text:p text:style-name="Standard">Jacobus Despars Guillelmus Sohier Radulfus Le Fourbeur Guido</text:p>
      <text:p text:style-name="Standard">Burdelot Karolus Boullard . Guillelmus Cotin excusatus Radulfus</text:p>
      <text:p text:style-name="Standard">Hauny extra $Vi$ Theobaldus de Victri infirmus Johannes de Brolio</text:p>
      <text:p text:style-name="Standard">Johannes du Drac excusatus .</text:p>
      <text:p text:style-name="Standard">Istud capitulum durat per iiiior dies et lucratur quilibet canonicus Par.</text:p>
      <text:p text:style-name="Standard">pro qualibet die $ii s. p.$ v s. p. quos debet solvere officiarius anniversariorum</text:p>
      <text:p text:style-name="Standard">et pro prima die xii d. quos debet solvere officiarius vini et quos magister</text:p>
      <text:p text:style-name="Standard">Vincencius de Croces officius $off$ dictorum officiorum solvit Et incipit</text:p>
      <text:p text:style-name="Standard">in festo sancti Gendulphi Et est ordinatum principaliter ad audiendum</text:p>
      <text:p text:style-name="Standard">compotum seu statum dictorum officiorum et ad ipsum continuendum vel de</text:p>
      <text:p text:style-name="Standard">aliis providendum</text:p>
      <text:p text:style-name="Standard">Succentor</text:p>
      <text:p text:style-name="Standard">commictuntur ad loquendum cum domino Par. super hoc que ipse</text:p>
      <text:p text:style-name="Standard">Commissi ad laquendum</text:p>
      <text:p text:style-name="Standard">Penitenciarius</text:p>
      <text:p text:style-name="Standard">Fraxinis } debet ecclesie tam de stacionibus quam aliis</text:p>
      <text:p text:style-name="Standard">cum episcopo par.</text:p>
      <text:p text:style-name="Standard">De Croces</text:p>
      <text:p text:style-name="Standard">Magister Vincencius de Croces canonicus Par. continuatus in officiis anniversariorum</text:p>
      <text:p text:style-name="Standard">Continuacio m.</text:p>
      <text:p text:style-name="Standard">et vini pro isto / Cui injuctum est quod reddat sua compota infra</text:p>
      <text:p text:style-name="Standard">V. de Croces in officiis</text:p>
      <text:p text:style-name="Standard">natale domini proxime / et quod faciat diligenciam de arreragiis recuperandis</text:p>
      <text:p text:style-name="Standard">De nemoribus de quibus hic locutus est magister V. de Croces pro quibus offertur</text:p>
      <text:p text:style-name="Standard">de certis nemoribus videlicet de .ix. arpentis .ix. fr. agat officiarius ut melius poterit et</text:p>
      <text:p text:style-name="Standard"><text:soft-page-break/>remictitur sue consciencie</text:p>
      <text:p text:style-name="Standard">Placet dominis recipere in hominem ad causam feodi de ᗞampniart</text:p>
      <text:p text:style-name="Standard">De feodo de</text:p>
      <text:p text:style-name="Standard">et quod teneatur quictus solvendo ii. scuta auri et fecit hommagium ut</text:p>
      <text:p text:style-name="Standard">Dampniart</text:p>
      <text:p text:style-name="Standard">consuetum est in capitulo et promisit suam dismuncacionem infra xl dies proxime</text:p>
      <text:p text:style-name="Standard">=FRAN_0393_05631_L.jpg=</text:p>
      <text:p text:style-name="Standard">CCCC liii.</text:p>
      <text:p text:style-name="Standard">Mercurii xiiiia novembris $sdi$ secunda dicti capituli generalis fuerunt ad capitulum</text:p>
      <text:p text:style-name="Standard">et lucrati sunt domini . Succentor Cancellarius Penitenciarius . Chacy Breton.</text:p>
      <text:p text:style-name="Standard">Gaillon Barre. Du Drac De Croces . Mondidier Gerson Parenti</text:p>
      <text:p text:style-name="Standard">Monnet . Luillier . de Brolio . Bastardi Pion Sohier Despars</text:p>
      <text:p text:style-name="Standard">Fourbeur Boullardi . de Longollio . Aguenin . Cotin excusatus</text:p>
      <text:p text:style-name="Standard">Hauny extra Victri infirmus P. Thomas infirmus.</text:p>
      <text:p text:style-name="Standard">Super requesta religiosorum Sancti Mathurini Par. petencium graciam seu</text:p>
      <text:p text:style-name="Standard">de Religiosis</text:p>
      <text:p text:style-name="Standard">moderacionem sibi fieri videlicet de C. s. par. pro C. s. t. quos debent ad causam eorum</text:p>
      <text:p text:style-name="Standard">Mathurini</text:p>
      <text:p text:style-name="Standard">scolarium domus sue . Placet dominis ut petitur pro isto Anno solum de gracia</text:p>
      <text:p text:style-name="Standard">et sine prejudicio.</text:p>
      <text:p text:style-name="Standard">Hodie domini Succentor. Cancellarius et penitenciarius ad hoc commissi retulerunt</text:p>
      <text:p text:style-name="Standard">quod ipsi locuti fuerut cum domino episcopo Par. super hoc que debet ecclesie . Et audita</text:p>
      <text:p text:style-name="Standard">eorum relacione quia ipse debet ecclesie vixx iiii £. xvii s. p. de claro debito et ipse</text:p>
      <text:p text:style-name="Standard">De domino Episcopo Par.</text:p>
      <text:p text:style-name="Standard">dixit quod sibi debentur xl £. p. verum quia non constat capitulo de suo debito</text:p>
      <text:p text:style-name="Standard">et quia petit compensacionem fieri deducendo dictas xl £. p. ad debitum</text:p>
      <text:p text:style-name="Standard">capituli domini non sunt oppinionis facere hujusmodi compensacionem . sed loquentur</text:p>
      <text:p text:style-name="Standard">Iterato cum dicto domino Episcopo / et dicatur sibi quod tradat per declaracionem</text:p>
      <text:p text:style-name="Standard">partes sui debiti / et postea ordinabitur</text:p>
      <text:p text:style-name="Standard">421.</text:p>
      <text:p text:style-name="Standard">Jovis xv. novembris iiia dicti capituli generalis fuerint ad capitulum et lucrati sunt</text:p>
      <text:p text:style-name="Standard">domini Succentor Cancellarius Penitenciarius Chacy Breton Gaillon . Barre</text:p>
      <text:p text:style-name="Standard">Du Drac Mondidier De Croces. Aguenin . Parenti. Monnet . Luillier.</text:p>
      <text:p text:style-name="Standard">Fraxinis Bastadi . Pion Sohier Despars . Burdelot . Boullardi</text:p>
      <text:p text:style-name="Standard">Philipus de Longollio . P Thomas . Hauny extra Cotin de Brollio excusati</text:p>
      <text:p text:style-name="Standard">Victri Fourbeur infirmi.</text:p>
      <text:p text:style-name="Standard"><text:soft-page-break/>Super requesta Johanne La Bitonne petente sibi remicti arreragia debita ad</text:p>
      <text:p text:style-name="Standard">causam duarum suarum domorum in vico des ᗅrsis ascendentes ut dicitur ad xviii £. p.</text:p>
      <text:p text:style-name="Standard">Jo. La Bitonne vel circa Audita relacione m. V. de Croces qui retulit quod ipsa vult dare</text:p>
      <text:p text:style-name="Standard">et constituere ecclesie post ejus mortem xl s. p. redditus dum tamen sibi remictantur hujusmodi</text:p>
      <text:p text:style-name="Standard">arreragia domini sunt oppinionis quod solvat hujusmodi arreragia et capiatur quicquid</text:p>
      <text:p text:style-name="Standard">poterit et propter hoc tractabit cum ea idem magister V. de Croces</text:p>
      <text:p text:style-name="Standard">=FRAN_0393_05632_L.jpg=</text:p>
      <text:p text:style-name="Standard">422.</text:p>
      <text:p text:style-name="Standard">Collacio capellanie</text:p>
      <text:p text:style-name="Standard">Sancti Mederici</text:p>
      <text:p text:style-name="Standard">Capellania ad altare sanctorum Blasii et Katherine in ecclesia Sancti</text:p>
      <text:p text:style-name="Standard">$de$ Mederici Par. quam nuper obtinebat et possidebat dominus Johannes</text:p>
      <text:p text:style-name="Standard">Rolandi presbyter vacans ad presens per resignacionem domini Petri Guiardi presbyteri</text:p>
      <text:p text:style-name="Standard">ejus procuratoris ad hoc suffientem fundati et nomine procuratorio ejusdem ex causa</text:p>
      <text:p text:style-name="Standard">tamen permutacionis de ipsa suisque juribus etc. cum magistro Guidone Mendine</text:p>
      <text:p text:style-name="Standard">presbytero ad capellaniam sancti Eligii in infirmaria monasteri Sancte Genovefe in monte</text:p>
      <text:p text:style-name="Standard">Par. suaque jura etc et non alias faciende Salvo jure cujuslibet prestito</text:p>
      <text:p text:style-name="Standard">prius per dictum propter nomine quo supra et dictum Mendine juramento quod in hujusmodi</text:p>
      <text:p text:style-name="Standard">resignacione non intervenient fraus dolus etc. collata est dicto</text:p>
      <text:p text:style-name="Standard">Mendine qui juravit in forma et fuit installato</text:p>
      <text:p text:style-name="Standard">Hodie Johannes Pichon ut procurator et nomine procuratorio Margarete relicte</text:p>
      <text:p text:style-name="Standard">deffuncti Petri Granchot uxoris quondam Johannis Harnoys de Meleduno</text:p>
      <text:p text:style-name="Standard">domine domus des Tournelles site apud Chailli so opposuit ne</text:p>
      <text:p text:style-name="Standard">Curatus de Chailli aut alter recipiatur ad faciendum hommagium</text:p>
      <text:p text:style-name="Standard">Capitulo ad causam decimarum dicti loci racione terro de Mons</text:p>
      <text:p text:style-name="Standard">ad quam opposicionem fuit receptus idem procurator nomine quo supra</text:p>
      <text:p text:style-name="Standard">Opposicio $pro uxore$</text:p>
      <text:p text:style-name="Standard">Jo. Pichon</text:p>
      <text:p text:style-name="Standard">Veneris xvi novembris iiiita et ultima dicti capituli generalis fuerunt ad</text:p>
      <text:p text:style-name="Standard">Capitulum et lucrati sunt domini Succentor . Cancellarius . Penitenciarius Chacy</text:p>
      <text:p text:style-name="Standard">Breton Gaillon . Barre. Du Drac De Croces . Mondidier Aguenin</text:p>
      <text:p text:style-name="Standard">Parenti Monneti Luillier Bastardi Pion. Sohier Despars</text:p>
      <text:p text:style-name="Standard">Fourbeur Burdelot . Boullard . De Longollio P. Thomas Hauny extra</text:p>
      <text:p text:style-name="Standard">Cotin de Brolio Paillardi excusati Victri infirmus .</text:p>
      <text:p text:style-name="Standard">Aguenin</text:p>
      <text:p text:style-name="Standard">Mondidier</text:p>
      <text:p text:style-name="Standard"><text:soft-page-break/>Bastardi</text:p>
      <text:p text:style-name="Standard">} commictuntur ad comparendum in parlamento pro facto</text:p>
      <text:p text:style-name="Standard">De Croces</text:p>
      <text:p text:style-name="Standard">Cotin</text:p>
      <text:p text:style-name="Standard">=FRAN_0393_05633_L.jpg=</text:p>
      <text:p text:style-name="Standard">Capellania a altare mortuorum vacans ad presens per resignacionem m. P. Morain</text:p>
      <text:p text:style-name="Standard">in ecclesiam sancti mederici par.</text:p>
      <text:p text:style-name="Standard">presbyteri procuratoris et nomine procuratorio Guillelmi Le Bel ultimi capellani et possessoris</text:p>
      <text:p text:style-name="Standard">ᑕollacio capellanie in</text:p>
      <text:p text:style-name="Standard">ejusdem ex causa permutacionis et non alias faciende cum magistro Guidone Mendine capellano</text:p>
      <text:p text:style-name="Standard">ecclesia Sancti Mederici</text:p>
      <text:p text:style-name="Standard">capellanie ad altare sanctorum Blasii et Katherine in dicta ecclesia Sancti Mederici</text:p>
      <text:p text:style-name="Standard">ad dictam ᑕapellaniam sanctorum Blasii et Katherine suaque jura etc et</text:p>
      <text:p text:style-name="Standard">non alias faciende Salvo jure cujuslibet prestito prius per dictum procuratorem nomine quo</text:p>
      <text:p text:style-name="Standard">supra / et per dictum magistrum Guidonem juramento quod in hujusmodi resignacionem non</text:p>
      <text:p text:style-name="Standard">intervenient fraus dolus etc. ᑕollata est dicto magistro Guidoni presenti et</text:p>
      <text:p text:style-name="Standard">requirente qui juravit in forma et fuit installatus ubique etc</text:p>
      <text:p text:style-name="Standard">CCCC liii</text:p>
      <text:p text:style-name="Standard">Capellania ad altare sactorum Blasii et Katherine vacans in ecclesia</text:p>
      <text:p text:style-name="Standard">Sancti Mederici Par. per resignacionem m. Guidonis Mendine ultimi possessoris</text:p>
      <text:p text:style-name="Standard">ejusdem ex causa permutaconis et non alias faciende de ipsa cum suis juribus etc. Guillelmo</text:p>
      <text:p text:style-name="Standard">Leber nuper capellano capellanie ad altare mortuorum in dicta ecclesia Sancti Mederici Par.</text:p>
      <text:p text:style-name="Standard">ad dictam capellaniam Mortuorum suaque jura et pertinentes et et non alias faciende</text:p>
      <text:p text:style-name="Standard">Salvo jure cujuslibet prestato prius per dictum m. Guidonem et m. P. Morain</text:p>
      <text:p text:style-name="Standard">procuratorem et nomine procuratorio dicti Le Ber juramento quod in hujusmdi resignacionem non intervenient</text:p>
      <text:p text:style-name="Standard">fraus dolus etc. Collati est dicto Le Ber in persona dati sui prour qui juravit</text:p>
      <text:p text:style-name="Standard">in forma et fuit installatus</text:p>
      <text:p text:style-name="Standard">Collacio capellanie</text:p>
      <text:p text:style-name="Standard">Sancti Mederici</text:p>
      <text:p text:style-name="Standard">423</text:p>
      <text:p text:style-name="Standard">Ad supplicacione Ro. du Boys facta est sibi gracia seu $pro$ moderacio$i$ de par.</text:p>
      <text:p text:style-name="Standard">pro turonensi pro isto anno de xl s. p. debitis ad causam duorum arpentorum</text:p>
      <text:p text:style-name="Standard">gallice de Mares dum tamen solvat $in prop$ in promptu alias gracia nulla</text:p>
      <text:p text:style-name="Standard">ᗞe Roberto</text:p>
      <text:p text:style-name="Standard">du Boys</text:p>
      <text:p text:style-name="Standard"><text:soft-page-break/>=FRAN_0393_05634_L.jpg=</text:p>
      <text:p text:style-name="Standard">424</text:p>
      <text:p text:style-name="Standard">Lune xixa novembris capitulantibus dominis.</text:p>
      <text:p text:style-name="Standard">Succentore</text:p>
      <text:p text:style-name="Standard">Cancellario</text:p>
      <text:p text:style-name="Standard">Parenti</text:p>
      <text:p text:style-name="Standard">Monneti</text:p>
      <text:p text:style-name="Standard">Penitenciario</text:p>
      <text:p text:style-name="Standard">Chacy</text:p>
      <text:p text:style-name="Standard">Luillier</text:p>
      <text:p text:style-name="Standard">Breton</text:p>
      <text:p text:style-name="Standard">Fraxinis</text:p>
      <text:p text:style-name="Standard">Cotin</text:p>
      <text:p text:style-name="Standard">Pion</text:p>
      <text:p text:style-name="Standard">Gaillon</text:p>
      <text:p text:style-name="Standard">Sohier</text:p>
      <text:p text:style-name="Standard">Barre</text:p>
      <text:p text:style-name="Standard">Fourbeur</text:p>
      <text:p text:style-name="Standard">Hauny</text:p>
      <text:p text:style-name="Standard">Bourdelot</text:p>
      <text:p text:style-name="Standard">De Croces</text:p>
      <text:p text:style-name="Standard">Boullardi</text:p>
      <text:p text:style-name="Standard">Ymbert Meson Dieu a adjourné messigneurs a demain Contre Colin</text:p>
      <text:p text:style-name="Standard">Adjournement</text:p>
      <text:p text:style-name="Standard">Gallerne barbier a respondre a cause de une maison pres de lui</text:p>
      <text:p text:style-name="Standard">concernant la fabrique</text:p>
      <text:p text:style-name="Standard">Audita relacione dominorum meorum Cancellarii Penitenciarii et De Croces</text:p>
      <text:p text:style-name="Standard">ad hoc commissorum qui retulerunt vidisse audivisse et examinasse</text:p>
      <text:p text:style-name="Standard">compotum m. Ar. magistri puerorum chori . Conclusum est quod continuatur</text:p>
      <text:p text:style-name="Standard">De compoto m.</text:p>
      <text:p text:style-name="Standard">puerorum chori</text:p>
      <text:p text:style-name="Standard">pro isto Anno pro precio quo prius habebat videlicet pro xvi scutis auri</text:p>
      <text:p text:style-name="Standard">pro quolibet puero pluribus consideratis Et respectu piscidis</text:p>
      <text:p text:style-name="Standard">ordinatum quod defferatur et quod unius de dominis habeat unam clavem</text:p>
      <text:p text:style-name="Standard">Mercurii xxia novembris capitulantibus dominis.</text:p>
      <text:p text:style-name="Standard">Succentore</text:p>
      <text:p text:style-name="Standard"><text:soft-page-break/>Paillard</text:p>
      <text:p text:style-name="Standard">Cancellario</text:p>
      <text:p text:style-name="Standard">De Brolio</text:p>
      <text:p text:style-name="Standard">Penitenciario</text:p>
      <text:p text:style-name="Standard">Chacy.</text:p>
      <text:p text:style-name="Standard">Monneti</text:p>
      <text:p text:style-name="Standard">Luillier</text:p>
      <text:p text:style-name="Standard">Breton</text:p>
      <text:p text:style-name="Standard">Gaillon</text:p>
      <text:p text:style-name="Standard">Bastardi</text:p>
      <text:p text:style-name="Standard">Barre</text:p>
      <text:p text:style-name="Standard">Sohier</text:p>
      <text:p text:style-name="Standard">Hauny</text:p>
      <text:p text:style-name="Standard">Pion</text:p>
      <text:p text:style-name="Standard">De Croces</text:p>
      <text:p text:style-name="Standard">Burdelot</text:p>
      <text:p text:style-name="Standard">Mondidier</text:p>
      <text:p text:style-name="Standard">Boullardi</text:p>
      <text:p text:style-name="Standard">de Longollio</text:p>
      <text:p text:style-name="Standard">Victri infirmo</text:p>
      <text:p text:style-name="Standard">Despars</text:p>
      <text:p text:style-name="Standard">excusatis</text:p>
      <text:p text:style-name="Standard">Aguenin</text:p>
      <text:p text:style-name="Standard">P Thomas</text:p>
      <text:p text:style-name="Standard">Fraxinis</text:p>
      <text:p text:style-name="Standard">Bouchier</text:p>
      <text:p text:style-name="Standard">Parenti</text:p>
      <text:p text:style-name="Standard">Fourbeur infirmo</text:p>
      <text:p text:style-name="Standard">Du Drac</text:p>
      <text:p text:style-name="Standard">excusatis</text:p>
      <text:p text:style-name="Standard">Victri</text:p>
      <text:p text:style-name="Standard">Despars</text:p>
      <text:p text:style-name="Standard">Cotin</text:p>
      <text:p text:style-name="Standard">=FRAN_0393_05635_L.jpg=</text:p>
      <text:p text:style-name="Standard">Andresi</text:p>
      <text:p text:style-name="Standard">CCCC liii.</text:p>
      <text:p text:style-name="Standard"><text:soft-page-break/>Hodie m. R. Hauny retulit fecisse aliquas reparaciones apud</text:p>
      <text:p text:style-name="Standard">Andresiacum et requisivit quod capitulum contribueret verum quia non</text:p>
      <text:p text:style-name="Standard">constabat quis ad hoc tenetur an capitulum vel prebendarii loci dictum</text:p>
      <text:p text:style-name="Standard">est dicto Hauny quod visitabuntur ex parte capituli / et ipsis visis</text:p>
      <text:p text:style-name="Standard">capitulum faciet debitum suum etc.</text:p>
      <text:p text:style-name="Standard">Super hic facta ex parte domicelle la Jensienne petentis sibi</text:p>
      <text:p text:style-name="Standard">fieri graciam et moderacionem de xl viii £. par. debitis ad causam pedagii</text:p>
      <text:p text:style-name="Standard">De domicella Jo.</text:p>
      <text:p text:style-name="Standard">Sancti Bricii . videlicet de medietate summe ad quam tradetur firma pro</text:p>
      <text:p text:style-name="Standard">La Jencienne.</text:p>
      <text:p text:style-name="Standard">tribus annis futuris incipientis ad festum Sancti Johannis Baptiste</text:p>
      <text:p text:style-name="Standard">proxime ordinatum est quod super hoc loqueretur cum magistro P. Boucher et refferetur</text:p>
      <text:p text:style-name="Standard">Conclusum est quod $te$ quosciencumque fiet mencio et loqueretur de facto</text:p>
      <text:p text:style-name="Standard">De magistro G. Sohier</text:p>
      <text:p text:style-name="Standard">domini Par. quod magister G. Sohier ejus nepos canonicus Par. recedat a capitulo</text:p>
      <text:p text:style-name="Standard">et aliis canonicis</text:p>
      <text:p text:style-name="Standard">Et similimodo quilibet alius canonicus quando loquetur de suo facto.</text:p>
      <text:p text:style-name="Standard">Fiat convocacio ad veneris proxime pro facto domini Par. videlicet super</text:p>
      <text:p text:style-name="Standard">Cnvocacio pro</text:p>
      <text:p text:style-name="Standard">fucto domini Pa.</text:p>
      <text:p text:style-name="Standard">facto peccuniarum per ipsum ecclesie debitarum solum</text:p>
      <text:p text:style-name="Standard">Super requesta Johanne Labitonne petentis sibi retucti arreraia</text:p>
      <text:p text:style-name="Standard">debita Capitulo ad causam duarum suarum domorum sitarum in vico des arsis</text:p>
      <text:p text:style-name="Standard">Johanan La Bitonne</text:p>
      <text:p text:style-name="Standard">ad intersignum scuti Britanie et Francie . Platet dominis contenta</text:p>
      <text:p text:style-name="Standard">in sua requesta dum tamen redimat lx s. infra mensem ut offert</text:p>
      <text:p text:style-name="Standard">per suam supplicacionem et se obligat de reparando dictas divis domos et</text:p>
      <text:p text:style-name="Standard">quod det ecclesie xl s. redditus super dictiis domibus postenis obitum cuptensis</text:p>
      <text:p text:style-name="Standard">425.</text:p>
      <text:p text:style-name="Standard">=FRAN_0393_05636_L.jpg=</text:p>
      <text:p text:style-name="Standard">426.</text:p>
      <text:p text:style-name="Standard">Lune xxvi novembris capitulantibus dominis.</text:p>
      <text:p text:style-name="Standard">Cancellario</text:p>
      <text:p text:style-name="Standard">Paillard</text:p>
      <text:p text:style-name="Standard">Fraxinis</text:p>
      <text:p text:style-name="Standard">Penitenciario</text:p>
      <text:p text:style-name="Standard"><text:soft-page-break/>Parenti</text:p>
      <text:p text:style-name="Standard">Chacy</text:p>
      <text:p text:style-name="Standard">Monneti</text:p>
      <text:p text:style-name="Standard">Succentore</text:p>
      <text:p text:style-name="Standard">Breton</text:p>
      <text:p text:style-name="Standard">Pion</text:p>
      <text:p text:style-name="Standard">Gaillon</text:p>
      <text:p text:style-name="Standard">Cotin</text:p>
      <text:p text:style-name="Standard">excusatis</text:p>
      <text:p text:style-name="Standard">Barre</text:p>
      <text:p text:style-name="Standard">De Brolio</text:p>
      <text:p text:style-name="Standard">Luillier</text:p>
      <text:p text:style-name="Standard">Hauny</text:p>
      <text:p text:style-name="Standard">Bastardi</text:p>
      <text:p text:style-name="Standard">Despars</text:p>
      <text:p text:style-name="Standard">Du Drac</text:p>
      <text:p text:style-name="Standard">Sohier</text:p>
      <text:p text:style-name="Standard">Burdelot</text:p>
      <text:p text:style-name="Standard">De Croces</text:p>
      <text:p text:style-name="Standard">Boullardi</text:p>
      <text:p text:style-name="Standard">P Thomas</text:p>
      <text:p text:style-name="Standard">Victri infirmo</text:p>
      <text:p text:style-name="Standard">Mondidier</text:p>
      <text:p text:style-name="Standard">de Longollio</text:p>
      <text:p text:style-name="Standard">Colin Berthin a adjourné messeigneurs a la requeste de Certains chapellains</text:p>
      <text:p text:style-name="Standard">Adjournement</text:p>
      <text:p text:style-name="Standard">de Saint Germain l'Auxerrois a deux heures aprés disner pour</text:p>
      <text:p text:style-name="Standard">veoir jurer certains tesmoings etc</text:p>
      <text:p text:style-name="Standard">Ordinatum est quod de redditibus quos debet domus ad intersignum</text:p>
      <text:p text:style-name="Standard">De domo des Ras</text:p>
      <text:p text:style-name="Standard">des Ras in vico Sancti Dyonisii spectans pueris chori ecclesie ex</text:p>
      <text:p text:style-name="Standard">legato eis facto per deffunctum m. Jo. Chuffart redimentur</text:p>
      <text:p text:style-name="Standard">2</text:p>
      <text:p text:style-name="Standard">vi £. p.</text:p>
      <text:p text:style-name="Standard">Audita requesta domini Germani Calard capicerii ecclesie petentis</text:p>
      <text:p text:style-name="Standard">solvi de iiiii s. p. pro quolibet anno trium annorum pro luminari</text:p>
      <text:p text:style-name="Standard"><text:soft-page-break/>de Capicerio</text:p>
      <text:p text:style-name="Standard">per ipsum in penna ecclesie videlicet chori die festi Sancti Mathurini</text:p>
      <text:p text:style-name="Standard">ministrato . Informet duos an ministraverit per auctoritatem Capituli</text:p>
      <text:p text:style-name="Standard">aut si teneatur de consuetudine</text:p>
      <text:p text:style-name="Standard">e</text:p>
      <text:p text:style-name="Standard">Audita relacione m. V. De Croces officiarii etc Placet dominis</text:p>
      <text:p text:style-name="Standard">De domo</text:p>
      <text:p text:style-name="Standard">quod provideat et faciat ut melius $poterit$ et utilius poterit de domo</text:p>
      <text:p text:style-name="Standard">du fief</text:p>
      <text:p text:style-name="Standard">du $Chie$ fief de Castaneto de qua ipse hic locutus est</text:p>
      <text:p text:style-name="Standard">Tradant domino Par. qui intendit ire erga regem de proximo</text:p>
      <text:p text:style-name="Standard">mense pro facto domus du Val la Reyne. Item scribatur ex parte</text:p>
      <text:p text:style-name="Standard">du val la Royne</text:p>
      <text:p text:style-name="Standard">capituli magistro $G$ L. Guerineti pro hujusmodi facto / eciam quod faciat</text:p>
      <text:p text:style-name="Standard">Cui et Quesnoy</text:p>
      <text:p text:style-name="Standard">hommagium pro et nomine capituli domino Cancellario Francie pro facto</text:p>
      <text:p text:style-name="Standard">Terre de Cuy et de Quesnoy prout habet in mandatis a Capitulo</text:p>
      <text:p text:style-name="Standard">et quod rescribat capitulo quid fecerit . et de faciendo huiusmodi memoriam</text:p>
      <text:p text:style-name="Standard">et licteras oneratus est magister R. Cibolle Cancellario.</text:p>
      <text:p text:style-name="Standard">=FRAN_0393_05637_L.jpg=</text:p>
      <text:p text:style-name="Standard">cccc $lv$ liii</text:p>
      <text:p text:style-name="Standard">Mercurii xxviii novembris capitulantibus dominis</text:p>
      <text:p text:style-name="Standard">Succentore</text:p>
      <text:p text:style-name="Standard">Paillard</text:p>
      <text:p text:style-name="Standard">Fraxinis</text:p>
      <text:p text:style-name="Standard">Cancellario</text:p>
      <text:p text:style-name="Standard">Parenti</text:p>
      <text:p text:style-name="Standard">P. Thomas</text:p>
      <text:p text:style-name="Standard">Chacy</text:p>
      <text:p text:style-name="Standard">Monneti</text:p>
      <text:p text:style-name="Standard">Victri infirmo</text:p>
      <text:p text:style-name="Standard">Breton</text:p>
      <text:p text:style-name="Standard">Luillier</text:p>
      <text:p text:style-name="Standard">Despars excusato</text:p>
      <text:p text:style-name="Standard">Cotin</text:p>
      <text:p text:style-name="Standard">Pion</text:p>
      <text:p text:style-name="Standard"><text:soft-page-break/>Gaillon</text:p>
      <text:p text:style-name="Standard">De Brolio</text:p>
      <text:p text:style-name="Standard">Barre</text:p>
      <text:p text:style-name="Standard">Sohier</text:p>
      <text:p text:style-name="Standard">Hauny</text:p>
      <text:p text:style-name="Standard">Burdelot</text:p>
      <text:p text:style-name="Standard">De Croces</text:p>
      <text:p text:style-name="Standard">Mondidier</text:p>
      <text:p text:style-name="Standard">de Longollio</text:p>
      <text:p text:style-name="Standard">Boullardi</text:p>
      <text:p text:style-name="Standard">Audita relacione m. Martini de Fraxinis qui retulit reperisse de</text:p>
      <text:p text:style-name="Standard">Cera de L'archant xvi f. cum dimidio . Placet dominis quod expediat</text:p>
      <text:p text:style-name="Standard">pro illo precio.</text:p>
      <text:p text:style-name="Standard">Hodie mediante licteris presentacionis seu nominacionis m. V. de Croces canonici Par.</text:p>
      <text:p text:style-name="Standard">existentis in magno turno etc. magistro G. Britonis canonico Par. ut procuratori et</text:p>
      <text:p text:style-name="Standard">nomine procuratorio m. G. De Croces bachalarii in legibus Salvo jure cujuslibet</text:p>
      <text:p text:style-name="Standard">fuit collata parrochialis ecclesia Sancti Christofori in Civitate Par. tunc vacans per obitum</text:p>
      <text:p text:style-name="Standard">deffuncti m. Jo. Graveran ultimi possessoris ejusdem qui juravit</text:p>
      <text:p text:style-name="Standard">in forma / et fuit installatus in choro ecclesie Par. adhibitis solennitatibus assuetis</text:p>
      <text:p text:style-name="Standard">solutis prius xxxiiii s. p. pro recepcione sua modo solito / et die Jovis sequente</text:p>
      <text:p text:style-name="Standard">fuit positus in possessione ejusdem per notarium capituli presentibus in dicta ecclesia parrochiali</text:p>
      <text:p text:style-name="Standard">N. Gossemart et Johanne dicto Barbazan testibus etc.</text:p>
      <text:p text:style-name="Standard">presentacio licterarum</text:p>
      <text:p text:style-name="Standard">Hodie magister P. Morain magister in artibus presentavit capitulo suas licteras nominacionis</text:p>
      <text:p text:style-name="Standard">nominacionis universitatis</text:p>
      <text:p text:style-name="Standard">universitatis Par. et requisivit sibi conferri ecclesiam parrochialem Sancti Christofori in</text:p>
      <text:p text:style-name="Standard">Civitate vacantes per obitum defuncti m. Jo. Graveran ultimi dum viveret possessoris</text:p>
      <text:p text:style-name="Standard">ejusdem quequidem lictere erant de Data mcccc$l$ xlix ix marcii</text:p>
      <text:p text:style-name="Standard">cui responsum est quod loquentur super hoc ad primum capitulum</text:p>
      <text:p text:style-name="Standard">nen</text:p>
      <text:p text:style-name="Standard">Ad supplicacionem Dyonisii Archier Placet dominis sibi dare dilacionem usque ad</text:p>
      <text:p text:style-name="Standard">Dionisio Archier</text:p>
      <text:p text:style-name="Standard">duos annos dumtaxat tradendi suum gallice denombrement ad</text:p>
      <text:p text:style-name="Standard">causam feodi de Villesi in parrochia Dourches Salvo jure cujuslibet</text:p>
      <text:p text:style-name="Standard">et sine prejudicio alterius etc.</text:p>
      <text:p text:style-name="Standard">Vocavit</text:p>
      <text:p text:style-name="Standard"><text:soft-page-break/>Vocatus est ad hostium capituli per Jo. du Chastenet Colinus Erirard citatus auctoritate</text:p>
      <text:p text:style-name="Standard">privilegiorum etc. pro procuratore ecclesie ad causam prebendarum de Balneolis contra</text:p>
      <text:p text:style-name="Standard">du Chastenet</text:p>
      <text:p text:style-name="Standard">Cera Sancti</text:p>
      <text:p text:style-name="Standard">Mathurini</text:p>
      <text:p text:style-name="Standard">nominacio et</text:p>
      <text:p text:style-name="Standard">Collacio ecclesie</text:p>
      <text:p text:style-name="Standard">Christofori</text:p>
      <text:p text:style-name="Standard">427.</text:p>
      <text:p text:style-name="Standard">=FRAN_0393_05638_L.jpg=</text:p>
      <text:p text:style-name="Standard">428.</text:p>
      <text:p text:style-name="Standard">Veneris xxx. ultima novembris fuit festum sancti Andree.</text:p>
      <text:p text:style-name="Standard">Lune in festo Sancti Valerie iiia Decembris capitulantibus dominis</text:p>
      <text:p text:style-name="Standard">Succentore</text:p>
      <text:p text:style-name="Standard">Paillard</text:p>
      <text:p text:style-name="Standard">Fraxinis</text:p>
      <text:p text:style-name="Standard">Cancellario</text:p>
      <text:p text:style-name="Standard">Aguenin</text:p>
      <text:p text:style-name="Standard">P Thomas</text:p>
      <text:p text:style-name="Standard">Parenti</text:p>
      <text:p text:style-name="Standard">Penitenciario</text:p>
      <text:p text:style-name="Standard">Fourbeur</text:p>
      <text:p text:style-name="Standard">Monneti</text:p>
      <text:p text:style-name="Standard">Chacy</text:p>
      <text:p text:style-name="Standard">Boullardi</text:p>
      <text:p text:style-name="Standard">Luillier</text:p>
      <text:p text:style-name="Standard">Breton</text:p>
      <text:p text:style-name="Standard">Du Drac</text:p>
      <text:p text:style-name="Standard">De Brolio</text:p>
      <text:p text:style-name="Standard">Cotin</text:p>
      <text:p text:style-name="Standard">Victri</text:p>
      <text:p text:style-name="Standard">Bastardi</text:p>
      <text:p text:style-name="Standard">excusatis</text:p>
      <text:p text:style-name="Standard">Gaillon</text:p>
      <text:p text:style-name="Standard">Despars</text:p>
      <text:p text:style-name="Standard">Pion</text:p>
      <text:p text:style-name="Standard"><text:soft-page-break/>Barre</text:p>
      <text:p text:style-name="Standard">Sohier</text:p>
      <text:p text:style-name="Standard">De Croces extra</text:p>
      <text:p text:style-name="Standard">Hauny</text:p>
      <text:p text:style-name="Standard">Burdelot</text:p>
      <text:p text:style-name="Standard">Mondidier</text:p>
      <text:p text:style-name="Standard">de Longolio</text:p>
      <text:p text:style-name="Standard">Hodie m. P. Morain vigore licterarum nominacionis universitatis peciit prout</text:p>
      <text:p text:style-name="Standard">alias sibi conferri parrochialem ecclesiam sancti Christofori nuper vacantes per obitum</text:p>
      <text:p text:style-name="Standard">m. P. Morain</text:p>
      <text:p text:style-name="Standard">m. Jo. Graveran . presentibus dominis Succentore Chacy Breton et nonnullis</text:p>
      <text:p text:style-name="Standard">aliis.</text:p>
      <text:p text:style-name="Standard">In causa domini episcopi Baiocensis actoris Contra m. Victorem Textoris canonicum</text:p>
      <text:p text:style-name="Standard">Causa domini</text:p>
      <text:p text:style-name="Standard">Sancti Benedicti reum m. Jo. Angot peciit habere commissarios ad</text:p>
      <text:p text:style-name="Standard">Episcopi Baiocensis.</text:p>
      <text:p text:style-name="Standard">videndum eorum processum Super quo deputati sunt Fraxinis et</text:p>
      <text:p text:style-name="Standard">Aguenin / et non procedent quousque dictus Victor audiatur</text:p>
      <text:p text:style-name="Standard">er</text:p>
      <text:p text:style-name="Standard">ad supplicacione et requestam m. G. Barrault clericus de Parisius</text:p>
      <text:p text:style-name="Standard">audita relacione dominorum provisorum collegii Forteti ad hoc commissorum</text:p>
      <text:p text:style-name="Standard">Collacio Bursarum Burse dicti collegii vacantes per absenciam et non residenciam m. P. de</text:p>
      <text:p text:style-name="Standard">Forteti</text:p>
      <text:p text:style-name="Standard">Monasterio / et quia tenuit eas ultra tempus debitum aut alias</text:p>
      <text:p text:style-name="Standard">quovismodo vacure dicantur . Collate sunt eidem magistro Guillelmo</text:p>
      <text:p text:style-name="Standard">Barrault qui repertus fuit ad hoc ydoneus et capax</text:p>
      <text:p text:style-name="Standard">Super requesta m. Jo. Mioti petenti scolas puerorum masculinum</text:p>
      <text:p text:style-name="Standard">magister Jo. Pioti</text:p>
      <text:p text:style-name="Standard">in quadrumo Templi ad collacionem domini Cantoris spectante Placet</text:p>
      <text:p text:style-name="Standard">dominis si fuerit ibidem locutus aptus et fuerit ipse repertus ad hoc sufficiens</text:p>
      <text:p text:style-name="Standard">per dominos Succentorem et penitenciarium . que sibi fuerunt depost concesse per capitulum</text:p>
      <text:p text:style-name="Standard">=FRAN_0393_05639_L.jpg=</text:p>
      <text:p text:style-name="Standard">de Taillia</text:p>
      <text:p text:style-name="Standard">d'Orly.</text:p>
      <text:p text:style-name="Standard">cccc liii°</text:p>
      <text:p text:style-name="Standard">Audita relacione Camerarii clerici placet dominis quod ipse tradat</text:p>
      <text:p text:style-name="Standard"><text:soft-page-break/>Stephano Haye Tailliam de Orlyaco pro xxviii £. p.</text:p>
      <text:p text:style-name="Standard">Preceptum est Eidem Camerario quod provideat parrochiali ecclesie Sancti</text:p>
      <text:p text:style-name="Standard">Christosori in Civitate ad collacionem $d$ capituli Par. pleno jure</text:p>
      <text:p text:style-name="Standard">spectante donec et quousque alias fuerit provisus pro eo quod Curatus</text:p>
      <text:p text:style-name="Standard">non est in sacris</text:p>
      <text:p text:style-name="Standard">Audita relacione m. Jo. Bastardi qui retulit tradidisse Cuidem</text:p>
      <text:p text:style-name="Standard">hominem duo arpenta terre apud Balneolas ipsis prius proclamatis in</text:p>
      <text:p text:style-name="Standard">De duobus arpentis</text:p>
      <text:p text:style-name="Standard">parrochiis proxime videlicet pro iiii s. p. redditus pro quolibet arpento in quibus</text:p>
      <text:p text:style-name="Standard">terre apud Baigneux</text:p>
      <text:p text:style-name="Standard">ipse homo tenebitur plantari facere vineam prout jam incipit</text:p>
      <text:p text:style-name="Standard">et solvere decimam . Placet dominis quod tradantur ut melius et utilius</text:p>
      <text:p text:style-name="Standard">fieri poterit</text:p>
      <text:p text:style-name="Standard">De terris de la Villecte de quibus hic locutus est idem Camerarius</text:p>
      <text:p text:style-name="Standard">De terris de</text:p>
      <text:p text:style-name="Standard">videlicet de iiiior arpentis quas tenet Pocole junior Placet</text:p>
      <text:p text:style-name="Standard">terrarum</text:p>
      <text:p text:style-name="Standard">la Villecte</text:p>
      <text:p text:style-name="Standard">dominis quod ipse Camerarius et magister Martinus de Fraxinis tradant</text:p>
      <text:p text:style-name="Standard">ut melius poterunt tradendo bonam caucionem.</text:p>
      <text:p text:style-name="Standard">Yteville</text:p>
      <text:p text:style-name="Standard">Super requesta illorum de Yteville deputantur domini Cancellarius Vayli</text:p>
      <text:p text:style-name="Standard">Bastardi et Pion ad loquendum cum ipsis ipsos audiendum tractandum et refferendum</text:p>
      <text:p text:style-name="Standard">Super requesta Marie La Meresse requirente habere ceram Liricantum pro precio</text:p>
      <text:p text:style-name="Standard">quo ipsa obtulit magistro Martino de Fraxinis videlicet xvi f. cum dimidio pro qua tradidit</text:p>
      <text:p text:style-name="Standard">denarium Dei eidem magistro Martino . Audita ejus relacione audito eciam magistro</text:p>
      <text:p text:style-name="Standard">Johanne Monneti commisso ad hoc cum ipso domini sunt oppinionis quod ipsa Maria non</text:p>
      <text:p text:style-name="Standard">debet habere dictam ceram pro dicto precio actento quod dictus Monnet prius</text:p>
      <text:p text:style-name="Standard">reperit de ipsa cera xvii f. cum dimidio et quia ipsi simul commissi erant ideo ipse</text:p>
      <text:p text:style-name="Standard">de Fraxinis non poterat aliquid facere solus maxime in prejudicium ecclesie</text:p>
      <text:p text:style-name="Standard">De cura Sancti</text:p>
      <text:p text:style-name="Standard">Christofori</text:p>
      <text:p text:style-name="Standard">429.</text:p>
      <text:p text:style-name="Standard">La Meresse</text:p>
      <text:p text:style-name="Standard">=FRAN_0393_05640_L.jpg=</text:p>
      <text:p text:style-name="Standard">430.</text:p>
      <text:p text:style-name="Standard"><text:soft-page-break/>Mercurii quinta decembris capitulantibus dominis.</text:p>
      <text:p text:style-name="Standard">Succentore</text:p>
      <text:p text:style-name="Standard">Cancellario</text:p>
      <text:p text:style-name="Standard">Paillard</text:p>
      <text:p text:style-name="Standard">Penitenciario</text:p>
      <text:p text:style-name="Standard">Monneti</text:p>
      <text:p text:style-name="Standard">de Longollio</text:p>
      <text:p text:style-name="Standard">Boullardi</text:p>
      <text:p text:style-name="Standard">Chacy</text:p>
      <text:p text:style-name="Standard">Parenti</text:p>
      <text:p text:style-name="Standard">De Croces extra</text:p>
      <text:p text:style-name="Standard">Breton</text:p>
      <text:p text:style-name="Standard">Luillier</text:p>
      <text:p text:style-name="Standard">Cotin</text:p>
      <text:p text:style-name="Standard">Bastardi</text:p>
      <text:p text:style-name="Standard">Victri infirmo</text:p>
      <text:p text:style-name="Standard">Gaillon</text:p>
      <text:p text:style-name="Standard">Pion</text:p>
      <text:p text:style-name="Standard">De Brolio</text:p>
      <text:p text:style-name="Standard">Barre</text:p>
      <text:p text:style-name="Standard">Sohier</text:p>
      <text:p text:style-name="Standard">Despars } excusatis</text:p>
      <text:p text:style-name="Standard">Hauny</text:p>
      <text:p text:style-name="Standard">P Thomas</text:p>
      <text:p text:style-name="Standard">Mondidier</text:p>
      <text:p text:style-name="Standard">Fourbeur</text:p>
      <text:p text:style-name="Standard">Aguenin</text:p>
      <text:p text:style-name="Standard">Fraxinis</text:p>
      <text:p text:style-name="Standard">T. de Victri</text:p>
      <text:p text:style-name="Standard">Ad requestam m. T. de Victri Placet dominis quod ipse habeat in</text:p>
      <text:p text:style-name="Standard">orreis capituli locum ad ponendum sua grana</text:p>
      <text:p text:style-name="Standard">Hodie magister puerorum chori supplicavit dominis ut vellent facere aliquid</text:p>
      <text:p text:style-name="Standard">De pueris chori</text:p>
      <text:p text:style-name="Standard">gratuitatem pro festo Sancti Nicholay proxime Super quo dictum est</text:p>
      <text:p text:style-name="Standard">quod nichil habebunt nisi solum de eorum gallice boyte</text:p>
      <text:p text:style-name="Standard">Super peticione quam fecit magister Jo. Bastardi canonicus Par. prebendatus</text:p>
      <text:p text:style-name="Standard"><text:soft-page-break/>apud Balneolas Johanni du Chastenet Jeaulario Capituli videlicet</text:p>
      <text:p text:style-name="Standard">Jo. Bastardi</text:p>
      <text:p text:style-name="Standard">quod solvat decimam unius arpenti vinee ibidem existentis et quod condempneretur</text:p>
      <text:p text:style-name="Standard">Jo. du Chastenet</text:p>
      <text:p text:style-name="Standard">ad hoc solvendum de cetero cum arreragiis etc. domini sunt oppinionis</text:p>
      <text:p text:style-name="Standard">quod non debet condempniri sed debet sufficere suam confessionem</text:p>
      <text:p text:style-name="Standard">quam fecit . qui respondit et confessus fuit quod ipse a tempore</text:p>
      <text:p text:style-name="Standard">quo ipse du Chastenetur dictam vineam non recusavit solvere</text:p>
      <text:p text:style-name="Standard">tenuit</text:p>
      <text:p text:style-name="Standard">dictam decimam ymo ipse bene et debite solvit dictam decimam</text:p>
      <text:p text:style-name="Standard">et offert solvere pro tempore futuro quamdiu eam tenebit debite prout</text:p>
      <text:p text:style-name="Standard">fuerit racionis.</text:p>
      <text:p text:style-name="Standard">Placet dominis quod dominus Johannes de Souvigne presbyter teneat ad firmam Curam</text:p>
      <text:p text:style-name="Standard">De domino Jo. de</text:p>
      <text:p text:style-name="Standard">Sancti Christofori in Civitate quam obtinet magister G. De Croces quia non est insacris quiquidem</text:p>
      <text:p text:style-name="Standard">Souvigne pro</text:p>
      <text:p text:style-name="Standard">do. Jo. de Souvegne postmodum comparuit coram me notario capituli et testibus</text:p>
      <text:p text:style-name="Standard">cura sancti Chistoforii</text:p>
      <text:p text:style-name="Standard">infrascriptis et cepit dictam curam ad firmam pro uno anno pro $xv$ xii £. p.</text:p>
      <text:p text:style-name="Standard">solvendis capitulo vel domino decano Par. si tunc fuerit ad festum Sancti Johannis Baptiste proxime $et$</text:p>
      <text:p text:style-name="Standard">aut pro rata etc. Et hoc mediante ipse percipiet oblaciones et jura parrochialia et</text:p>
      <text:p text:style-name="Standard">deserviet in divinis presentibus in capituro Par. domino Jo. de Marconnelle canonico et magistro</text:p>
      <text:p text:style-name="Standard">l</text:p>
      <text:p text:style-name="Standard">Arnulpho Greban testibus etc.</text:p>
      <text:p text:style-name="Standard">=FRAN_0393_05641_L.jpg=</text:p>
      <text:p text:style-name="Standard">CCCC l liii°.</text:p>
      <text:p text:style-name="Standard">431.</text:p>
      <text:p text:style-name="Standard">Camerarius clericus videlicet dominus Jo. de Marconnellis presbyter Et Ravandus Le</text:p>
      <text:p text:style-name="Standard">Dannoys / committuntur ad tractandum et ad tradendum $nuper$ ad tempus</text:p>
      <text:p text:style-name="Standard">sive imperpetuum ad utilitatem Capituli ipso tamen Capitulo debite primitus</text:p>
      <text:p text:style-name="Standard">informato de commodo vel incommodo et ipso capitulo ad hoc conscensit masuras</text:p>
      <text:p text:style-name="Standard">terras vineas preta et alia hereditagia in frichia existencia ipsi capitulo</text:p>
      <text:p text:style-name="Standard">ad causam terre de Mons spectantes et pertinentes et que provenerunt per</text:p>
      <text:p text:style-name="Standard">renunciacionem illorum ipsa possidentes aut per deffectum heredorum seu jurium</text:p>
      <text:p text:style-name="Standard">non solutorum et per aubenne etc.</text:p>
      <text:p text:style-name="Standard"><text:soft-page-break/>Mons</text:p>
      <text:p text:style-name="Standard">Veneris viia decembris capitulantibus dominis.</text:p>
      <text:p text:style-name="Standard">Fraxinis</text:p>
      <text:p text:style-name="Standard">Paillard</text:p>
      <text:p text:style-name="Standard">Succentore</text:p>
      <text:p text:style-name="Standard">Burdelot</text:p>
      <text:p text:style-name="Standard">Aguenin</text:p>
      <text:p text:style-name="Standard">Cancellario</text:p>
      <text:p text:style-name="Standard">Boullardi</text:p>
      <text:p text:style-name="Standard">Parenti</text:p>
      <text:p text:style-name="Standard">Chacy</text:p>
      <text:p text:style-name="Standard">Penitenciario</text:p>
      <text:p text:style-name="Standard">Monneti</text:p>
      <text:p text:style-name="Standard">Breton</text:p>
      <text:p text:style-name="Standard">Victri</text:p>
      <text:p text:style-name="Standard">Fourbeur</text:p>
      <text:p text:style-name="Standard">Cotin</text:p>
      <text:p text:style-name="Standard">De Brolio }excusatis</text:p>
      <text:p text:style-name="Standard">Luillier</text:p>
      <text:p text:style-name="Standard">Gaillon</text:p>
      <text:p text:style-name="Standard">Bastardi</text:p>
      <text:p text:style-name="Standard">Despars</text:p>
      <text:p text:style-name="Standard">Barre</text:p>
      <text:p text:style-name="Standard">Sohier</text:p>
      <text:p text:style-name="Standard">De Croces extra</text:p>
      <text:p text:style-name="Standard">Hauny</text:p>
      <text:p text:style-name="Standard">Pion</text:p>
      <text:p text:style-name="Standard">Du Drac</text:p>
      <text:p text:style-name="Standard">P Thomas</text:p>
      <text:p text:style-name="Standard">Mondidier</text:p>
      <text:p text:style-name="Standard">N. Bretin a adjourné messeigneurs a lundi prochain contre Adenet Flexain</text:p>
      <text:p text:style-name="Standard">Adjournement</text:p>
      <text:p text:style-name="Standard">pour oïr une sommacion pour les reparacions de l'ostel du Poulain</text:p>
      <text:p text:style-name="Standard">et la rue Saint Anthoine</text:p>
      <text:p text:style-name="Standard">=FRAN_0393_05642_L.jpg=</text:p>
      <text:p text:style-name="Standard">432.</text:p>
      <text:p text:style-name="Standard"><text:soft-page-break/>Lune x Decembris capitulantibus dominis.</text:p>
      <text:p text:style-name="Standard">Succentore</text:p>
      <text:p text:style-name="Standard">Cancellario</text:p>
      <text:p text:style-name="Standard">Victri</text:p>
      <text:p text:style-name="Standard">Pion</text:p>
      <text:p text:style-name="Standard">Penitenciario</text:p>
      <text:p text:style-name="Standard">Mondidier</text:p>
      <text:p text:style-name="Standard">Chacy</text:p>
      <text:p text:style-name="Standard">Paillardi</text:p>
      <text:p text:style-name="Standard">Fraxinis</text:p>
      <text:p text:style-name="Standard">Burdelot</text:p>
      <text:p text:style-name="Standard">Breton</text:p>
      <text:p text:style-name="Standard">Aguenin</text:p>
      <text:p text:style-name="Standard">Boullardi</text:p>
      <text:p text:style-name="Standard">Cotin</text:p>
      <text:p text:style-name="Standard">Parenti</text:p>
      <text:p text:style-name="Standard">Gaillon</text:p>
      <text:p text:style-name="Standard">Monneti</text:p>
      <text:p text:style-name="Standard">Despars excusato</text:p>
      <text:p text:style-name="Standard">Barre</text:p>
      <text:p text:style-name="Standard">Fourbeur</text:p>
      <text:p text:style-name="Standard">Bastard</text:p>
      <text:p text:style-name="Standard">Hauny</text:p>
      <text:p text:style-name="Standard">Luillier</text:p>
      <text:p text:style-name="Standard">Du Drac</text:p>
      <text:p text:style-name="Standard">De Brolio</text:p>
      <text:p text:style-name="Standard">De Croces</text:p>
      <text:p text:style-name="Standard">Sohier</text:p>
      <text:p text:style-name="Standard">Hodie Jacobus Lignage commissus ad distribuendum merellos</text:p>
      <text:p text:style-name="Standard">clericorum matutinarum juravit distribuere ipsos merellos horis</text:p>
      <text:p text:style-name="Standard">debitis</text:p>
      <text:p text:style-name="Standard">Audita relacione m. V. De Croces Placet dominis quod ipse tradat</text:p>
      <text:p text:style-name="Standard">Gortum d'Andresi pro xii £. p. si non possit plus habere super</text:p>
      <text:p text:style-name="Standard">quo remictitur sue discrecioni.</text:p>
      <text:p text:style-name="Standard">De merellis</text:p>
      <text:p text:style-name="Standard">distribuendis</text:p>
      <text:p text:style-name="Standard"><text:soft-page-break/>De Gorto</text:p>
      <text:p text:style-name="Standard">D'Andresi</text:p>
      <text:p text:style-name="Standard">Mercurii xii decembris capitulantibus dominis.</text:p>
      <text:p text:style-name="Standard">Penitenciario</text:p>
      <text:p text:style-name="Standard">Barre in choro</text:p>
      <text:p text:style-name="Standard">Pion</text:p>
      <text:p text:style-name="Standard">Chacy</text:p>
      <text:p text:style-name="Standard">De Croces extra</text:p>
      <text:p text:style-name="Standard">Burdelot</text:p>
      <text:p text:style-name="Standard">Breton</text:p>
      <text:p text:style-name="Standard">Mondidier</text:p>
      <text:p text:style-name="Standard">Fourbeur</text:p>
      <text:p text:style-name="Standard">Paillard</text:p>
      <text:p text:style-name="Standard">Victri</text:p>
      <text:p text:style-name="Standard">Succentore</text:p>
      <text:p text:style-name="Standard">Aguenin</text:p>
      <text:p text:style-name="Standard">De Brolio</text:p>
      <text:p text:style-name="Standard">Cancellario</text:p>
      <text:p text:style-name="Standard">Parenti</text:p>
      <text:p text:style-name="Standard">Bastardi</text:p>
      <text:p text:style-name="Standard">Cotin</text:p>
      <text:p text:style-name="Standard">excusatis</text:p>
      <text:p text:style-name="Standard">Monneti</text:p>
      <text:p text:style-name="Standard">Luillier</text:p>
      <text:p text:style-name="Standard">Gaillon } excusatis</text:p>
      <text:p text:style-name="Standard">Sohier</text:p>
      <text:p text:style-name="Standard">Despars</text:p>
      <text:p text:style-name="Standard">P Thomas</text:p>
      <text:p text:style-name="Standard">Boullardi</text:p>
      <text:p text:style-name="Standard">Hauny</text:p>
      <text:p text:style-name="Standard">Fraxinis</text:p>
      <text:p text:style-name="Standard">Nichil actum est in presenti Capitulo propter absenciam dominorum</text:p>
      <text:p text:style-name="Standard">=FRAN_0393_05643_L.jpg=</text:p>
      <text:p text:style-name="Standard">cccc liii°</text:p>
      <text:p text:style-name="Standard">Veneris xiiii decembris capitulantibus dominis</text:p>
      <text:p text:style-name="Standard">Succentore</text:p>
      <text:p text:style-name="Standard"><text:soft-page-break/>De Croces</text:p>
      <text:p text:style-name="Standard">Fourbeur</text:p>
      <text:p text:style-name="Standard">Cancellario</text:p>
      <text:p text:style-name="Standard">Mondidier</text:p>
      <text:p text:style-name="Standard">Sohier</text:p>
      <text:p text:style-name="Standard">Penitenciario</text:p>
      <text:p text:style-name="Standard">Paillardi</text:p>
      <text:p text:style-name="Standard">Pion</text:p>
      <text:p text:style-name="Standard">Chacy</text:p>
      <text:p text:style-name="Standard">Parenti</text:p>
      <text:p text:style-name="Standard">P Thomas</text:p>
      <text:p text:style-name="Standard">Breton</text:p>
      <text:p text:style-name="Standard">Monneti</text:p>
      <text:p text:style-name="Standard">Fraxinis</text:p>
      <text:p text:style-name="Standard">Cotin</text:p>
      <text:p text:style-name="Standard">de Brolio</text:p>
      <text:p text:style-name="Standard">Burdelot</text:p>
      <text:p text:style-name="Standard">Gaillon</text:p>
      <text:p text:style-name="Standard">Boullardi</text:p>
      <text:p text:style-name="Standard">Luillier</text:p>
      <text:p text:style-name="Standard">Barre</text:p>
      <text:p text:style-name="Standard">Victri</text:p>
      <text:p text:style-name="Standard">Bastardi</text:p>
      <text:p text:style-name="Standard">excusatis</text:p>
      <text:p text:style-name="Standard">Hauny</text:p>
      <text:p text:style-name="Standard">Despars</text:p>
      <text:p text:style-name="Standard">Du Drac</text:p>
      <text:p text:style-name="Standard">Aguenin</text:p>
      <text:p text:style-name="Standard">Super requesta domini G. Fabri capellani Sancti Michaelis in ecclesia Par.</text:p>
      <text:p text:style-name="Standard">petentis habere vi francos pro et loco xvi. sextariorum Officiarius</text:p>
      <text:p text:style-name="Standard">videlicet m. De Croces tractabitur cum ipso pro iiiior aut tribus francis</text:p>
      <text:p text:style-name="Standard">Magister Michael Conteret licenciatus in legibus commictitur ad excercendum officium</text:p>
      <text:p text:style-name="Standard">prepositure de Spedona et de Maisieres ad vadia sibi ordinanda</text:p>
      <text:p text:style-name="Standard">per capitulum</text:p>
      <text:p text:style-name="Standard">Aubergenville Item similiter ad excercendum officium Bailliviatus de Aubergenvilla</text:p>
      <text:p text:style-name="Standard">ad vadia ut supra</text:p>
      <text:p text:style-name="Standard"><text:soft-page-break/>Jo. Le Roy</text:p>
      <text:p text:style-name="Standard">De Jo. Le Roy pro certo redditu remictitur discrecioni officiarii horarum</text:p>
      <text:p text:style-name="Standard">Succentor</text:p>
      <text:p text:style-name="Standard">commictuntur ex parte capituli ad eundem erga universitatem Par.</text:p>
      <text:p text:style-name="Standard">Commissi pro</text:p>
      <text:p text:style-name="Standard">Fraxinis</text:p>
      <text:p text:style-name="Standard">universitate Parisiensi</text:p>
      <text:p text:style-name="Standard">Paillard</text:p>
      <text:p text:style-name="Standard">ad ostendendum eis et exponendum verbo privilegia</text:p>
      <text:p text:style-name="Standard">De Brolio</text:p>
      <text:p text:style-name="Standard">et libertates ecclesie casu quo persisterent ad eorum</text:p>
      <text:p text:style-name="Standard">Mondidier</text:p>
      <text:p text:style-name="Standard">intentionem et propositum pro facto Cancellarie Par.</text:p>
      <text:p text:style-name="Standard">Despars</text:p>
      <text:p text:style-name="Standard">De matriculariis</text:p>
      <text:p text:style-name="Standard">Habeant matricularii layci videlicet quilibet unum panem capituli</text:p>
      <text:p text:style-name="Standard">laycis</text:p>
      <text:p text:style-name="Standard">durantibus antiphonie de O. faciende eorum debitum et lucrando</text:p>
      <text:p text:style-name="Standard">G. Fabri</text:p>
      <text:p text:style-name="Standard">Spedona</text:p>
      <text:p text:style-name="Standard">433.</text:p>
      <text:p text:style-name="Standard">=FRAN_0393_05644_L.jpg=</text:p>
      <text:p text:style-name="Standard">434</text:p>
      <text:p text:style-name="Standard">Lune xvii decembris capitulantibus dominis.</text:p>
      <text:p text:style-name="Standard">Succentore</text:p>
      <text:p text:style-name="Standard">Cancellario</text:p>
      <text:p text:style-name="Standard">Aguenin</text:p>
      <text:p text:style-name="Standard">Pion</text:p>
      <text:p text:style-name="Standard">Paillardi</text:p>
      <text:p text:style-name="Standard">Burdelot</text:p>
      <text:p text:style-name="Standard">Penitenciario</text:p>
      <text:p text:style-name="Standard">Parenti</text:p>
      <text:p text:style-name="Standard">Fraxinis</text:p>
      <text:p text:style-name="Standard">Chacy</text:p>
      <text:p text:style-name="Standard">Fourbeur</text:p>
      <text:p text:style-name="Standard">Breton</text:p>
      <text:p text:style-name="Standard"><text:soft-page-break/>Victri</text:p>
      <text:p text:style-name="Standard">Monnet</text:p>
      <text:p text:style-name="Standard">Cotin</text:p>
      <text:p text:style-name="Standard">de Brolio } excusatis</text:p>
      <text:p text:style-name="Standard">Gaillon</text:p>
      <text:p text:style-name="Standard">Bastardi</text:p>
      <text:p text:style-name="Standard">Despars</text:p>
      <text:p text:style-name="Standard">Barre</text:p>
      <text:p text:style-name="Standard">Luillier</text:p>
      <text:p text:style-name="Standard">De Croces</text:p>
      <text:p text:style-name="Standard">Hauny</text:p>
      <text:p text:style-name="Standard">Sohier</text:p>
      <text:p text:style-name="Standard">Du Drac</text:p>
      <text:p text:style-name="Standard">Boullardi</text:p>
      <text:p text:style-name="Standard">P Thomas</text:p>
      <text:p text:style-name="Standard">Dominus Germanus Watree et Jo. Goizot supplicaverunt dominis et pecierunt habere</text:p>
      <text:p text:style-name="Standard">licenciam faciendi arrestari in manu capituli certum granum spectantem eisdem</text:p>
      <text:p text:style-name="Standard">et aliis canonicis Sancti Dyonisii de Passu sive in manu eorum procuratoris donec et</text:p>
      <text:p text:style-name="Standard">quousque fuerit super hoc $desta$ ordinatum per capitulum . propter quod preceptum est</text:p>
      <text:p text:style-name="Standard">Johanni du Chastenet hostiario Capituli ita fieri</text:p>
      <text:p text:style-name="Standard">De pane capituli</text:p>
      <text:p text:style-name="Standard">Conclusum est quod fiat forum cum G. Thibout aut alio boulengeatio pro faciendo panem</text:p>
      <text:p text:style-name="Standard">capituli / et nichilominus ordinatum est quod ematur Bladum usque xii modia vel circa</text:p>
      <text:p text:style-name="Standard">De molendino</text:p>
      <text:p text:style-name="Standard">Magister V. De Croces ibit apud Liricantum et ducet operarios et expertos ad videndum</text:p>
      <text:p text:style-name="Standard">Liricantu</text:p>
      <text:p text:style-name="Standard">vedendum molendinum de quo hic locutum est et refferet de commodo vel incommodo</text:p>
      <text:p text:style-name="Standard">Constitucio</text:p>
      <text:p text:style-name="Standard">Jodie domini constituerunt eorum procuratorem Adam Cheveterie ad litigandum</text:p>
      <text:p text:style-name="Standard">procuratoris</text:p>
      <text:p text:style-name="Standard">arrestandum requirendum homines etc. pro prebenda apud Moriacum.</text:p>
      <text:p text:style-name="Standard">Quia dominus Germanus Calard Capicerius peciit habere panem capituli</text:p>
      <text:p text:style-name="Standard">G. Calard</text:p>
      <text:p text:style-name="Standard">in istis antiphonis de. O. Placet dominis quod habeat illud quod habere debebit</text:p>
      <text:p text:style-name="Standard">Sic quod solvat similiter illud quod debet videlicet quod tradat candellas unius</text:p>
      <text:p text:style-name="Standard">pedis ut debet.</text:p>
      <text:p text:style-name="Standard"><text:soft-page-break/>De Croces pro</text:p>
      <text:p text:style-name="Standard">Magister V. De Croces afferet ad primum capitulum per declaracionem partes</text:p>
      <text:p text:style-name="Standard">admortizacionum</text:p>
      <text:p text:style-name="Standard">pro facto admortizacionum</text:p>
      <text:p text:style-name="Standard">Camerarius clericus adducet mercurii proxime in capitulo $Boulengarii$ Molendinarium</text:p>
      <text:p text:style-name="Standard">De parvo molendino</text:p>
      <text:p text:style-name="Standard">qui vult capere parvum molendinum videlicet Jo. Souchet qui offert xxvi £. v. s.</text:p>
      <text:p text:style-name="Standard">ad vi annos ut dicitur</text:p>
      <text:p text:style-name="Standard">De canonicis Sancti</text:p>
      <text:p text:style-name="Standard">Dy de Passu</text:p>
      <text:p text:style-name="Standard">=FRAN_0393_05645_L.jpg=</text:p>
      <text:p text:style-name="Standard">CCCC° liii°</text:p>
      <text:p text:style-name="Standard">Mercurii xix decembris capitulantibus dominis</text:p>
      <text:p text:style-name="Standard">Succentore</text:p>
      <text:p text:style-name="Standard">Mondidier</text:p>
      <text:p text:style-name="Standard">P Thomas</text:p>
      <text:p text:style-name="Standard">Cancellario</text:p>
      <text:p text:style-name="Standard">Paillard</text:p>
      <text:p text:style-name="Standard">Fraxinis</text:p>
      <text:p text:style-name="Standard">Penitenciario</text:p>
      <text:p text:style-name="Standard">Parenti</text:p>
      <text:p text:style-name="Standard">Burdelot</text:p>
      <text:p text:style-name="Standard">Chacy</text:p>
      <text:p text:style-name="Standard">Monneti</text:p>
      <text:p text:style-name="Standard">Victri excusatis</text:p>
      <text:p text:style-name="Standard">Breton</text:p>
      <text:p text:style-name="Standard">Luillier</text:p>
      <text:p text:style-name="Standard">Despars</text:p>
      <text:p text:style-name="Standard">Cotin</text:p>
      <text:p text:style-name="Standard">Fourbeur</text:p>
      <text:p text:style-name="Standard">Gaillon</text:p>
      <text:p text:style-name="Standard">Bastardi</text:p>
      <text:p text:style-name="Standard">Barre</text:p>
      <text:p text:style-name="Standard">Aguenin</text:p>
      <text:p text:style-name="Standard">Hauny</text:p>
      <text:p text:style-name="Standard">Du Drac</text:p>
      <text:p text:style-name="Standard"><text:soft-page-break/>Boullard</text:p>
      <text:p text:style-name="Standard">De Croces</text:p>
      <text:p text:style-name="Standard">Pion</text:p>
      <text:p text:style-name="Standard">Ad requestam m. P. de Brena Placet dominis . et de precepto eis facto</text:p>
      <text:p text:style-name="Standard">per quendam vocatum Joachin vigore quarumdem licterarum regis compulsoriarum</text:p>
      <text:p text:style-name="Standard">ex parte dicti $dis$ de Brena obtentarum etc. quod fiat extractata a registris</text:p>
      <text:p text:style-name="Standard">Capituli de recepcione iiiior prebendatum ecclesie Par. per ipsum de Brena petitur vocatis</text:p>
      <text:p text:style-name="Standard">De extractis faciendis</text:p>
      <text:p text:style-name="Standard">vocandis primo videlicet de prebenda m. G. de Villaribus collata magistro G. de Thipaignes</text:p>
      <text:p text:style-name="Standard">anno cccc xxxix°. de prebenda m. P. de Molendino collata magistro Ka Boullardi</text:p>
      <text:p text:style-name="Standard">de Pre m. Jo. duplessis collacinis m. V. De Croces / et de prebenda m. Ja de</text:p>
      <text:p text:style-name="Standard">$o$ Cubry collata magistro Jo. de Bellavilla</text:p>
      <text:p text:style-name="Standard">Audita relacione m. Jo. Du Drac officiarii panis et nonnullorum</text:p>
      <text:p text:style-name="Standard">aliorum dominorum canonicorum Placet dominis quod de peccuniis provenientes de Sancto</text:p>
      <text:p text:style-name="Standard">Mathurino Liricantu ipse magister Jo. Du Drac tradat domino Germano Calardi</text:p>
      <text:p text:style-name="Standard">De domino G.</text:p>
      <text:p text:style-name="Standard">presbytero capicerio ecclesie pro tribus annis elapsis xii s. p. videlicet pro quolibet anno</text:p>
      <text:p text:style-name="Standard">Calard</text:p>
      <text:p text:style-name="Standard">iiii s. pa. pro luminari sancti Mathurini ministrato in ecclesia Par. in dicto festo</text:p>
      <text:p text:style-name="Standard">et super hoc habeat mandatum capituli prefatus magister Jo. Du Drac</text:p>
      <text:p text:style-name="Standard">Collacio bursarum</text:p>
      <text:p text:style-name="Standard">habeat m. P. Jouenne clericus magister in artibus Bursas collegii xviii</text:p>
      <text:p text:style-name="Standard">xviii. scoarium par.</text:p>
      <text:p text:style-name="Standard">Par. vacantes per absenciam et non residenciam etc Nicolay Pileux etc</text:p>
      <text:p text:style-name="Standard">Paillard} tractabunt pro $are$ arreragiis debitis de parvo</text:p>
      <text:p text:style-name="Standard">Camerarius clericus} molendino per molendinarium et ut recedat infra</text:p>
      <text:p text:style-name="Standard">natale domini proxime ad finem quod possit tradi alteri plus offerente</text:p>
      <text:p text:style-name="Standard">435.</text:p>
      <text:p text:style-name="Standard">Veneris xxi decemibris fuit festum Sancti Thome apostoli</text:p>
      <text:p text:style-name="Standard">=FRAN_0393_05646_L.jpg=</text:p>
      <text:p text:style-name="Standard">436.</text:p>
      <text:p text:style-name="Standard">Lune in vigillia nativitatis domini xxiiii decembris capitulantibus dominis</text:p>
      <text:p text:style-name="Standard">Succentore</text:p>
      <text:p text:style-name="Standard">Monneti</text:p>
      <text:p text:style-name="Standard">Parenti</text:p>
      <text:p text:style-name="Standard">Cancellario</text:p>
      <text:p text:style-name="Standard"><text:soft-page-break/>Luillier</text:p>
      <text:p text:style-name="Standard">Breton</text:p>
      <text:p text:style-name="Standard">Chacy</text:p>
      <text:p text:style-name="Standard">excusatis</text:p>
      <text:p text:style-name="Standard">De Brolio</text:p>
      <text:p text:style-name="Standard">Despars</text:p>
      <text:p text:style-name="Standard">Cotin</text:p>
      <text:p text:style-name="Standard">Aguenin</text:p>
      <text:p text:style-name="Standard">Foubbeur in missi</text:p>
      <text:p text:style-name="Standard">Gaillon</text:p>
      <text:p text:style-name="Standard">Sohier</text:p>
      <text:p text:style-name="Standard">Barre excusato</text:p>
      <text:p text:style-name="Standard">Bastardi excusato</text:p>
      <text:p text:style-name="Standard">Pion</text:p>
      <text:p text:style-name="Standard">Hauny</text:p>
      <text:p text:style-name="Standard">Fraxinis</text:p>
      <text:p text:style-name="Standard">Du Drac</text:p>
      <text:p text:style-name="Standard">P Thomas</text:p>
      <text:p text:style-name="Standard">De Croces</text:p>
      <text:p text:style-name="Standard">Burdelot</text:p>
      <text:p text:style-name="Standard">Victri</text:p>
      <text:p text:style-name="Standard">Boullard</text:p>
      <text:p text:style-name="Standard">Paillard</text:p>
      <text:p text:style-name="Standard">Super requesta relicte et heredorum deffuncti Johannis Haussecul petencium</text:p>
      <text:p text:style-name="Standard">moderacionem de xx s. p. debitis clericis matutinarum super quadam domo</text:p>
      <text:p text:style-name="Standard">in vico Sancti Christofori Par. in civitate Audita relacione domini Johannis</text:p>
      <text:p text:style-name="Standard">De heredibus</text:p>
      <text:p text:style-name="Standard">Pierre procuratoris dictorum clericorum Placet dominis facere graciam seu moderacionem</text:p>
      <text:p text:style-name="Standard">Haussecul</text:p>
      <text:p text:style-name="Standard">de dictis xx s. pro xvi s. p. pro quolibet anno usque ad ix annos continuus</text:p>
      <text:p text:style-name="Standard">pro clericis matutinarum</text:p>
      <text:p text:style-name="Standard">dumtaxat proviso quod gracia ponatur in reparacionibus etc. alias gracia nulla</text:p>
      <text:p text:style-name="Standard">Super requesta Stephane de la Porte petentis moderacionem de vi £.p.</text:p>
      <text:p text:style-name="Standard">redditus quas ecclesia Par. percipit super domo in vico de La Vennerie ad intersignum</text:p>
      <text:p text:style-name="Standard">De Stephano</text:p>
      <text:p text:style-name="Standard">de la Porte doree Placet dominis facere graciam seu moderacionem de Par.</text:p>
      <text:p text:style-name="Standard"><text:soft-page-break/>de la Porte</text:p>
      <text:p text:style-name="Standard">pro turonense pro duobus annis preteritis et duobus annis futuris proviso quod</text:p>
      <text:p text:style-name="Standard">nulla</text:p>
      <text:p text:style-name="Standard">gracia hujusmodi convertatur in reparacionibus etc. alias gracia audita relacione m. V.</text:p>
      <text:p text:style-name="Standard">De Croces officiarii etc.</text:p>
      <text:p text:style-name="Standard">Hodie Michael Bout clericus matutinarum ecclesie Par. qui nuper fuit</text:p>
      <text:p text:style-name="Standard">incarceratus in Castalleto Par. et post modum in carceribus capituli detentus</text:p>
      <text:p text:style-name="Standard">De Michaele per tres dies propter sua demerita / fuit expeditus propter solennitatum instans</text:p>
      <text:p text:style-name="Standard">Bout</text:p>
      <text:p text:style-name="Standard">festi natititatis domini . Cui fuit injuctum quod se melius habeat quam fuit</text:p>
      <text:p text:style-name="Standard">Alioquin $licencietur omnino$ punietur via juris et racionis</text:p>
      <text:p text:style-name="Standard">Audita requesta m. G. de Conflans dicatur eidem quod ipse ostendat</text:p>
      <text:p text:style-name="Standard">G. de Conflans</text:p>
      <text:p text:style-name="Standard">suos titulos magistro V. de Croces officiaro etc / et ostendantur sibi tituli capituli</text:p>
      <text:p text:style-name="Standard">et loquatur cum dicto officiario</text:p>
      <text:p text:style-name="Standard">De terra d'Espone de qua hic locutus est De Croces capitulum confirmavit</text:p>
      <text:p text:style-name="Standard">De Spedona</text:p>
      <text:p text:style-name="Standard">tradicionem factam per dictum De Croces officiarium etc. prout ipse retulit hic</text:p>
      <text:p text:style-name="Standard">=FRAN_0393_05647_L.jpg=</text:p>
      <text:p text:style-name="Standard">Burse collegii xviii. scolarium Par. vacantes per absenciam et non residenciam etc</text:p>
      <text:p text:style-name="Standard">Collacio bursarum</text:p>
      <text:p text:style-name="Standard">Johannis de Fraxinis collate Michaeli de Spina diocesis</text:p>
      <text:p text:style-name="Standard">xviii scolarium</text:p>
      <text:p text:style-name="Standard">o</text:p>
      <text:p text:style-name="Standard">Lemovicencis in decretis bachalario</text:p>
      <text:p text:style-name="Standard">Festum</text:p>
      <text:p text:style-name="Standard">Mercurii xxvi decembris fuit festum Sancti Stephani</text:p>
      <text:p text:style-name="Standard">Festum</text:p>
      <text:p text:style-name="Standard">Veneris xxviii fuit festum sanctorum Innocencium</text:p>
      <text:p text:style-name="Standard">Commictitur G. Prevost ad faciendum et excerendum officium senescalis</text:p>
      <text:p text:style-name="Standard">G. Prevost</text:p>
      <text:p text:style-name="Standard">apud Quesnoy tenendum placita requirendum homines etc.</text:p>
      <text:p text:style-name="Standard">quamdiu placuerit capitulo et ad vadia sibi ordinanda</text:p>
      <text:p text:style-name="Standard">cccc $lvii°$ liii.</text:p>
      <text:p text:style-name="Standard">Mercurii</text:p>
      <text:p text:style-name="Standard">437.</text:p>
      <text:p text:style-name="Standard"><text:soft-page-break/>=FRAN_0393_05648_L.jpg=</text:p>
      <text:p text:style-name="Standard">438.</text:p>
      <text:p text:style-name="Standard">Lune post festum nativitatis domini ultima decembris capitulantibus dominis</text:p>
      <text:p text:style-name="Standard">Pion</text:p>
      <text:p text:style-name="Standard">Paillard</text:p>
      <text:p text:style-name="Standard">Succentore</text:p>
      <text:p text:style-name="Standard">Bastardi</text:p>
      <text:p text:style-name="Standard">De Croces extra</text:p>
      <text:p text:style-name="Standard">Cancellario</text:p>
      <text:p text:style-name="Standard">Monnet</text:p>
      <text:p text:style-name="Standard">Fourbeur</text:p>
      <text:p text:style-name="Standard">Penitenciario</text:p>
      <text:p text:style-name="Standard">infirmis</text:p>
      <text:p text:style-name="Standard">Fraxinis</text:p>
      <text:p text:style-name="Standard">Chacy</text:p>
      <text:p text:style-name="Standard">De Longollio</text:p>
      <text:p text:style-name="Standard">Bailli</text:p>
      <text:p text:style-name="Standard">Breton</text:p>
      <text:p text:style-name="Standard">Despars excusato</text:p>
      <text:p text:style-name="Standard">Vayli</text:p>
      <text:p text:style-name="Standard">Cotin</text:p>
      <text:p text:style-name="Standard">Sohier</text:p>
      <text:p text:style-name="Standard">Gaillon</text:p>
      <text:p text:style-name="Standard">Barre</text:p>
      <text:p text:style-name="Standard">Burdelot</text:p>
      <text:p text:style-name="Standard">Hauny</text:p>
      <text:p text:style-name="Standard">Boullard</text:p>
      <text:p text:style-name="Standard">Victri</text:p>
      <text:p text:style-name="Standard">Parenti</text:p>
      <text:p text:style-name="Standard">Aguenin</text:p>
      <text:p text:style-name="Standard">Pocole</text:p>
      <text:p text:style-name="Standard">De quadam quarreria prope Montem Martirum de qua hic locutus</text:p>
      <text:p text:style-name="Standard">Camerarius clericus quam tenet quidem Pocole . Audita relacione</text:p>
      <text:p text:style-name="Standard">dicti Camerarii. Placet dominis quod ipse Camerarius tradat eam</text:p>
      <text:p text:style-name="Standard">eidem Pocole pro v. s. par. redditus. Sic quod Pocole obligabit ad hoc</text:p>
      <text:p text:style-name="Standard">unum quarterum cum dicto terre quod habet</text:p>
      <text:p text:style-name="Standard"><text:soft-page-break/>Dicatur ex parte capituli magistro Ste. Pion quod satisfaciat illis de Sancto</text:p>
      <text:p text:style-name="Standard">Pion pro illis</text:p>
      <text:p text:style-name="Standard">Marcello qui fecerunt arrestari molendina capituli pro duobus</text:p>
      <text:p text:style-name="Standard">de Sancto Marcello</text:p>
      <text:p text:style-name="Standard">annis sibi debitis ut dicitur $pro$ ad causam viii £. par. pro quolibet anno</text:p>
      <text:p text:style-name="Standard">Cuiquidem Pion hoc dictum est qui dixit quod satisfaciet eisdem</text:p>
      <text:p text:style-name="Standard">Hodie dominus P. Famuli ad hoc commissus retulit vendidisse ceram</text:p>
      <text:p text:style-name="Standard">que nuper fuit apportata de Liricantu per dominum Jo. Laurens ponderis</text:p>
      <text:p text:style-name="Standard">iiiC lxx £. in universo pro summa lxii f. xii s. viii d. par. Super</text:p>
      <text:p text:style-name="Standard">qua summa ipse tradidit magistro Martino de Fraxinis ad hoc commisso</text:p>
      <text:p text:style-name="Standard">viii f. xi s. iiii d. pro panno empto pro jaquetis et calligis puerorum</text:p>
      <text:p text:style-name="Standard">chori. Item magistro Jo. Monneti eciam ad hoc commisso lxx s. iiii d. p.</text:p>
      <text:p text:style-name="Standard">pro factione dictarum jaquetarum et calligarum et chaussons gallice</text:p>
      <text:p text:style-name="Standard">item xv d. pour le poix du roy. Summa misiarum xiii f. ii s. xi d. p.</text:p>
      <text:p text:style-name="Standard">Sic recepta excedit misiam de xlix f. ix s. i d. Que summa</text:p>
      <text:p text:style-name="Standard">tradita est hodie per deliberacionem capituli magistro Arnulpho magistro puerorum</text:p>
      <text:p text:style-name="Standard">super hoc que sibi debent pro regimine dictorum puerorum chori</text:p>
      <text:p text:style-name="Standard">de Cera</text:p>
      <text:p text:style-name="Standard">Liricantu</text:p>
      <text:p text:style-name="Standard">=FRAN_0393_05649_L.jpg=</text:p>
      <text:p text:style-name="Standard">cccc liii.</text:p>
      <text:p text:style-name="Standard">Mercurii secunda januarii capitulantibus dominis</text:p>
      <text:p text:style-name="Standard">Cancellario</text:p>
      <text:p text:style-name="Standard">Monneti</text:p>
      <text:p text:style-name="Standard">Sohier</text:p>
      <text:p text:style-name="Standard">Chacy</text:p>
      <text:p text:style-name="Standard">Boullardi</text:p>
      <text:p text:style-name="Standard">Breton</text:p>
      <text:p text:style-name="Standard">Cotin</text:p>
      <text:p text:style-name="Standard">Pion</text:p>
      <text:p text:style-name="Standard">Barre</text:p>
      <text:p text:style-name="Standard">Aguenin</text:p>
      <text:p text:style-name="Standard">Hauny</text:p>
      <text:p text:style-name="Standard">Succentore</text:p>
      <text:p text:style-name="Standard">excusatis</text:p>
      <text:p text:style-name="Standard">De Croces</text:p>
      <text:p text:style-name="Standard"><text:soft-page-break/>Despars</text:p>
      <text:p text:style-name="Standard">Parenti</text:p>
      <text:p text:style-name="Standard">Nichil conclusum est in presenti capitulo</text:p>
      <text:p text:style-name="Standard">Veneris iiii. januarii capitulantibus dominis.</text:p>
      <text:p text:style-name="Standard">Succentore</text:p>
      <text:p text:style-name="Standard">Aguenin</text:p>
      <text:p text:style-name="Standard">Bastardi</text:p>
      <text:p text:style-name="Standard">Cancellario</text:p>
      <text:p text:style-name="Standard">De Brolio</text:p>
      <text:p text:style-name="Standard">Hauny extra</text:p>
      <text:p text:style-name="Standard">Penitenciario</text:p>
      <text:p text:style-name="Standard">Parenti</text:p>
      <text:p text:style-name="Standard">Victri } excusatis</text:p>
      <text:p text:style-name="Standard">Chacy</text:p>
      <text:p text:style-name="Standard">Luillier</text:p>
      <text:p text:style-name="Standard">Despars</text:p>
      <text:p text:style-name="Standard">Breton</text:p>
      <text:p text:style-name="Standard">Monneti</text:p>
      <text:p text:style-name="Standard">Cotin</text:p>
      <text:p text:style-name="Standard">Fourbeur</text:p>
      <text:p text:style-name="Standard">} infirmis</text:p>
      <text:p text:style-name="Standard">Sohier</text:p>
      <text:p text:style-name="Standard">Gaillon</text:p>
      <text:p text:style-name="Standard">Pion</text:p>
      <text:p text:style-name="Standard">Burdelot</text:p>
      <text:p text:style-name="Standard">Barre</text:p>
      <text:p text:style-name="Standard">de Longollio</text:p>
      <text:p text:style-name="Standard">De Croces</text:p>
      <text:p text:style-name="Standard">Boullardi</text:p>
      <text:p text:style-name="Standard">Paillard</text:p>
      <text:p text:style-name="Standard">Magister Jo. Bailli retinetur in organista ecclesie de consensu m. Arnulphi</text:p>
      <text:p text:style-name="Standard">De organista</text:p>
      <text:p text:style-name="Standard">et loco ejus</text:p>
      <text:p text:style-name="Standard">Succentor} deputantur ad videndum quendam murum existentem in domo</text:p>
      <text:p text:style-name="Standard">de muro collegii</text:p>
      <text:p text:style-name="Standard">Fraxinis collegii xviii scolarium de quo hic est questio inter</text:p>
      <text:p text:style-name="Standard"><text:soft-page-break/>xviii scolarium</text:p>
      <text:p text:style-name="Standard">scolares dicti collegii et religiosos domus Dei Par.</text:p>
      <text:p text:style-name="Standard">De Magistro Sy.</text:p>
      <text:p text:style-name="Standard">Fiat et expediatur magistro Symoni Chapitaut lictera sua de officio</text:p>
      <text:p text:style-name="Standard">Chapitaut</text:p>
      <text:p text:style-name="Standard">officialatus sive commissionis capituli ad audiendum causas subdictorum</text:p>
      <text:p text:style-name="Standard">capituli et aliorum etc. in forma de die qua fuit institutus et juramevit etc.</text:p>
      <text:p text:style-name="Standard">Gaillon</text:p>
      <text:p text:style-name="Standard">} excusatis</text:p>
      <text:p text:style-name="Standard">Victri</text:p>
      <text:p text:style-name="Standard">Fourbeur</text:p>
      <text:p text:style-name="Standard">Ph. de Longollio</text:p>
      <text:p text:style-name="Standard">} Infirmis</text:p>
      <text:p text:style-name="Standard">439.</text:p>
      <text:p text:style-name="Standard">=FRAN_0393_05650_L.jpg=</text:p>
      <text:p text:style-name="Standard">440.</text:p>
      <text:p text:style-name="Standard">collacio scolarum</text:p>
      <text:p text:style-name="Standard">pro puellis</text:p>
      <text:p text:style-name="Standard">De magistro G.</text:p>
      <text:p text:style-name="Standard">De Conflans</text:p>
      <text:p text:style-name="Standard">Hodie Perreta la Gourdaine supplicat pro scolis puellarum in</text:p>
      <text:p text:style-name="Standard">vico au maire in parrochia Sancti Nicolay de Campis Super</text:p>
      <text:p text:style-name="Standard">quo placet dominis quando vacabit sedes aut si fuit vacans</text:p>
      <text:p text:style-name="Standard">ad presens.</text:p>
      <text:p text:style-name="Standard">Super requesta m. Gerardi de Conflans debentis xvi £. redditus</text:p>
      <text:p text:style-name="Standard">Super duabus domibus . Placet dominis remictere ad suam vitam</text:p>
      <text:p text:style-name="Standard">pro ix £. p. redditus sic quod passet condempnacionem super dictis duabus</text:p>
      <text:p text:style-name="Standard">domibus et reparet domum et tradet cum magistro V. De Croces de arreragiis</text:p>
      <text:p text:style-name="Standard">Fiat convocacio ad lune pro domo in vico de Bethisi quam</text:p>
      <text:p text:style-name="Standard">Convocacio pro domo</text:p>
      <text:p text:style-name="Standard">in vico de Betisi</text:p>
      <text:p text:style-name="Standard">petit habere pro xvi £. p. redditus Jo. Trotet</text:p>
      <text:p text:style-name="Standard">Vocatus est ad hostium Capituli Bertrandus Le Mercier</text:p>
      <text:p text:style-name="Standard">citatum auctoritate privilegiorum etc pro procuratore ecclesie ad causam officii.</text:p>
      <text:p text:style-name="Standard">anniversaniorum vel horarum etc</text:p>
      <text:p text:style-name="Standard">Lune vii januarii capitulantibus dominis</text:p>
      <text:p text:style-name="Standard"><text:soft-page-break/>Victri</text:p>
      <text:p text:style-name="Standard">Cancellario</text:p>
      <text:p text:style-name="Standard">De Brolio</text:p>
      <text:p text:style-name="Standard">excusatis</text:p>
      <text:p text:style-name="Standard">Penitenciario</text:p>
      <text:p text:style-name="Standard">Parenti</text:p>
      <text:p text:style-name="Standard">Despars</text:p>
      <text:p text:style-name="Standard">Chacy</text:p>
      <text:p text:style-name="Standard">Luillier</text:p>
      <text:p text:style-name="Standard">Fourbeur</text:p>
      <text:p text:style-name="Standard">Monneti</text:p>
      <text:p text:style-name="Standard">Breton</text:p>
      <text:p text:style-name="Standard">de Longollio} infirmis</text:p>
      <text:p text:style-name="Standard">Gaillon</text:p>
      <text:p text:style-name="Standard">Sohier</text:p>
      <text:p text:style-name="Standard">Burdelot</text:p>
      <text:p text:style-name="Standard">Barre</text:p>
      <text:p text:style-name="Standard">Boullardi</text:p>
      <text:p text:style-name="Standard">Vayli</text:p>
      <text:p text:style-name="Standard">Hauny</text:p>
      <text:p text:style-name="Standard">Pion</text:p>
      <text:p text:style-name="Standard">Du Drac</text:p>
      <text:p text:style-name="Standard">Aguenin</text:p>
      <text:p text:style-name="Standard">De Croces</text:p>
      <text:p text:style-name="Standard">Paillardi</text:p>
      <text:p text:style-name="Standard">Succentore } excusatis</text:p>
      <text:p text:style-name="Standard">Bastardi</text:p>
      <text:p text:style-name="Standard">Cotin</text:p>
      <text:p text:style-name="Standard">Audita relacione m. V. De Croces remictitur sue discrecioni de tradendo terras</text:p>
      <text:p text:style-name="Standard">De terris de</text:p>
      <text:p text:style-name="Standard">Villesi</text:p>
      <text:p text:style-name="Standard">de Villesi imperpetuum vel ad tempus.</text:p>
      <text:p text:style-name="Standard">De domo et terris de Dampniart de quibus hic locutus est De Croces ipse</text:p>
      <text:p text:style-name="Standard">Dampniart</text:p>
      <text:p text:style-name="Standard">ibit supra locum et refferet de commodo vel incommodo de tradendo ipsas</text:p>
      <text:p text:style-name="Standard">simul vel per partes</text:p>
      <text:p text:style-name="Standard"><text:soft-page-break/>De domo des Creneaulx in vico de Bethisi pro qua ad hodie fit convocacionem</text:p>
      <text:p text:style-name="Standard">et de qua offert Jo. Trotet xvi £. redditus sic quod possit redimere videlicet viii £.</text:p>
      <text:p text:style-name="Standard">De domo des</text:p>
      <text:p text:style-name="Standard">precio regis et viii £. pro xxiiii £. pro libra . Super quo domini sunt oppinionis</text:p>
      <text:p text:style-name="Standard">Creneaulx</text:p>
      <text:p text:style-name="Standard">quod differatur.</text:p>
      <text:p text:style-name="Standard">=FRAN_0393_05651_L.jpg=</text:p>
      <text:p text:style-name="Standard">cccc liii°</text:p>
      <text:p text:style-name="Standard">Mercurii ixa januarii capitulantibus dominis.</text:p>
      <text:p text:style-name="Standard">Breton</text:p>
      <text:p text:style-name="Standard">Fraxinis</text:p>
      <text:p text:style-name="Standard">Cotin</text:p>
      <text:p text:style-name="Standard">Boullardi</text:p>
      <text:p text:style-name="Standard">Barre</text:p>
      <text:p text:style-name="Standard">Aguenin</text:p>
      <text:p text:style-name="Standard">Hauny</text:p>
      <text:p text:style-name="Standard">Succentore</text:p>
      <text:p text:style-name="Standard">Parenti</text:p>
      <text:p text:style-name="Standard">Cancellario</text:p>
      <text:p text:style-name="Standard">excusatis</text:p>
      <text:p text:style-name="Standard">Bastardi</text:p>
      <text:p text:style-name="Standard">Chacy</text:p>
      <text:p text:style-name="Standard">Sohier</text:p>
      <text:p text:style-name="Standard">Gaillon</text:p>
      <text:p text:style-name="Standard">Pion</text:p>
      <text:p text:style-name="Standard">Victri</text:p>
      <text:p text:style-name="Standard">Nichil actum est propter absenciam nullorum dominorum</text:p>
      <text:p text:style-name="Standard">Veneris xia januarii capitulantibus dominis.</text:p>
      <text:p text:style-name="Standard">Succentore</text:p>
      <text:p text:style-name="Standard">Bastardi</text:p>
      <text:p text:style-name="Standard">de Longollio</text:p>
      <text:p text:style-name="Standard">Cancellario</text:p>
      <text:p text:style-name="Standard">Monneti</text:p>
      <text:p text:style-name="Standard">T. de Jerson</text:p>
      <text:p text:style-name="Standard">Penitenciario</text:p>
      <text:p text:style-name="Standard">Chacy</text:p>
      <text:p text:style-name="Standard"><text:soft-page-break/>Luillier</text:p>
      <text:p text:style-name="Standard">Victri</text:p>
      <text:p text:style-name="Standard">Breton</text:p>
      <text:p text:style-name="Standard">Parenti</text:p>
      <text:p text:style-name="Standard">excusatis</text:p>
      <text:p text:style-name="Standard">Cotin</text:p>
      <text:p text:style-name="Standard">Aguenin</text:p>
      <text:p text:style-name="Standard">Despars</text:p>
      <text:p text:style-name="Standard">Paillardi</text:p>
      <text:p text:style-name="Standard">Gaillon</text:p>
      <text:p text:style-name="Standard">Sohier</text:p>
      <text:p text:style-name="Standard">Pion</text:p>
      <text:p text:style-name="Standard">Fourbeur } infirmis</text:p>
      <text:p text:style-name="Standard">Barre</text:p>
      <text:p text:style-name="Standard">Fraxinis</text:p>
      <text:p text:style-name="Standard">Burdelot</text:p>
      <text:p text:style-name="Standard">Hauny</text:p>
      <text:p text:style-name="Standard">Boullardi</text:p>
      <text:p text:style-name="Standard">Vayli</text:p>
      <text:p text:style-name="Standard">De Croces</text:p>
      <text:p text:style-name="Standard">De magistro T. Confranc capellano in ecclesia Par. presente in carceribus capituli contra magistrum Jo. de</text:p>
      <text:p text:style-name="Standard">Porta procuratorem regis in Castalleto et Coletam La Françoyse et Margaretam</text:p>
      <text:p text:style-name="Standard">De magistro T. Confranc dati funt commissarii m. Martinus de Fraxinis et Philippus de Longollio ad</text:p>
      <text:p text:style-name="Standard">ejus matrem citati visurum ipsum Confranc expeditum seu elargiri etc.</text:p>
      <text:p text:style-name="Standard">ipsum prestus interrogandum et sibi providendum de elaigicione per claustrum</text:p>
      <text:p text:style-name="Standard">si videatur eis expediens loco carceris tradita prius caucione / et ipso</text:p>
      <text:p text:style-name="Standard">interrogato presentibus dicto de Porta $conscien$ et consenciente et magistro</text:p>
      <text:p text:style-name="Standard">dictarum mulierum.</text:p>
      <text:p text:style-name="Standard">Adiournement</text:p>
      <text:p text:style-name="Standard">Philipot a adjourné messeigneurs a dimenche prochain heure de X. heures</text:p>
      <text:p text:style-name="Standard">devant l'ostel de l'Ours et du Lyon</text:p>
      <text:p text:style-name="Standard">2</text:p>
      <text:p text:style-name="Standard">De Croces</text:p>
      <text:p text:style-name="Standard">Paillard</text:p>
      <text:p text:style-name="Standard">excusatis</text:p>
      <text:p text:style-name="Standard"><text:soft-page-break/>Monneti</text:p>
      <text:p text:style-name="Standard">Despars</text:p>
      <text:p text:style-name="Standard">Fourbeur</text:p>
      <text:p text:style-name="Standard">Burdelot</text:p>
      <text:p text:style-name="Standard">} Infirmis</text:p>
      <text:p text:style-name="Standard">Vayli</text:p>
      <text:p text:style-name="Standard">de Longollio</text:p>
      <text:p text:style-name="Standard">441.</text:p>
      <text:p text:style-name="Standard">=FRAN_0393_05652_L.jpg=</text:p>
      <text:p text:style-name="Standard">442.</text:p>
      <text:p text:style-name="Standard">Lune xiiii januarii capitulantibus dominis</text:p>
      <text:p text:style-name="Standard">Succentore</text:p>
      <text:p text:style-name="Standard">Parenti</text:p>
      <text:p text:style-name="Standard">Cancellario</text:p>
      <text:p text:style-name="Standard">Monneti</text:p>
      <text:p text:style-name="Standard">Penitenciario</text:p>
      <text:p text:style-name="Standard">Fraxinis</text:p>
      <text:p text:style-name="Standard">Chacy</text:p>
      <text:p text:style-name="Standard">Aguenin</text:p>
      <text:p text:style-name="Standard">Breton</text:p>
      <text:p text:style-name="Standard">Pion</text:p>
      <text:p text:style-name="Standard">Cotin</text:p>
      <text:p text:style-name="Standard">Sohier</text:p>
      <text:p text:style-name="Standard">Gaillon</text:p>
      <text:p text:style-name="Standard">Boullardi</text:p>
      <text:p text:style-name="Standard">Barre</text:p>
      <text:p text:style-name="Standard">Hauny</text:p>
      <text:p text:style-name="Standard">ᗞe Longollio</text:p>
      <text:p text:style-name="Standard">Luillier</text:p>
      <text:p text:style-name="Standard">Jerson</text:p>
      <text:p text:style-name="Standard">Ad requestam domini Bicturicensis Placet dominis quod tradatur eidem per modum</text:p>
      <text:p text:style-name="Standard">De domino Bicturicensis</text:p>
      <text:p text:style-name="Standard">mutui unus liber de libraria ecclesie qui vocatur de Civitate ᗞei tradendo</text:p>
      <text:p text:style-name="Standard">pro quodam libro</text:p>
      <text:p text:style-name="Standard">per ipsum unum alium librum cum cedula sua de restituendo illum etc</text:p>
      <text:p text:style-name="Standard">Commissi</text:p>
      <text:p text:style-name="Standard"><text:soft-page-break/>T. Jerson</text:p>
      <text:p text:style-name="Standard">ᗞeputantur ad visitandum libros de libraria ecclesie</text:p>
      <text:p text:style-name="Standard">librarie</text:p>
      <text:p text:style-name="Standard">Luillier</text:p>
      <text:p text:style-name="Standard">Monnet</text:p>
      <text:p text:style-name="Standard">vocato ad hoc cum ipsis notario.</text:p>
      <text:p text:style-name="Standard">Item ordinatum est quod capiatur una Biblia de dicta libraria</text:p>
      <text:p text:style-name="Standard">ᗞe Biblia capienda</text:p>
      <text:p text:style-name="Standard">et ponatur in choro ecclesie loco cujusdam alterius ibidem existentis que</text:p>
      <text:p text:style-name="Standard">in libraria</text:p>
      <text:p text:style-name="Standard">defferetur et ponetur in dicta libraria</text:p>
      <text:p text:style-name="Standard">Placet dominis quod religiosi domus Dei Par. possint transferre</text:p>
      <text:p text:style-name="Standard">Egidio Henry Burgensi Par. omne jus quod ipsi habent in xxviii s. p.</text:p>
      <text:p text:style-name="Standard">redditus ad causam officii priorisse dicte domus super quadam platea</text:p>
      <text:p text:style-name="Standard">situ in vico Furni et de ᗞuobus Scutis comprehensis in certis proclamacionibus</text:p>
      <text:p text:style-name="Standard">ᗞe domo ᗞei Par.</text:p>
      <text:p text:style-name="Standard">factis ex parte domini Par. de certis plateis ibidem existentibus unacum</text:p>
      <text:p text:style-name="Standard">arreragiis etc. cum omni jure quod habent in xxx s. p. redditus super</text:p>
      <text:p text:style-name="Standard">quadam masura sita in dicto vico de ᗞuobus Scutis videlicet pro et</text:p>
      <text:p text:style-name="Standard">mediantibus vi s. p. redditus ibidem percipiendis ex parte dicte domus ᗞeis Par.</text:p>
      <text:p text:style-name="Standard">Mondidier</text:p>
      <text:p text:style-name="Standard">De Croces extra</text:p>
      <text:p text:style-name="Standard">Victri</text:p>
      <text:p text:style-name="Standard">excusatis</text:p>
      <text:p text:style-name="Standard">Despars</text:p>
      <text:p text:style-name="Standard">Paillart</text:p>
      <text:p text:style-name="Standard">Vayli</text:p>
      <text:p text:style-name="Standard">infirmis</text:p>
      <text:p text:style-name="Standard">Fourbeur</text:p>
      <text:p text:style-name="Standard">Burdelot</text:p>
      <text:p text:style-name="Standard">=FRAN_0393_05653_L.jpg=</text:p>
      <text:p text:style-name="Standard">CCCC $lv$ liii°.</text:p>
      <text:p text:style-name="Standard">Mecurii xvi januarii capitulantibus dominis</text:p>
      <text:p text:style-name="Standard">Succentore</text:p>
      <text:p text:style-name="Standard">Cancellario</text:p>
      <text:p text:style-name="Standard">Parenti</text:p>
      <text:p text:style-name="Standard"><text:soft-page-break/>Penitenciario</text:p>
      <text:p text:style-name="Standard">Monnet</text:p>
      <text:p text:style-name="Standard">Chacy</text:p>
      <text:p text:style-name="Standard">Luillier</text:p>
      <text:p text:style-name="Standard">Breton</text:p>
      <text:p text:style-name="Standard">Bastardi</text:p>
      <text:p text:style-name="Standard">Cotin</text:p>
      <text:p text:style-name="Standard">Sohier</text:p>
      <text:p text:style-name="Standard">Gaillon</text:p>
      <text:p text:style-name="Standard">P Thomas</text:p>
      <text:p text:style-name="Standard">Barre</text:p>
      <text:p text:style-name="Standard">Boullardi</text:p>
      <text:p text:style-name="Standard">Hauny</text:p>
      <text:p text:style-name="Standard">de Longollio</text:p>
      <text:p text:style-name="Standard">De Croces</text:p>
      <text:p text:style-name="Standard">Jerson</text:p>
      <text:p text:style-name="Standard">Mondidier</text:p>
      <text:p text:style-name="Standard">Aguenin</text:p>
      <text:p text:style-name="Standard">Collacio Bursarum</text:p>
      <text:p text:style-name="Standard">collegii xviii scolarium</text:p>
      <text:p text:style-name="Standard">Placet dominis quod Alanus le Grater habeat bursas collegii xviii scolarium</text:p>
      <text:p text:style-name="Standard">vacantem per absenciam etc. Oudeti Joffridi</text:p>
      <text:p text:style-name="Standard">Super requesta Roberti Le Roux petentis graciam de sua firma de</text:p>
      <text:p text:style-name="Standard">Gorto d'Andiesi que finiet in instante festo natvivitatis Jo. Baptiste ut</text:p>
      <text:p text:style-name="Standard">De Gorto de</text:p>
      <text:p text:style-name="Standard">dicitur et quam habuit pro vi annis videlicet pro primis iiiir annis pro xxiiii £.</text:p>
      <text:p text:style-name="Standard">Andresiaco</text:p>
      <text:p text:style-name="Standard">et pro aliis duobus annis pro xxiiii £. Responsum est eidem quod faciat diligenciam</text:p>
      <text:p text:style-name="Standard">de tradendo aliquid de debitis per ipsum et tunc domini facient sibi ut</text:p>
      <text:p text:style-name="Standard">melius poterunt</text:p>
      <text:p text:style-name="Standard">De domo des Creneaulx in vico de Betisi de qua hic locutum est</text:p>
      <text:p text:style-name="Standard">De domo des</text:p>
      <text:p text:style-name="Standard">plures et quam petit quidem Trotet . Ordinatum est quod fiat forum</text:p>
      <text:p text:style-name="Standard">Creneaulx</text:p>
      <text:p text:style-name="Standard">cum ipso per m. V. De Croces . Et nichilominus scribatur domino patriariche ut</text:p>
      <text:p text:style-name="Standard">velit facere admortizari alibi redditus loco dicte domus.</text:p>
      <text:p text:style-name="Standard"><text:soft-page-break/>Victri</text:p>
      <text:p text:style-name="Standard">excusatis</text:p>
      <text:p text:style-name="Standard">Despars</text:p>
      <text:p text:style-name="Standard">Fraxinis</text:p>
      <text:p text:style-name="Standard">Fourbeur</text:p>
      <text:p text:style-name="Standard">Burdelot } infirmis</text:p>
      <text:p text:style-name="Standard">443.</text:p>
      <text:p text:style-name="Standard">=FRAN_0393_05654_L.jpg=</text:p>
      <text:p text:style-name="Standard">444.</text:p>
      <text:p text:style-name="Standard">Veneris xviii januarii capitulantibus dominis</text:p>
      <text:p text:style-name="Standard">Succentore</text:p>
      <text:p text:style-name="Standard">Mondidier</text:p>
      <text:p text:style-name="Standard">Cancellario</text:p>
      <text:p text:style-name="Standard">Paillardi</text:p>
      <text:p text:style-name="Standard">Penitenciario</text:p>
      <text:p text:style-name="Standard">Chacy</text:p>
      <text:p text:style-name="Standard">Bastardi</text:p>
      <text:p text:style-name="Standard">Breton</text:p>
      <text:p text:style-name="Standard">Luillier</text:p>
      <text:p text:style-name="Standard">Cotin</text:p>
      <text:p text:style-name="Standard">Monneti</text:p>
      <text:p text:style-name="Standard">Gaillon</text:p>
      <text:p text:style-name="Standard">Parenti</text:p>
      <text:p text:style-name="Standard">Barre</text:p>
      <text:p text:style-name="Standard">Sohier</text:p>
      <text:p text:style-name="Standard">Hauny</text:p>
      <text:p text:style-name="Standard">P. Thomas</text:p>
      <text:p text:style-name="Standard">De Croces</text:p>
      <text:p text:style-name="Standard">Fraxinis</text:p>
      <text:p text:style-name="Standard">Victri</text:p>
      <text:p text:style-name="Standard">Boullardi</text:p>
      <text:p text:style-name="Standard">ᗅdjournement</text:p>
      <text:p text:style-name="Standard">N. Bretin a adjourné messeigneurs a de demain en viii jours contre</text:p>
      <text:p text:style-name="Standard">monseigneur de Meaulx administrateur du prioré de Sainct Eloy</text:p>
      <text:p text:style-name="Standard">Commissi pro domo in</text:p>
      <text:p text:style-name="Standard">Breton } deputantur ad videndum licteram tradicionis facte magistro P.</text:p>
      <text:p text:style-name="Standard"><text:soft-page-break/>vico sancti Petri ad Boves</text:p>
      <text:p text:style-name="Standard">Barre } Morain in vico Sancti Petri ad Boves ex parte communitatis</text:p>
      <text:p text:style-name="Standard">capellanorum ecclesie Par. et refferendum de commodo vel incommodo</text:p>
      <text:p text:style-name="Standard">Hodie magister Ja. Barre canonicus Par. et canonicus Sancti Benedicti Beneversi resignavit</text:p>
      <text:p text:style-name="Standard">in manibus dominorum / suos canonicatum et prebendam dicti Sancti Benedicti</text:p>
      <text:p text:style-name="Standard">ex causa permutacionis et non alias faciende de ipsis suisque juribus etc Cum</text:p>
      <text:p text:style-name="Standard">magistro Jo. Sellarii curato parrochialis ecclesie de Sucyano ad dictam parrochialem</text:p>
      <text:p text:style-name="Standard">ecclesiam suaque jura etc quam resignacionem domini admiserunt / et fuerunt</text:p>
      <text:p text:style-name="Standard">collati dicto domino Archidiacono dicti canonicatus et prebenda / et juravit in</text:p>
      <text:p text:style-name="Standard">forma et fuit installatus ubique etc. prestito prius juramento quod in hujusmodi</text:p>
      <text:p text:style-name="Standard">resignacione non intervienient fraus etc</text:p>
      <text:p text:style-name="Standard">Canonicatus et prebenda ecclesie sancti Sepulcri Par. quos nuper obtinebat</text:p>
      <text:p text:style-name="Standard">magister N. Anault / nunc vacantes per resignacionem ipsius m. N. in manibus</text:p>
      <text:p text:style-name="Standard">Capituli factam et admictam ex causa permutacionis et non alias faciende de ipsis</text:p>
      <text:p text:style-name="Standard">suisque juribus etc Cum magistro Ja. Barre canonico Par. ad capellaniam</text:p>
      <text:p text:style-name="Standard">Sancti Eligii fundatam in ecclesia seu monasterio Beate Genovefe in Monte</text:p>
      <text:p text:style-name="Standard">Par. Salvo jure cujuslibet . prestito prius ab ipsis permutacione juramento</text:p>
      <text:p text:style-name="Standard">quod in hujusmodi resignacione non intervenient fraus etc. Collati funt dicto</text:p>
      <text:p text:style-name="Standard">magistro Ja. Barre presenti qui juravit in forma et fuit installatus qued ubique etc</text:p>
      <text:p text:style-name="Standard">Collacio prebende</text:p>
      <text:p text:style-name="Standard">sancti Benedicti</text:p>
      <text:p text:style-name="Standard">de Longollio</text:p>
      <text:p text:style-name="Standard">Aguenin</text:p>
      <text:p text:style-name="Standard">Jerson</text:p>
      <text:p text:style-name="Standard">Fourbeur infirmo</text:p>
      <text:p text:style-name="Standard">Burdelot</text:p>
      <text:p text:style-name="Standard">Despars excusato</text:p>
      <text:p text:style-name="Standard">Collacio prebende</text:p>
      <text:p text:style-name="Standard">Sepulcri</text:p>
      <text:p text:style-name="Standard">=FRAN_0393_05655_L.jpg=</text:p>
      <text:p text:style-name="Standard">ccccliii</text:p>
      <text:p text:style-name="Standard">Presentacio ad curam</text:p>
      <text:p text:style-name="Standard">Presentetur $d$ ex parte capituli magister $Jo sellarii$ Ja. Barre ad parrochialem ecclesiam</text:p>
      <text:p text:style-name="Standard">de Suciaco</text:p>
      <text:p text:style-name="Standard">de Sucyacp quam nunc possidet magister Jo. Sellarii archidiaconus Brie ex causa</text:p>
      <text:p text:style-name="Standard">permutacionis faciende et non alias de ipsa parrochiali ecclesia ad prebendam sancti Benedicti quam</text:p>
      <text:p text:style-name="Standard"><text:soft-page-break/>nuper obtinebat dictus magister Ja. Barre</text:p>
      <text:p text:style-name="Standard">Capellania ad altare sanctorum Georgi et Blasii in ecclesia Par. fundata</text:p>
      <text:p text:style-name="Standard">quam nuper obtinebat magister Jo. Thibout vacans ad presens per ressignacioem</text:p>
      <text:p text:style-name="Standard">m. P. Morain ejus procuratoris et nomine procuratorio ipsius in manibus capituli</text:p>
      <text:p text:style-name="Standard">factam et admissam ex causa permutacionis de ipsa suisque juribus etc. et non</text:p>
      <text:p text:style-name="Standard">alias faciende cum dicte magistro Jo. $Thibout$ Sevestre ad alteram dominarum</text:p>
      <text:p text:style-name="Standard">capellanarum ad maius altare ecclesie collegiate beate Marie de Poyssiaco</text:p>
      <text:p text:style-name="Standard">Mo</text:p>
      <text:p text:style-name="Standard">Carnotensis diocesis . Salvo jure cujusibet prestito prius juramento ab ipsis</text:p>
      <text:p text:style-name="Standard">procuratore et Sevestre quod in hujusmodi resignacione non intervenient fraus dolus etc.</text:p>
      <text:p text:style-name="Standard">collata est dicto Sevestre presenti qui juravit in forma et fuit installatus</text:p>
      <text:p text:style-name="Standard">Cajart sollicitator</text:p>
      <text:p text:style-name="Standard">causarum capituli</text:p>
      <text:p text:style-name="Standard">Placet dominis quod dominus P. Dupuis alias Cajart presbyter capellanus in ecclesia</text:p>
      <text:p text:style-name="Standard">Par. commictatur ad solicitacionem causarum capituli et quod sibi solveratur</text:p>
      <text:p text:style-name="Standard">sue distribuciones quando asservit fuisse occupatus pro negociis ecclesie</text:p>
      <text:p text:style-name="Standard">e</text:p>
      <text:p text:style-name="Standard">Collacio capellanie</text:p>
      <text:p text:style-name="Standard">445.</text:p>
      <text:p text:style-name="Standard">=FRAN_0393_05656_L.jpg=</text:p>
      <text:p text:style-name="Standard">446.</text:p>
      <text:p text:style-name="Standard">Lune xxi januarii capitulantibus dominis</text:p>
      <text:p text:style-name="Standard">Succentore</text:p>
      <text:p text:style-name="Standard">Parenti</text:p>
      <text:p text:style-name="Standard">Aguenin</text:p>
      <text:p text:style-name="Standard">Chacy</text:p>
      <text:p text:style-name="Standard">Monneti</text:p>
      <text:p text:style-name="Standard">Jerson</text:p>
      <text:p text:style-name="Standard">Breton</text:p>
      <text:p text:style-name="Standard">Cotin</text:p>
      <text:p text:style-name="Standard">Luillier</text:p>
      <text:p text:style-name="Standard">Boullardi</text:p>
      <text:p text:style-name="Standard">Barre</text:p>
      <text:p text:style-name="Standard">Bailli</text:p>
      <text:p text:style-name="Standard">Cancellario</text:p>
      <text:p text:style-name="Standard">Hauny</text:p>
      <text:p text:style-name="Standard"><text:soft-page-break/>Bastardi</text:p>
      <text:p text:style-name="Standard">Despars excusatis</text:p>
      <text:p text:style-name="Standard">Du Drac</text:p>
      <text:p text:style-name="Standard">Sohier</text:p>
      <text:p text:style-name="Standard">Victri</text:p>
      <text:p text:style-name="Standard">De Croces</text:p>
      <text:p text:style-name="Standard">Fraxinis</text:p>
      <text:p text:style-name="Standard">Gaillon</text:p>
      <text:p text:style-name="Standard">Paillardi</text:p>
      <text:p text:style-name="Standard">De Lougollio</text:p>
      <text:p text:style-name="Standard">Burdelot infirmo</text:p>
      <text:p text:style-name="Standard">obitus Fourbeur</text:p>
      <text:p text:style-name="Standard">Obiit hac nocte hora quasi xia magister R. Le Fourbeur</text:p>
      <text:p text:style-name="Standard">canonicus Par. Sancti Aniani in domo sua claustrali</text:p>
      <text:p text:style-name="Standard">Guerinet</text:p>
      <text:p text:style-name="Standard">Placet dominis quod arrestantur grossi fructus m. L. Guerinet</text:p>
      <text:p text:style-name="Standard">Jo. Vallet</text:p>
      <text:p text:style-name="Standard">canonici Par. ad requestam domini Johannis Vallet pro sua ebdomada</text:p>
      <text:p text:style-name="Standard">opcio grossorum</text:p>
      <text:p text:style-name="Standard">Fructuum</text:p>
      <text:p text:style-name="Standard">Hodie in capitulo magister Jo. Monneti optavit grossos fructus m.</text:p>
      <text:p text:style-name="Standard">R. Le Fourbeur defuncti</text:p>
      <text:p text:style-name="Standard">opcio</text:p>
      <text:p text:style-name="Standard">magister R. Hauny similiter optavit dictos grossos fructas</text:p>
      <text:p text:style-name="Standard">Ad requestam m. Jo. de Oliva canonici et Succentor ecclesie Par.</text:p>
      <text:p text:style-name="Standard">Commictuntur per capitulum magistri T. de Jerson Jo. Monneti</text:p>
      <text:p text:style-name="Standard">et Philippus de Longollio canonici Par. ad asstiscendum nomine capituli</text:p>
      <text:p text:style-name="Standard">Commissi pro magistro</text:p>
      <text:p text:style-name="Standard">in requestis palacii regalis cum dicto magistro Jo. de Oliva</text:p>
      <text:p text:style-name="Standard">Jo. de Oliva in sua causa quam / habet ibidem pro archidiaconatu Brie in ecclesia</text:p>
      <text:p text:style-name="Standard">Suessionis et ipsum sustinendum et defferendum in suo honorre</text:p>
      <text:p text:style-name="Standard">contra dominum episcopum Suessonis et m. Jo. Symon</text:p>
      <text:p text:style-name="Standard">=FRAN_0393_05657_L.jpg=</text:p>
      <text:p text:style-name="Standard">cccc liii°.</text:p>
      <text:p text:style-name="Standard">Mercurii xxiii januarii capitulantibus dominis</text:p>
      <text:p text:style-name="Standard">Succentore</text:p>
      <text:p text:style-name="Standard"><text:soft-page-break/>Cancellario</text:p>
      <text:p text:style-name="Standard">Mondidier</text:p>
      <text:p text:style-name="Standard">Victri</text:p>
      <text:p text:style-name="Standard">Boullardi.</text:p>
      <text:p text:style-name="Standard">Chacy</text:p>
      <text:p text:style-name="Standard">Monneti</text:p>
      <text:p text:style-name="Standard">Despars excusato</text:p>
      <text:p text:style-name="Standard">Breton</text:p>
      <text:p text:style-name="Standard">Parenti</text:p>
      <text:p text:style-name="Standard">Burdelot</text:p>
      <text:p text:style-name="Standard">Cotin</text:p>
      <text:p text:style-name="Standard">Luillier</text:p>
      <text:p text:style-name="Standard">Aguenin</text:p>
      <text:p text:style-name="Standard">Gaillon</text:p>
      <text:p text:style-name="Standard">Vayli</text:p>
      <text:p text:style-name="Standard">Pion</text:p>
      <text:p text:style-name="Standard">Barre</text:p>
      <text:p text:style-name="Standard">Hauny</text:p>
      <text:p text:style-name="Standard">Bastardi</text:p>
      <text:p text:style-name="Standard">Fraxinis</text:p>
      <text:p text:style-name="Standard">Sohier</text:p>
      <text:p text:style-name="Standard">de Longollio excusato</text:p>
      <text:p text:style-name="Standard">Du Drac</text:p>
      <text:p text:style-name="Standard">De Croces</text:p>
      <text:p text:style-name="Standard">Jerson</text:p>
      <text:p text:style-name="Standard">P Thomas</text:p>
      <text:p text:style-name="Standard">Fraxinis</text:p>
      <text:p text:style-name="Standard">$parte$</text:p>
      <text:p text:style-name="Standard">} ex parte capituli Parisiensis</text:p>
      <text:p text:style-name="Standard">Parenti</text:p>
      <text:p text:style-name="Standard">Commictuntur ad tractandum materiam</text:p>
      <text:p text:style-name="Standard">De domo d'Arras</text:p>
      <text:p text:style-name="Standard">Aguenin</text:p>
      <text:p text:style-name="Standard">redditus domus d'Arras in vico</text:p>
      <text:p text:style-name="Standard">G. Allouf ex parte Sancti Germani Autissiodorensis</text:p>
      <text:p text:style-name="Standard">Sancti Germani spectantis pueris chori</text:p>
      <text:p text:style-name="Standard"><text:soft-page-break/>ecclesie Par. de quo est questio inter dictum capitulum Par. et canonicos dicti Sancti</text:p>
      <text:p text:style-name="Standard">Germann . et refferendum</text:p>
      <text:p text:style-name="Standard">Hodie dominus Gabriel Harenger supplicavit pro prebenda Par. sancti Aniani nuncupata</text:p>
      <text:p text:style-name="Standard">de prebenda Sancti</text:p>
      <text:p text:style-name="Standard">vacante ad presens per obitum defuncti m. R. Le Fourbeur. Cui responsum est</text:p>
      <text:p text:style-name="Standard">Aniani</text:p>
      <text:p text:style-name="Standard">quod domini facient tantum quod omnes merito bene contentabuntur</text:p>
      <text:p text:style-name="Standard">Commissi pro domo</text:p>
      <text:p text:style-name="Standard">Fraxinis} commictuntur ad communicandum cum magistro Germano Rapine pro</text:p>
      <text:p text:style-name="Standard">Paillard facto domus</text:p>
      <text:p text:style-name="Standard">pro Camera</text:p>
      <text:p text:style-name="Standard">De missis puerorum</text:p>
      <text:p text:style-name="Standard">Chori</text:p>
      <text:p text:style-name="Standard">Placet dominis quod magister Arnulphus magister puerorum chori provideat prout sibi</text:p>
      <text:p text:style-name="Standard">videbitur expediens de missis puerorum dicendis.</text:p>
      <text:p text:style-name="Standard">Audita relacione magistro G. Britonis et Ja. Barre ad hoc commissorum</text:p>
      <text:p text:style-name="Standard">ordinatum est quod illi de communitate capellanorum ecclesie Par. qui non fuerunt presentes in</text:p>
      <text:p text:style-name="Standard">De domo. in vico Sancti</text:p>
      <text:p text:style-name="Standard">tradicione facta per illos de dicta communitate magistro P. Morain de eorum domo</text:p>
      <text:p text:style-name="Standard">P. ad Boves</text:p>
      <text:p text:style-name="Standard">in vico Sancti P. ad Boves compaerant coram magistris V. De Croces Jo. Luillier</text:p>
      <text:p text:style-name="Standard">Morain</text:p>
      <text:p text:style-name="Standard">et Jo. Bastardi dicturum causas quare dicta domus non debeat eidem tradi</text:p>
      <text:p text:style-name="Standard">D'Antissen</text:p>
      <text:p text:style-name="Standard">Precipiatur Henrico d'Antissan ut tradat Camerario clerico registra emendarum</text:p>
      <text:p text:style-name="Standard">ad Barram Claustri</text:p>
      <text:p text:style-name="Standard">Opcio</text:p>
      <text:p text:style-name="Standard">m. R. Hauny nomine suo optavit locum seu grossus fructus prebende defuncti</text:p>
      <text:p text:style-name="Standard">M. R. Le Fourbeur</text:p>
      <text:p text:style-name="Standard">opcio</text:p>
      <text:p text:style-name="Standard">Similiter nomine procuratorio m. R. de Fontanis optavit dimidium grossus dicti Hauny</text:p>
      <text:p text:style-name="Standard">ubi ipse nunc est assignatum casu quo locus dicti le Fourbeur sibi remaneret</text:p>
      <text:p text:style-name="Standard">Palle.</text:p>
      <text:p text:style-name="Standard">Dominus Ro. Palle supplicat pro prebenda Sancti Johannis Rotundi dum vacabit</text:p>
      <text:p text:style-name="Standard">447</text:p>
      <text:p text:style-name="Standard">=FRAN_0393_05658_L.jpg=</text:p>
      <text:p text:style-name="Standard"><text:soft-page-break/>festum</text:p>
      <text:p text:style-name="Standard">448.</text:p>
      <text:p text:style-name="Standard">veneri xxx januarii fuit festum Conversionis sancti Pauli</text:p>
      <text:p text:style-name="Standard">Lune xxviii januarii capitulantibus dominis</text:p>
      <text:p text:style-name="Standard">Archidiacono de Josayo</text:p>
      <text:p text:style-name="Standard">Mondidier</text:p>
      <text:p text:style-name="Standard">Succentore</text:p>
      <text:p text:style-name="Standard">Aguenin</text:p>
      <text:p text:style-name="Standard">Paillardi</text:p>
      <text:p text:style-name="Standard">Fraxinis</text:p>
      <text:p text:style-name="Standard">Penitenciario</text:p>
      <text:p text:style-name="Standard">Bastardi</text:p>
      <text:p text:style-name="Standard">Chacy</text:p>
      <text:p text:style-name="Standard">Monneti</text:p>
      <text:p text:style-name="Standard">Pion</text:p>
      <text:p text:style-name="Standard">Breton</text:p>
      <text:p text:style-name="Standard">Parenti</text:p>
      <text:p text:style-name="Standard">PThomas</text:p>
      <text:p text:style-name="Standard">Cotin</text:p>
      <text:p text:style-name="Standard">Jerson</text:p>
      <text:p text:style-name="Standard">Burdelot</text:p>
      <text:p text:style-name="Standard">Gaillon</text:p>
      <text:p text:style-name="Standard">Barre</text:p>
      <text:p text:style-name="Standard">Luillier</text:p>
      <text:p text:style-name="Standard">Jo. Jozian</text:p>
      <text:p text:style-name="Standard">Hauny</text:p>
      <text:p text:style-name="Standard">Sohier</text:p>
      <text:p text:style-name="Standard">Victri } excusatis</text:p>
      <text:p text:style-name="Standard">De Croces</text:p>
      <text:p text:style-name="Standard">Boullardi</text:p>
      <text:p text:style-name="Standard">Despars</text:p>
      <text:p text:style-name="Standard">Dominus Gabriel Harenger prout alias supplicavit pro prebenda Par. Sancti</text:p>
      <text:p text:style-name="Standard">Aniani nuncupata vacante per obitum defuncti m. R. Le Fourbeur</text:p>
      <text:p text:style-name="Standard">Similiter dominus Jo. Loubloyer pro se casu quo domini non conferrent</text:p>
      <text:p text:style-name="Standard">eidem Harenger</text:p>
      <text:p text:style-name="Standard">Supplicantes</text:p>
      <text:p text:style-name="Standard"><text:soft-page-break/>Similiter supplicavit dominus P. famuli pro dicta prebenda.</text:p>
      <text:p text:style-name="Standard">Dominus Germanus Watree supplicavit pro prebenda Sancti Dyonisii</text:p>
      <text:p text:style-name="Standard">de Passu</text:p>
      <text:p text:style-name="Standard">Dominus Johannes Foulon loco dicti Germani casu quo conferretur eidem etc</text:p>
      <text:p text:style-name="Standard">Dominus Ro. Palle pro prebenda Sancti Johannis Rotundi</text:p>
      <text:p text:style-name="Standard">Dominus Jacobus Linage simili modo</text:p>
      <text:p text:style-name="Standard">Magister Jo. Notin similiter supplicavit</text:p>
      <text:p text:style-name="Standard">Religiosa domus Dei Hodie soror Agnezota</text:p>
      <text:p text:style-name="Standard">Religiosa domus Dei Par.</text:p>
      <text:p text:style-name="Standard">recepit velum in capitulo Par. modo solito.</text:p>
      <text:p text:style-name="Standard">opcio</text:p>
      <text:p text:style-name="Standard">Magister Jo. Aguenin optavit dimidium grossum dicti m. R. Hauny</text:p>
      <text:p text:style-name="Standard">apud Andresi casu quo grossus defuncti m. R. Le Fourbeur</text:p>
      <text:p text:style-name="Standard">sibi remaneret.</text:p>
      <text:p text:style-name="Standard">Audita relacione domini Succentoris Placet dominis approbare tradicionem</text:p>
      <text:p text:style-name="Standard">De domo Dei</text:p>
      <text:p text:style-name="Standard">factam per religiosos domus Dei Par. de quadam $domo$ masura de</text:p>
      <text:p text:style-name="Standard">qua supra</text:p>
      <text:p text:style-name="Standard">Fiat convocacio ad diem . Lune proxime pro facto prebende Par.</text:p>
      <text:p text:style-name="Standard">Convocacio</text:p>
      <text:p text:style-name="Standard">sancti Aniani de qua supra Et pro facto Spé qui petit recipi</text:p>
      <text:p text:style-name="Standard">in puerum chori expensis ecclesie</text:p>
      <text:p text:style-name="Standard">=FRAN_0393_05659_L.jpg=</text:p>
      <text:p text:style-name="Standard">Hodie m. Johannes Jozian subdiaconus licenciatus in legibus canonicus Parisiensis</text:p>
      <text:p text:style-name="Standard">Salvo jure cujuslibet fuit receptus ad canonicato et prebendam ecclesie Par.</text:p>
      <text:p text:style-name="Standard">quos nuper obtinebat et possidebat magister Leonetus Guerinet nuper</text:p>
      <text:p text:style-name="Standard">vacantes per resignacionem ipsius magistri Leoneti in manibus reverendi in Christo patris</text:p>
      <text:p text:style-name="Standard">domini G. Dei gracia episcopi Par. factam et per ipsum dominum episcopum $eidem collatos$</text:p>
      <text:p text:style-name="Standard">admissam sibique collatos ex causa permutacionis facte de ipsis canonicatu et</text:p>
      <text:p text:style-name="Standard">prebenda suisque juribus $et pertinenciis universiis cum prefato</text:p>
      <text:p text:style-name="Standard">cum omni jure per dictum Jozian pretenso in decanatu Pictavensi</text:p>
      <text:p text:style-name="Standard">Et fuit installatus in choro et in capitulo adhibitis solennitatibus assuetis</text:p>
      <text:p text:style-name="Standard">$prestitoque juramento consueto et solutis juribus videlicet xxii £ x s. p.</text:p>
      <text:p text:style-name="Standard">Recepcio canonici Par.</text:p>
      <text:p text:style-name="Standard">Et hoc mediante licteris collacionis ipsius domini episcopi Par. hic visis quarum tenor talis est</text:p>
      <text:p text:style-name="Standard">Guillelmus miseracione divina Par. episcopus dilecto nobis in Christo venerabili</text:p>
      <text:p text:style-name="Standard"><text:soft-page-break/>viro magistro Johanni Jozien subdiacono licenciato in legibus salutem in domino Canonicatum</text:p>
      <text:p text:style-name="Standard">et prebendam nostre Par. ecclesie quos nuper in eadem obtinebat venerabilis et</text:p>
      <text:p text:style-name="Standard">Circunspectus vir magister Leonetus Guerineti decanus venerbililis ecclesie</text:p>
      <text:p text:style-name="Standard">Pictavensis et domini nostri regis in sua venerabilili curia parlamenti consiliarius</text:p>
      <text:p text:style-name="Standard">liberos ad presens et vacantes per resignacionem ipsorum canonicatus et prebende per eundem</text:p>
      <text:p text:style-name="Standard">magistrum Leonetum Guerineti Causa permutacionis et non alias vobiscum</text:p>
      <text:p text:style-name="Standard">fiende de eisdem canonicatu et prebenda cum omni jure per vos pretenso</text:p>
      <text:p text:style-name="Standard">et ad ipsum jus per vos pretensum in decanatu Pictavensi predicto sponte</text:p>
      <text:p text:style-name="Standard">factam et per nos admissam quorumquidem canonicatus et prebende Collacio</text:p>
      <text:p text:style-name="Standard">provisio et omnimoda disposicio ad nos pleno jure spectare et pertinere</text:p>
      <text:p text:style-name="Standard">dignoscuntur vobis Contulimus ac eciam conferimus per tradicionem</text:p>
      <text:p text:style-name="Standard">nostrarum presencium licterarum et concessionem. Quocirca dilectis fratribus</text:p>
      <text:p text:style-name="Standard">nostris Decano et Capitulo predicte nostre Par. ecclesie mandamus quatinus vos</text:p>
      <text:p text:style-name="Standard">vel procuratorem vestrum nomine vestro et pro vobis in possessionem corporalem</text:p>
      <text:p text:style-name="Standard">ut</text:p>
      <text:p text:style-name="Standard">actualem et realem dictorum canonicaum et prebende ponant et inducant</text:p>
      <text:p text:style-name="Standard">vosque in suum et ipsius nostre Parisiensis ecclesie Canonicum recipiant</text:p>
      <text:p text:style-name="Standard">atque fratrem Stallum in choro et locum in capitulo cum pleniturdine</text:p>
      <text:p text:style-name="Standard">juris canonici vobis assignat / ac vobis seu procuratori vestro pro vobis de</text:p>
      <text:p text:style-name="Standard">ipsorum canonicatus et prebende juribus fructibus redditus proventibus et emolumentibus</text:p>
      <text:p text:style-name="Standard">us</text:p>
      <text:p text:style-name="Standard">universis respondeant et ab aliis faciant plenarie et integre</text:p>
      <text:p text:style-name="Standard">responderi adhibitis solentatibus in talibus assuetis . jure nostro et</text:p>
      <text:p text:style-name="Standard">quolibet alieno in omnibus semper salvis. Datum Pictavis in domo</text:p>
      <text:p text:style-name="Standard">episcopali reverendissimi in Christo patris et domini domini Jacobi Patriarche Anthiocheni</text:p>
      <text:p text:style-name="Standard">Et episcopi Pictavensis sub sigillo ipsius reverendissimi patris in absencia sigilli</text:p>
      <text:p text:style-name="Standard">C</text:p>
      <text:p text:style-name="Standard">nostri ad requestam nostram hic apposito anno domini m° cccc° liii° xxxa</text:p>
      <text:p text:style-name="Standard">die mensis decembris sic signatum . de Precepto domini Hugonis</text:p>
      <text:p text:style-name="Standard">449.</text:p>
      <text:p text:style-name="Standard">=FRAN_0393_05660_L.jpg=</text:p>
      <text:p text:style-name="Standard">Callacio capellanie</text:p>
      <text:p text:style-name="Standard">ecclesie Par.ns</text:p>
      <text:p text:style-name="Standard">450.</text:p>
      <text:p text:style-name="Standard">Capellania ad altare Sancte Katherine in ecclesia Sancti Mederici Parisiensis</text:p>
      <text:p text:style-name="Standard">quam ultimate obtinebat Jo. de Bizuntino vacans ad presens per resignacionem</text:p>
      <text:p text:style-name="Standard"><text:soft-page-break/>et admissam causa tamen permutacionis de ipsa in suis juribus etc. Cum magistro Guillelmo</text:p>
      <text:p text:style-name="Standard">venerabilis viri magistri Johannis Bastardi ejus procuratoris in manibus Capituli Par. factam</text:p>
      <text:p text:style-name="Standard">Riboteau in jure canonico licenciato ad prioratum secularem Sancti Germani de</text:p>
      <text:p text:style-name="Standard">Tillia diocesis Mimatensis et non alias faciende Salvo jure cujuslibet collata est</text:p>
      <text:p text:style-name="Standard">venerabili viro magistro V. de Croces canonico Par. ejus procuratori qui juravit in forma / et fuit installatus</text:p>
      <text:p text:style-name="Standard">prestito prius hincinde juramento quod in hujusmodi resignacione non intervenient fraus dolus etc.</text:p>
      <text:p text:style-name="Standard">Placet dominis quod tradatur magistro Girardo de Conflans domus de qua supra</text:p>
      <text:p text:style-name="Standard">Conflans</text:p>
      <text:p text:style-name="Standard">ad vitam suam et ejus nunc uxore postquam tamen primo composuerit $m m$ de arreragiis</text:p>
      <text:p text:style-name="Standard">cum magistro V. de Croces officiario et postquam dictus De Croces retulit primo in capitulo</text:p>
      <text:p text:style-name="Standard">Commissi ad loquendum</text:p>
      <text:p text:style-name="Standard">G. Guiardi.</text:p>
      <text:p text:style-name="Standard">Fraxinis }</text:p>
      <text:p text:style-name="Standard">De Croces</text:p>
      <text:p text:style-name="Standard">deputantur ad loquendum cum magistro Jo. Rapiot super materia hic tradita</text:p>
      <text:p text:style-name="Standard">Bastardi</text:p>
      <text:p text:style-name="Standard">ex parte ipsius occasione domus Ursi et Leonis et de facto G. Guiardi</text:p>
      <text:p text:style-name="Standard">et refferendum</text:p>
      <text:p text:style-name="Standard">Moneatur ex parte capituli magister Ste. Pion canonicus Par. de reddendo sua</text:p>
      <text:p text:style-name="Standard">compota sua de officio Camere infra quindecim dies</text:p>
      <text:p text:style-name="Standard">Pion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7:06:48.492565921</dc:date>
    <meta:editing-duration>P1DT2H50M40S</meta:editing-duration>
    <meta:generator>LibreOffice/7.5.2.2$MacOSX_AARCH64 LibreOffice_project/53bb9681a964705cf672590721dbc85eb4d0c3a2</meta:generator>
    <meta:document-statistic meta:table-count="0" meta:image-count="0" meta:object-count="0" meta:page-count="76" meta:paragraph-count="2696" meta:word-count="12679" meta:character-count="83349" meta:non-whitespace-character-count="73365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